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text-properties fo:color="#0000ff"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9" style:family="paragraph" style:parent-style-name="Table_20_Contents">
      <style:text-properties fo:color="#0000ff" style:font-name="Linux Libertine G" fo:font-size="8pt" officeooo:rsid="020a6f8c" officeooo:paragraph-rsid="020ee91f" style:font-size-asian="8pt" style:font-size-complex="8pt"/>
    </style:style>
    <style:style style:name="P120" style:family="paragraph" style:parent-style-name="Table_20_Contents">
      <style:text-properties fo:color="#0000ff" style:font-name="Linux Libertine G" fo:font-size="8pt" officeooo:rsid="020a6f8c" officeooo:paragraph-rsid="020a6f8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2" style:family="paragraph" style:parent-style-name="Table_20_Contents">
      <style:text-properties fo:color="#0000ff"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9" style:family="paragraph" style:parent-style-name="Table_20_Contents">
      <style:text-properties fo:color="#0000ff" style:font-name="Linux Libertine G" fo:font-size="8pt" officeooo:rsid="029931fc" officeooo:paragraph-rsid="029931f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53" style:family="paragraph" style:parent-style-name="Table_20_Contents">
      <style:text-properties officeooo:rsid="02415c4c" officeooo:paragraph-rsid="02415c4c" fo:background-color="transparent"/>
    </style:style>
    <style:style style:name="P154" style:family="paragraph" style:parent-style-name="Table_20_Contents">
      <style:text-properties officeooo:paragraph-rsid="0250fac9" fo:background-color="transparent"/>
    </style:style>
    <style:style style:name="P155" style:family="paragraph" style:parent-style-name="Table_20_Contents">
      <style:text-properties officeooo:paragraph-rsid="02415c4c"/>
    </style:style>
    <style:style style:name="P15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6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6"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7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7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8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8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6"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7"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8"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3"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04"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5"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10"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1"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2"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3"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14"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5"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1"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5"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6"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7"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8" style:family="paragraph" style:parent-style-name="Footnote">
      <style:text-properties officeooo:rsid="020394fb" officeooo:paragraph-rsid="020394fb"/>
    </style:style>
    <style:style style:name="P229" style:family="paragraph" style:parent-style-name="Footnote">
      <style:text-properties officeooo:rsid="02041133" officeooo:paragraph-rsid="02041133"/>
    </style:style>
    <style:style style:name="P230" style:family="paragraph" style:parent-style-name="Footnote">
      <style:text-properties officeooo:rsid="02041133" officeooo:paragraph-rsid="0205caee"/>
    </style:style>
    <style:style style:name="P231" style:family="paragraph" style:parent-style-name="Footnote">
      <style:text-properties officeooo:rsid="02041133" officeooo:paragraph-rsid="029931fc"/>
    </style:style>
    <style:style style:name="P232" style:family="paragraph" style:parent-style-name="Footnote">
      <style:text-properties officeooo:rsid="0205caee" officeooo:paragraph-rsid="0205caee"/>
    </style:style>
    <style:style style:name="P233" style:family="paragraph" style:parent-style-name="Footnote">
      <style:text-properties officeooo:rsid="0206ec09" officeooo:paragraph-rsid="0206ec09"/>
    </style:style>
    <style:style style:name="P234" style:family="paragraph" style:parent-style-name="Footnote">
      <style:text-properties officeooo:rsid="02073bc9" officeooo:paragraph-rsid="02073bc9"/>
    </style:style>
    <style:style style:name="P235" style:family="paragraph" style:parent-style-name="Footnote">
      <style:text-properties officeooo:rsid="02088cde" officeooo:paragraph-rsid="02088cde"/>
    </style:style>
    <style:style style:name="P236" style:family="paragraph" style:parent-style-name="Footnote">
      <style:text-properties officeooo:rsid="020a66c6" officeooo:paragraph-rsid="020a6f8c"/>
    </style:style>
    <style:style style:name="P237" style:family="paragraph" style:parent-style-name="Footnote">
      <style:text-properties officeooo:rsid="020a6f8c" officeooo:paragraph-rsid="020a6f8c"/>
    </style:style>
    <style:style style:name="P238" style:family="paragraph" style:parent-style-name="Footnote">
      <style:text-properties officeooo:rsid="020ee91f" officeooo:paragraph-rsid="020ee91f"/>
    </style:style>
    <style:style style:name="P239" style:family="paragraph" style:parent-style-name="Footnote">
      <style:text-properties officeooo:rsid="02158889" officeooo:paragraph-rsid="02158889"/>
    </style:style>
    <style:style style:name="P240" style:family="paragraph" style:parent-style-name="Footnote">
      <style:text-properties officeooo:rsid="021adb2d" officeooo:paragraph-rsid="021b974d"/>
    </style:style>
    <style:style style:name="P241" style:family="paragraph" style:parent-style-name="Footnote">
      <style:text-properties officeooo:rsid="023ba391" officeooo:paragraph-rsid="023ba391"/>
    </style:style>
    <style:style style:name="P242" style:family="paragraph" style:parent-style-name="Footnote">
      <style:text-properties officeooo:rsid="023d70e8" officeooo:paragraph-rsid="023d70e8"/>
    </style:style>
    <style:style style:name="P243" style:family="paragraph" style:parent-style-name="Footnote">
      <style:text-properties officeooo:rsid="023d8207" officeooo:paragraph-rsid="023d8207"/>
    </style:style>
    <style:style style:name="P244" style:family="paragraph" style:parent-style-name="Footnote">
      <style:text-properties officeooo:rsid="024a360c" officeooo:paragraph-rsid="024a360c"/>
    </style:style>
    <style:style style:name="P245" style:family="paragraph" style:parent-style-name="Footnote">
      <style:text-properties officeooo:rsid="0250fac9" officeooo:paragraph-rsid="0250fac9"/>
    </style:style>
    <style:style style:name="P246" style:family="paragraph" style:parent-style-name="Footnote">
      <style:text-properties officeooo:rsid="023e91e8" officeooo:paragraph-rsid="025b201b"/>
    </style:style>
    <style:style style:name="P247" style:family="paragraph" style:parent-style-name="Footnote">
      <style:text-properties officeooo:rsid="025fde96" officeooo:paragraph-rsid="025fde96"/>
    </style:style>
    <style:style style:name="P248" style:family="paragraph" style:parent-style-name="Footnote">
      <style:text-properties officeooo:rsid="0265403f" officeooo:paragraph-rsid="0265403f"/>
    </style:style>
    <style:style style:name="P249" style:family="paragraph" style:parent-style-name="Footnote">
      <style:text-properties officeooo:rsid="026b936d" officeooo:paragraph-rsid="026b936d"/>
    </style:style>
    <style:style style:name="P250" style:family="paragraph" style:parent-style-name="Footnote">
      <style:text-properties officeooo:rsid="026b936d" officeooo:paragraph-rsid="026d7e11"/>
    </style:style>
    <style:style style:name="P251" style:family="paragraph" style:parent-style-name="Footnote">
      <style:text-properties officeooo:rsid="026bc08a" officeooo:paragraph-rsid="026bc08a"/>
    </style:style>
    <style:style style:name="P252" style:family="paragraph" style:parent-style-name="Footnote">
      <style:text-properties officeooo:rsid="026dd964" officeooo:paragraph-rsid="026dd964"/>
    </style:style>
    <style:style style:name="P253" style:family="paragraph" style:parent-style-name="Footnote">
      <style:text-properties officeooo:rsid="026dd964" officeooo:paragraph-rsid="028e2aef"/>
    </style:style>
    <style:style style:name="P254" style:family="paragraph" style:parent-style-name="Footnote">
      <style:text-properties officeooo:rsid="026ed200" officeooo:paragraph-rsid="026ed200"/>
    </style:style>
    <style:style style:name="P255" style:family="paragraph" style:parent-style-name="Footnote">
      <style:text-properties officeooo:rsid="026fa809" officeooo:paragraph-rsid="026fa809"/>
    </style:style>
    <style:style style:name="P256" style:family="paragraph" style:parent-style-name="Footnote">
      <style:text-properties officeooo:rsid="02701875" officeooo:paragraph-rsid="02701875"/>
    </style:style>
    <style:style style:name="P257" style:family="paragraph" style:parent-style-name="Footnote">
      <style:text-properties officeooo:rsid="02772362" officeooo:paragraph-rsid="02772362"/>
    </style:style>
    <style:style style:name="P258" style:family="paragraph" style:parent-style-name="Footnote">
      <style:text-properties officeooo:rsid="027bd3f0" officeooo:paragraph-rsid="027bd3f0"/>
    </style:style>
    <style:style style:name="P259" style:family="paragraph" style:parent-style-name="Footnote">
      <style:text-properties officeooo:rsid="027e9c5b" officeooo:paragraph-rsid="027e9c5b"/>
    </style:style>
    <style:style style:name="P260" style:family="paragraph" style:parent-style-name="Footnote">
      <style:text-properties officeooo:rsid="02033d40" officeooo:paragraph-rsid="02033d40"/>
    </style:style>
    <style:style style:name="P261" style:family="paragraph" style:parent-style-name="Footnote">
      <style:text-properties officeooo:rsid="02907d04" officeooo:paragraph-rsid="02907d04"/>
    </style:style>
    <style:style style:name="P262" style:family="paragraph" style:parent-style-name="Footnote">
      <style:text-properties officeooo:rsid="0290a0a4" officeooo:paragraph-rsid="0290a0a4"/>
    </style:style>
    <style:style style:name="P263" style:family="paragraph" style:parent-style-name="Footnote">
      <style:text-properties officeooo:rsid="02939678" officeooo:paragraph-rsid="02939678"/>
    </style:style>
    <style:style style:name="P264" style:family="paragraph" style:parent-style-name="Footnote">
      <style:text-properties officeooo:rsid="02982b17" officeooo:paragraph-rsid="02982b17"/>
    </style:style>
    <style:style style:name="P265" style:family="paragraph" style:parent-style-name="Footnote">
      <style:text-properties officeooo:rsid="0266b130" officeooo:paragraph-rsid="0266b130" fo:background-color="transparent"/>
    </style:style>
    <style:style style:name="P266" style:family="paragraph" style:parent-style-name="Footnote">
      <style:text-properties officeooo:rsid="0258d416" officeooo:paragraph-rsid="0258d416" fo:background-color="transparent"/>
    </style:style>
    <style:style style:name="P267" style:family="paragraph" style:parent-style-name="Footnote">
      <style:text-properties officeooo:rsid="02ebfda8" officeooo:paragraph-rsid="02ebfda8"/>
    </style:style>
    <style:style style:name="P268" style:family="paragraph" style:parent-style-name="Footnote">
      <style:text-properties officeooo:rsid="02eef664" officeooo:paragraph-rsid="02eef664"/>
    </style:style>
    <style:style style:name="P269" style:family="paragraph" style:parent-style-name="Footnote">
      <style:text-properties officeooo:rsid="02f40f21" officeooo:paragraph-rsid="02f40f21"/>
    </style:style>
    <style:style style:name="P270" style:family="paragraph" style:parent-style-name="Footnote">
      <style:text-properties officeooo:rsid="02f933d3" officeooo:paragraph-rsid="02f933d3"/>
    </style:style>
    <style:style style:name="P271" style:family="paragraph" style:parent-style-name="Footnote">
      <style:text-properties officeooo:rsid="02fbcc86" officeooo:paragraph-rsid="02fbcc86"/>
    </style:style>
    <style:style style:name="P272" style:family="paragraph" style:parent-style-name="Footnote">
      <style:text-properties officeooo:rsid="03024a10" officeooo:paragraph-rsid="03024a10"/>
    </style:style>
    <style:style style:name="P273" style:family="paragraph" style:parent-style-name="Footnote">
      <style:text-properties officeooo:rsid="030f110d" officeooo:paragraph-rsid="030f110d"/>
    </style:style>
    <style:style style:name="P274" style:family="paragraph" style:parent-style-name="Footnote">
      <style:text-properties officeooo:rsid="032900e4" officeooo:paragraph-rsid="032900e4"/>
    </style:style>
    <style:style style:name="P275" style:family="paragraph" style:parent-style-name="Footnote">
      <style:text-properties officeooo:rsid="0330e4d2" officeooo:paragraph-rsid="0330e4d2"/>
    </style:style>
    <style:style style:name="P276" style:family="paragraph" style:parent-style-name="Footnote">
      <style:text-properties officeooo:rsid="0333e993" officeooo:paragraph-rsid="0333e993"/>
    </style:style>
    <style:style style:name="P277" style:family="paragraph" style:parent-style-name="Footnote">
      <style:text-properties officeooo:rsid="0337444e" officeooo:paragraph-rsid="0337444e"/>
    </style:style>
    <style:style style:name="P278" style:family="paragraph" style:parent-style-name="Footnote">
      <style:text-properties officeooo:rsid="0337ac50" officeooo:paragraph-rsid="0337ac50"/>
    </style:style>
    <style:style style:name="P279" style:family="paragraph" style:parent-style-name="Footnote">
      <style:text-properties officeooo:rsid="0344ac48" officeooo:paragraph-rsid="0344ac48"/>
    </style:style>
    <style:style style:name="P280" style:family="paragraph" style:parent-style-name="Footnote">
      <style:text-properties officeooo:rsid="034889ae" officeooo:paragraph-rsid="034889ae"/>
    </style:style>
    <style:style style:name="P281" style:family="paragraph" style:parent-style-name="Footnote">
      <style:text-properties officeooo:rsid="0348eae2" officeooo:paragraph-rsid="0348eae2"/>
    </style:style>
    <style:style style:name="P282" style:family="paragraph" style:parent-style-name="Footnote">
      <style:text-properties officeooo:rsid="034adc39" officeooo:paragraph-rsid="034b50c4"/>
    </style:style>
    <style:style style:name="P283" style:family="paragraph" style:parent-style-name="Code_5f_paragraph">
      <style:text-properties fo:font-size="7pt" officeooo:rsid="030ce189" officeooo:paragraph-rsid="030ce189" style:font-size-asian="7pt" style:font-size-complex="7pt"/>
    </style:style>
    <style:style style:name="P284" style:family="paragraph" style:parent-style-name="Code_5f_paragraph">
      <style:text-properties fo:font-size="7pt" officeooo:rsid="03236a9f" officeooo:paragraph-rsid="03236a9f" style:font-size-asian="7pt" style:font-size-complex="7pt"/>
    </style:style>
    <style:style style:name="P285" style:family="paragraph" style:parent-style-name="Code_5f_paragraph">
      <style:text-properties fo:font-size="7pt" officeooo:rsid="03236a9f" officeooo:paragraph-rsid="034de7e5" style:font-size-asian="7pt" style:font-size-complex="7pt"/>
    </style:style>
    <style:style style:name="P286" style:family="paragraph" style:parent-style-name="Code_5f_paragraph">
      <style:text-properties fo:font-size="7pt" officeooo:rsid="03236a9f" officeooo:paragraph-rsid="034e02c4" style:font-size-asian="7pt" style:font-size-complex="7pt"/>
    </style:style>
    <style:style style:name="P287" style:family="paragraph" style:parent-style-name="Code_5f_paragraph">
      <style:text-properties fo:font-size="7pt" officeooo:paragraph-rsid="03236a9f" style:font-size-asian="7pt" style:font-size-complex="7pt"/>
    </style:style>
    <style:style style:name="P288" style:family="paragraph" style:parent-style-name="Code_5f_paragraph">
      <style:text-properties fo:font-size="7pt" officeooo:rsid="03272194" officeooo:paragraph-rsid="03272194" style:font-size-asian="7pt" style:font-size-complex="7pt"/>
    </style:style>
    <style:style style:name="P289" style:family="paragraph" style:parent-style-name="Code_5f_paragraph">
      <style:text-properties fo:font-size="7pt" officeooo:rsid="034e02c4" officeooo:paragraph-rsid="034e02c4" style:font-size-asian="7pt" style:font-size-complex="7pt"/>
    </style:style>
    <style:style style:name="P290" style:family="paragraph" style:parent-style-name="Code_5f_paragraph">
      <style:text-properties fo:font-size="7pt" officeooo:rsid="034de7e5" officeooo:paragraph-rsid="034de7e5" style:font-size-asian="7pt" style:font-size-complex="7pt"/>
    </style:style>
    <style:style style:name="P291" style:family="paragraph" style:parent-style-name="Code_5f_paragraph">
      <style:text-properties fo:font-size="7pt" officeooo:rsid="03508eb4" officeooo:paragraph-rsid="03508eb4" style:font-size-asian="7pt" style:font-size-complex="7pt"/>
    </style:style>
    <style:style style:name="P292" style:family="paragraph" style:parent-style-name="Code_5f_paragraph">
      <style:text-properties officeooo:rsid="0337444e" officeooo:paragraph-rsid="0337444e"/>
    </style:style>
    <style:style style:name="P293"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94" style:family="paragraph" style:parent-style-name="List" style:list-style-name="List_20_1"/>
    <style:style style:name="P295" style:family="paragraph" style:parent-style-name="Text_20_body" style:list-style-name="L1">
      <style:text-properties officeooo:rsid="02fbb596" officeooo:paragraph-rsid="02fbb596"/>
    </style:style>
    <style:style style:name="P296" style:family="paragraph" style:parent-style-name="Text_20_body" style:list-style-name="L10">
      <style:text-properties officeooo:rsid="02fbb596" officeooo:paragraph-rsid="02fbb596"/>
    </style:style>
    <style:style style:name="P297" style:family="paragraph" style:parent-style-name="Text_20_body" style:list-style-name="L9">
      <style:text-properties officeooo:paragraph-rsid="02939678"/>
    </style:style>
    <style:style style:name="P298" style:family="paragraph" style:parent-style-name="Text_20_body" style:list-style-name="L9">
      <style:text-properties officeooo:rsid="02939678" officeooo:paragraph-rsid="02939678"/>
    </style:style>
    <style:style style:name="P299" style:family="paragraph" style:parent-style-name="Text_20_body" style:list-style-name="L10">
      <style:text-properties officeooo:rsid="02f9d4dc" officeooo:paragraph-rsid="02f9d4dc"/>
    </style:style>
    <style:style style:name="P300"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301"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302"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303"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304"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05"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06"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07" style:family="paragraph" style:parent-style-name="Text_20_body" style:list-style-name="L17">
      <style:text-properties officeooo:paragraph-rsid="0331f143" fo:background-color="transparent"/>
    </style:style>
    <style:style style:name="P308" style:family="paragraph" style:parent-style-name="Text_20_body" style:list-style-name="L14">
      <style:text-properties officeooo:rsid="02dfa066" officeooo:paragraph-rsid="02dfa066"/>
    </style:style>
    <style:style style:name="P309" style:family="paragraph" style:parent-style-name="Text_20_body" style:list-style-name="L15">
      <style:text-properties officeooo:paragraph-rsid="02f40f21"/>
    </style:style>
    <style:style style:name="P310" style:family="paragraph" style:parent-style-name="Text_20_body" style:list-style-name="L15">
      <style:text-properties officeooo:rsid="02f40f21" officeooo:paragraph-rsid="02f40f21"/>
    </style:style>
    <style:style style:name="P311" style:family="paragraph" style:parent-style-name="Text_20_body" style:list-style-name="L15">
      <style:text-properties officeooo:rsid="02f933d3" officeooo:paragraph-rsid="02f933d3"/>
    </style:style>
    <style:style style:name="P312" style:family="paragraph" style:parent-style-name="Text_20_body" style:list-style-name="L16">
      <style:text-properties officeooo:rsid="03024a10" officeooo:paragraph-rsid="03061e10"/>
    </style:style>
    <style:style style:name="P313" style:family="paragraph" style:parent-style-name="Text_20_body" style:list-style-name="L16">
      <style:text-properties officeooo:rsid="03024a10" officeooo:paragraph-rsid="03024a10"/>
    </style:style>
    <style:style style:name="P314" style:family="paragraph" style:parent-style-name="Text_20_body" style:list-style-name="L16">
      <style:text-properties officeooo:rsid="03061e10" officeooo:paragraph-rsid="03061e10"/>
    </style:style>
    <style:style style:name="P315" style:family="paragraph" style:parent-style-name="Text_20_body" style:list-style-name="L16">
      <style:text-properties officeooo:rsid="03061e10" officeooo:paragraph-rsid="031b10ea"/>
    </style:style>
    <style:style style:name="P316" style:family="paragraph" style:parent-style-name="Text_20_body" style:list-style-name="L16">
      <style:text-properties officeooo:rsid="0307fa80" officeooo:paragraph-rsid="0307fa80"/>
    </style:style>
    <style:style style:name="P317" style:family="paragraph" style:parent-style-name="Text_20_body" style:list-style-name="L16">
      <style:text-properties officeooo:rsid="030f110d" officeooo:paragraph-rsid="030f110d"/>
    </style:style>
    <style:style style:name="P318" style:family="paragraph" style:parent-style-name="Text_20_body" style:list-style-name="L16">
      <style:text-properties officeooo:rsid="030f110d" officeooo:paragraph-rsid="0315cbd8"/>
    </style:style>
    <style:style style:name="P319" style:family="paragraph" style:parent-style-name="Text_20_body" style:list-style-name="L16">
      <style:text-properties fo:font-style="normal" officeooo:rsid="0315cbd8" officeooo:paragraph-rsid="0315cbd8" style:font-style-asian="normal" style:font-style-complex="normal"/>
    </style:style>
    <style:style style:name="P320" style:family="paragraph" style:parent-style-name="Text_20_body" style:list-style-name="L16">
      <style:text-properties fo:font-style="normal" officeooo:rsid="031c31ec" officeooo:paragraph-rsid="031c31ec" style:font-style-asian="normal" style:font-style-complex="normal"/>
    </style:style>
    <style:style style:name="P321" style:family="paragraph" style:parent-style-name="Text_20_body" style:list-style-name="L16">
      <style:text-properties officeooo:rsid="0315cbd8" officeooo:paragraph-rsid="0315cbd8"/>
    </style:style>
    <style:style style:name="P322" style:family="paragraph" style:parent-style-name="Text_20_body" style:list-style-name="L17">
      <style:text-properties officeooo:paragraph-rsid="0331f143"/>
    </style:style>
    <style:style style:name="P323" style:family="paragraph" style:parent-style-name="Text_20_body" style:list-style-name="List_20_1">
      <style:paragraph-properties>
        <style:tab-stops/>
      </style:paragraph-properties>
      <style:text-properties officeooo:rsid="01facd8b" officeooo:paragraph-rsid="01facd8b"/>
    </style:style>
    <style:style style:name="P324" style:family="paragraph" style:parent-style-name="Text_20_body" style:list-style-name="List_20_1">
      <style:text-properties officeooo:rsid="01facd8b" officeooo:paragraph-rsid="01facd8b"/>
    </style:style>
    <style:style style:name="P325" style:family="paragraph" style:parent-style-name="Text_20_body" style:list-style-name="List_20_1">
      <style:text-properties style:font-name="Linux Libertine G" fo:font-size="11pt" officeooo:rsid="01facd8b" officeooo:paragraph-rsid="01facd8b" style:font-size-asian="10.5pt"/>
    </style:style>
    <style:style style:name="P326" style:family="paragraph" style:parent-style-name="Text_20_body" style:list-style-name="List_20_1">
      <style:text-properties officeooo:rsid="01fcc402" officeooo:paragraph-rsid="01fcc402"/>
    </style:style>
    <style:style style:name="P327" style:family="paragraph" style:parent-style-name="Text_20_body" style:list-style-name="List_20_1">
      <style:text-properties officeooo:rsid="028838bc" officeooo:paragraph-rsid="028838bc"/>
    </style:style>
    <style:style style:name="P328" style:family="paragraph" style:parent-style-name="Text_20_body" style:list-style-name="List_20_1">
      <style:paragraph-properties fo:text-align="start" style:justify-single-word="false"/>
      <style:text-properties officeooo:rsid="028911e1" officeooo:paragraph-rsid="028911e1"/>
    </style:style>
    <style:style style:name="P329" style:family="paragraph" style:parent-style-name="Text_20_body" style:list-style-name="List_20_1">
      <style:paragraph-properties fo:text-align="start" style:justify-single-word="false"/>
      <style:text-properties officeooo:rsid="02982474" officeooo:paragraph-rsid="02982474"/>
    </style:style>
    <style:style style:name="P330" style:family="paragraph" style:parent-style-name="Text_20_body" style:list-style-name="List_20_1">
      <style:text-properties officeooo:rsid="029444ce" officeooo:paragraph-rsid="029444ce"/>
    </style:style>
    <style:style style:name="P331" style:family="paragraph" style:parent-style-name="Text_20_body" style:list-style-name="List_20_1">
      <style:text-properties officeooo:rsid="02d3878f" officeooo:paragraph-rsid="02d3878f"/>
    </style:style>
    <style:style style:name="P332" style:family="paragraph" style:parent-style-name="Text_20_body" style:list-style-name="List_20_1">
      <style:text-properties officeooo:rsid="02fbcc86" officeooo:paragraph-rsid="02fbcc86"/>
    </style:style>
    <style:style style:name="P333" style:family="paragraph" style:parent-style-name="Text_20_body" style:list-style-name="List_20_1">
      <style:text-properties fo:font-weight="normal" officeooo:rsid="030e962c" officeooo:paragraph-rsid="030e962c" style:font-weight-asian="normal" style:font-weight-complex="normal"/>
    </style:style>
    <style:style style:name="P334"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35"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36"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37"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38"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39"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40"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41"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42"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43"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44"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45"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46"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47" style:family="paragraph" style:parent-style-name="Heading_20_1">
      <style:text-properties officeooo:rsid="01facd8b" officeooo:paragraph-rsid="01facd8b"/>
    </style:style>
    <style:style style:name="P348" style:family="paragraph" style:parent-style-name="Heading_20_1">
      <style:text-properties officeooo:rsid="02fbb596" officeooo:paragraph-rsid="02fbb596"/>
    </style:style>
    <style:style style:name="P349" style:family="paragraph" style:parent-style-name="Heading_20_1">
      <style:text-properties officeooo:rsid="029e59ad" officeooo:paragraph-rsid="029e59ad"/>
    </style:style>
    <style:style style:name="P350" style:family="paragraph" style:parent-style-name="Heading_20_1">
      <style:text-properties officeooo:paragraph-rsid="029e59ad"/>
    </style:style>
    <style:style style:name="P351" style:family="paragraph" style:parent-style-name="Heading_20_1">
      <style:text-properties officeooo:rsid="02cec5dc" officeooo:paragraph-rsid="02cec5dc"/>
    </style:style>
    <style:style style:name="P352" style:family="paragraph" style:parent-style-name="Heading_20_1">
      <style:text-properties officeooo:rsid="02cec5dc" officeooo:paragraph-rsid="030ce189"/>
    </style:style>
    <style:style style:name="P353" style:family="paragraph" style:parent-style-name="Heading_20_1">
      <style:text-properties officeooo:rsid="030ce189" officeooo:paragraph-rsid="030ce189"/>
    </style:style>
    <style:style style:name="P354" style:family="paragraph" style:parent-style-name="Heading_20_1">
      <style:text-properties officeooo:rsid="030ce189" officeooo:paragraph-rsid="03239c8c"/>
    </style:style>
    <style:style style:name="P355" style:family="paragraph" style:parent-style-name="Heading_20_1">
      <style:text-properties officeooo:rsid="02033d40" officeooo:paragraph-rsid="03239c8c"/>
    </style:style>
    <style:style style:name="P356" style:family="paragraph" style:parent-style-name="Heading_20_1">
      <style:text-properties officeooo:rsid="02f9d4dc" officeooo:paragraph-rsid="02f9d4dc"/>
    </style:style>
    <style:style style:name="P357" style:family="paragraph" style:parent-style-name="Heading_20_1">
      <style:text-properties officeooo:rsid="033a1bda" officeooo:paragraph-rsid="033a1bda"/>
    </style:style>
    <style:style style:name="P358" style:family="paragraph" style:parent-style-name="Heading_20_1">
      <style:text-properties officeooo:rsid="02cde534" officeooo:paragraph-rsid="033a1bda"/>
    </style:style>
    <style:style style:name="P359" style:family="paragraph" style:parent-style-name="Heading_20_1">
      <style:text-properties officeooo:rsid="02dfa066" officeooo:paragraph-rsid="02dfa066"/>
    </style:style>
    <style:style style:name="P360" style:family="paragraph" style:parent-style-name="Heading_20_1">
      <style:text-properties officeooo:rsid="02e379e9" officeooo:paragraph-rsid="02e379e9"/>
    </style:style>
    <style:style style:name="P361" style:family="paragraph" style:parent-style-name="Heading_20_1">
      <style:text-properties officeooo:paragraph-rsid="02e379e9"/>
    </style:style>
    <style:style style:name="P362" style:family="paragraph" style:parent-style-name="Heading_20_2">
      <style:text-properties officeooo:rsid="02f40f21" officeooo:paragraph-rsid="02f40f21"/>
    </style:style>
    <style:style style:name="P363" style:family="paragraph" style:parent-style-name="Heading_20_2">
      <style:text-properties officeooo:paragraph-rsid="02f24203"/>
    </style:style>
    <style:style style:name="P364" style:family="paragraph" style:parent-style-name="Heading_20_2">
      <style:text-properties officeooo:rsid="03024a10" officeooo:paragraph-rsid="03024a10"/>
    </style:style>
    <style:style style:name="P365" style:family="paragraph" style:parent-style-name="Code_5f_paragraph">
      <style:text-properties fo:font-size="7pt" officeooo:rsid="03508eb4" officeooo:paragraph-rsid="03508eb4" style:font-size-asian="7pt" style:font-size-complex="7pt"/>
    </style:style>
    <style:style style:name="P366" style:family="paragraph" style:parent-style-name="Code_5f_paragraph">
      <style:text-properties fo:font-size="7pt" officeooo:rsid="03521711" officeooo:paragraph-rsid="03521711" style:font-size-asian="7pt" style:font-size-complex="7pt"/>
    </style:style>
    <style:style style:name="P367" style:family="paragraph" style:parent-style-name="Code_5f_paragraph">
      <style:text-properties fo:font-size="7pt" officeooo:rsid="03272194" officeooo:paragraph-rsid="03521711" style:font-size-asian="7pt" style:font-size-complex="7pt"/>
    </style:style>
    <style:style style:name="P368" style:family="paragraph" style:parent-style-name="Code_5f_paragraph">
      <style:text-properties fo:font-size="7pt" officeooo:rsid="0352f1ce" officeooo:paragraph-rsid="0352f1ce" style:font-size-asian="7pt" style:font-size-complex="7pt"/>
    </style:style>
    <style:style style:name="P369" style:family="paragraph" style:parent-style-name="Heading_20_3">
      <style:text-properties style:use-window-font-color="true" fo:font-size="11pt" fo:font-style="normal" style:font-name-asian="DejaVu Sans" style:font-name-complex="Lohit Hindi"/>
    </style:style>
    <style:style style:name="P370" style:family="paragraph" style:parent-style-name="Heading_20_3">
      <style:text-properties officeooo:paragraph-rsid="02fbcc86"/>
    </style:style>
    <style:style style:name="P371"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72"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3" fo:font-style="normal" style:font-style-asian="normal" style:font-style-complex="normal"/>
    </style:style>
    <style:style style:name="T247" style:family="text">
      <style:text-properties style:font-name="Inconsolata-dz3" fo:font-style="normal" officeooo:rsid="0313f084" style:font-style-asian="normal" style:font-style-complex="normal"/>
    </style:style>
    <style:style style:name="T248" style:family="text">
      <style:text-properties style:font-name="Inconsolata-dz3"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2" officeooo:rsid="034adc39"/>
    </style:style>
    <style:style style:name="T268" style:family="text">
      <style:text-properties style:font-name="Inconsolata-dz2" officeooo:rsid="034be32f"/>
    </style:style>
    <style:style style:name="T269" style:family="text">
      <style:text-properties style:font-name="Inconsolata-dz2" officeooo:rsid="034bf3ec"/>
    </style:style>
    <style:style style:name="T270" style:family="text">
      <style:text-properties officeooo:rsid="03236a9f"/>
    </style:style>
    <style:style style:name="T271" style:family="text">
      <style:text-properties officeooo:rsid="034e02c4"/>
    </style:style>
    <style:style style:name="T272" style:family="text">
      <style:text-properties officeooo:rsid="034f54e3"/>
    </style:style>
    <style:style style:name="T273" style:family="text">
      <style:text-properties officeooo:rsid="03521711"/>
    </style:style>
    <style:style style:name="T274" style:family="text">
      <style:text-properties fo:font-size="7pt" officeooo:rsid="03521711" style:font-size-asian="7pt" style:font-size-complex="7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7" text:outline-level="1">CRATE: Clinical records anonymisation and text extraction</text:h>
      <text:h text:style-name="Heading_20_1" text:outline-level="1">Overview</text:h>
      <text:p text:style-name="P5">A description is provided in <text:span text:style-name="T3">Cardinal (…)</text:span>.</text:p>
      <text:h text:style-name="P348" text:outline-level="1">Source URLs</text:h>
      <text:list xml:id="list1399049869177380827" text:style-name="L1">
        <text:list-item>
          <text:p text:style-name="P295">https://github.com/RudolfCardinal/crate (for source)</text:p>
        </text:list-item>
        <text:list-item>
          <text:p text:style-name="P295">https://pypi.io/project/crate-anon/ (for <text:span text:style-name="Code_5f_inline">pip install crate-anon</text:span>)</text:p>
        </text:list-item>
      </text:list>
      <text:h text:style-name="P349" text:outline-level="1">Ubuntu installation from Debian package</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50" text:outline-level="1">Installation <text:span text:style-name="T186">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9">(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92">or: </text:span><text:span text:style-name="T227">sudo apt-get install </text:span><text:span text:style-name="T234">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24">sudo apt-get install rabbitmq</text:p>
            <text:p text:style-name="P225">Check it’s working: sudo rabbitmqctl status</text:p>
          </table:table-cell>
          <table:table-cell table:style-name="Table6.C2" office:value-type="string">
            <text:p text:style-name="P94">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4"/>
            <text:p text:style-name="P92">Download/install RabbitMQ from https://www.rabbitmq.com/ →<text:span text:style-name="T198"> Download. (If you use the default installer, it will find Erlang automatically.)</text:span></text:p>
            <text:p text:style-name="P96"/>
            <text:p text:style-name="P96">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23">python3.4 -m virtualenv <text:span text:style-name="T18">~/venvs/crate</text:span></text:p>
            <text:p text:style-name="P223"><text:span text:style-name="T50">source </text:span><text:span text:style-name="T18">~/venvs/crate</text:span><text:span text:style-name="T50">/bin/activate</text:span></text:p>
            <text:p text:style-name="P226">python -m pip install --upgrade pip</text:p>
            <text:p text:style-name="P226">pip install crate-anon</text:p>
          </table:table-cell>
          <table:table-cell table:style-name="Table6.C2" office:value-type="string">
            <text:p text:style-name="P222">C:\Python34\python.exe -m ensurepip</text:p>
            <text:p text:style-name="P222">C:\Python34\python.exe -m pip install --upgrade pip</text:p>
            <text:p text:style-name="P222">C:\Python34\python.exe -m pip install --upgrade virtualenv</text:p>
            <text:p text:style-name="P222">C:\Python34\python.exe -m virtualenv <text:span text:style-name="T18">C:\venvs\crate</text:span></text:p>
            <text:p text:style-name="P227">C:\venvs\crate<text:span text:style-name="T50">\Scripts\activate</text:span></text:p>
            <text:p text:style-name="P226">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207">Good extractors are built in for:</text:p>
            <text:list xml:id="list2502655978172900473" text:style-name="L2">
              <text:list-item>
                <text:p text:style-name="P334"><text:span text:style-name="T216">Office Open XML (</text:span>DOCX, DOCM<text:span text:style-name="T216">), for Microsoft Word 2007 onwards;</text:span></text:p>
              </text:list-item>
              <text:list-item>
                <text:p text:style-name="P334">HTM(L), XML;</text:p>
              </text:list-item>
              <text:list-item>
                <text:p text:style-name="P334"><text:span text:style-name="T216">Open Document text format (</text:span>ODT<text:span text:style-name="T216">), for OpenOffice/LibreOffice;</text:span></text:p>
              </text:list-item>
              <text:list-item>
                <text:p text:style-name="P334">plain text (LOG, TXT).</text:p>
              </text:list-item>
            </text:list>
            <text:p text:style-name="P201">For some, there is a fallback converter built in, but third-party tools are faster:</text:p>
            <text:list xml:id="list183457912617541" text:continue-numbering="true" text:style-name="L2">
              <text:list-item>
                <text:p text:style-name="P334">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34"><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201">For some, you will need an external tool:</text:p>
            <text:list xml:id="list183458945536416" text:continue-numbering="true" text:style-name="L2">
              <text:list-item>
                <text:p text:style-name="P334">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35"><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208">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21">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09"><text:span text:style-name="T18">Optional.</text:span> If you want to install C-based Python libraries, you’ll need a C/C++ compiler for Python 3.4.</text:p>
          </table:table-cell>
          <table:table-cell table:style-name="Table6.A2" office:value-type="string">
            <text:p text:style-name="P202">Built in.</text:p>
          </table:table-cell>
          <table:table-cell table:style-name="Table6.C2" office:value-type="string">
            <text:p text:style-name="P203"><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14"/>
            <text:p text:style-name="P202"><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0">Optional. <text:span text:style-name="T50">Install OS prerequisites for some database drivers, required for the next step.</text:span></text:p>
          </table:table-cell>
          <table:table-cell table:style-name="Table6.A2" office:value-type="string">
            <text:p text:style-name="P189">For MySQLdb (mysql-python):</text:p>
            <text:list xml:id="list6435076982606084917" text:style-name="L3">
              <text:list-item>
                <text:p text:style-name="P342">sudo apt-get install mysql</text:p>
              </text:list-item>
            </text:list>
          </table:table-cell>
          <table:table-cell table:style-name="Table6.C2" office:value-type="string">
            <text:p text:style-name="P190">For MySQLdb (mysql-python), <text:span text:style-name="T190">mysqlclient, or any other Python 3.4 module that needs to build itself from C/C++ source:</text:span></text:p>
            <text:list xml:id="list183458271940204" text:continue-list="list183458945536416" text:style-name="L2">
              <text:list-item>
                <text:p text:style-name="P336"><text:span text:style-name="T190">I</text:span>nstall Microsoft Visual Studio 2010 (Visual C++ 10.0) or Visual C++ Express 2010. Under 64-bit Windows, <text:span text:style-name="T190">or if you have a later version of Visual Studio, </text:span>see also http://stackoverflow.com/questions/28251314; <text:soft-page-break/>you’ll need to se the VS100COMNTOOLS environment variable.</text:p>
              </text:list-item>
            </text:list>
            <text:p text:style-name="P191">For psycopg2:</text:p>
            <text:list xml:id="list6247023605304708133" text:style-name="L4">
              <text:list-item>
                <text:p text:style-name="P337">Install PostgreSQL.</text:p>
              </text:list-item>
            </text:list>
          </table:table-cell>
        </table:table-row>
        <table:table-row>
          <table:table-cell table:style-name="Table6.A2" office:value-type="string">
            <text:p text:style-name="P92"><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1">MySQL</text:p>
            <text:list xml:id="list3774557832105219216" text:style-name="L5">
              <text:list-item>
                <text:p text:style-name="P343">pip install mysql-python</text:p>
              </text:list-item>
              <text:list-item>
                <text:p text:style-name="P343">pip install mysqlclient</text:p>
              </text:list-item>
              <text:list-item>
                <text:p text:style-name="P344">Install MySQL Connector/Python from http://dev.mysql.com/downloads/connector/python/, <text:span text:style-name="T237">or use pip to install as per the URL for the version you’d like at https://pypi.python.org/pypi/mysql-connector-python</text:span></text:p>
              </text:list-item>
              <text:list-item>
                <text:p text:style-name="P343">pip install pymysql</text:p>
              </text:list-item>
            </text:list>
            <text:p text:style-name="P101">SQL Server</text:p>
            <text:list xml:id="list3835685751868604464" text:style-name="L6">
              <text:list-item>
                <text:p text:style-name="P371">pip install pymssql django-pymssql</text:p>
              </text:list-item>
              <text:list-item>
                <text:p text:style-name="P371">pip install django-pyodbc-azure</text:p>
              </text:list-item>
            </text:list>
            <text:p text:style-name="P101">PostgreSQL</text:p>
            <text:list xml:id="list2341095134387690377" text:style-name="L7">
              <text:list-item>
                <text:p text:style-name="P372">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20">crate_nlp_buildjava --help</text:p>
            <text:p text:style-name="P188"><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10"/>
            <text:p text:style-name="P212">For example, on Windows:</text:p>
            <text:p text:style-name="P212"/>
            <text:p text:style-name="P220">crate_nlp_buildjava --javac "C:\Program Files\Java\jdk1.8.0_91\bin\javac.exe" --gatedir "C:\Program Files\GATE_Developer_8.1"</text:p>
            <text:p text:style-name="P211"/>
            <text:p text:style-name="P213">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94"><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205"/>
            <text:p text:style-name="P194"><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206"/>
            <text:p text:style-name="P195"><text:span text:style-name="T18">See below</text:span><text:span text:style-name="T50"> for details of these configuration files.</text:span></text:p>
          </table:table-cell>
          <table:covered-table-cell/>
        </table:table-row>
        <table:table-row>
          <table:table-cell table:style-name="Table6.A2" office:value-type="string">
            <text:p text:style-name="P104">Build the admin database for the web interface. <text:span text:style-name="T207">Set up static files for service. </text:span>Create a superuser.</text:p>
          </table:table-cell>
          <table:table-cell table:style-name="Table6.C2" table:number-columns-spanned="2" office:value-type="string">
            <text:p text:style-name="P196">Create the database yourself using your normal database management tool. Make sure that the config file pointed to by the CRATE_WEB_LOCAL_SETTINGS environment variable is pointing to it. From the activated virtual environment:</text:p>
            <text:p text:style-name="P196"/>
            <text:p text:style-name="P218">crate_django_manage migrate</text:p>
            <text:p text:style-name="P218">crate_django_manage collectstatic</text:p>
            <text:p text:style-name="P219">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98">In two separate command windows, with the virtual environment activated in each, run the following two programs:</text:p>
            <text:p text:style-name="P198"/>
            <text:p text:style-name="P217">crate_launch_cherrypy_server</text:p>
            <text:p text:style-name="P217"/>
            <text:p text:style-name="P217">crate_launch_celery --<text:span text:style-name="T211">debug</text:span></text:p>
            <text:p text:style-name="P197"/>
            <text:p text:style-name="P197">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6950326883810286343" text:style-name="L8">
              <text:list-item>
                <text:p text:style-name="P338"><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41">check the Django log;</text:p>
              </text:list-item>
              <text:list-item>
                <text:p text:style-name="P341">check the Celery log;</text:p>
              </text:list-item>
              <text:list-item>
                <text:p text:style-name="P339"><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40"><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92">Try to avoid managing this by hand! That’s what the .deb file is there for.</text:p>
          </table:table-cell>
          <table:table-cell table:style-name="Table6.C2" office:value-type="string">
            <text:p text:style-name="P204">SERVICE METHOD</text:p>
            <text:p text:style-name="P200"/>
            <text:p text:style-name="P200">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86"/>
            <text:p text:style-name="P216"><text:span text:style-name="T39">C:\venvs\crate</text:span><text:span text:style-name="T72">\Scripts\activate</text:span></text:p>
            <text:p text:style-name="P216">crate_windows_service install</text:p>
            <text:p text:style-name="P192"/>
            <text:p text:style-name="P193">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1</text:note-citation><text:note-body><text:p text:style-name="P279">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93"/>
            <text:p text:style-name="P204">TASK SCHEDULER METHOD</text:p>
            <text:p text:style-name="P199"/>
            <text:p text:style-name="P199">In principle you could also run the scripts via the Windows Task Scheduler, rather than as a service; see https://www.calazan.com/windows-tip-run-applications-in-the-background-using-task-scheduler/, e.g. with tasks like</text:p>
            <text:p text:style-name="P199"/>
            <text:p text:style-name="P215">cmd /c C:\venvs\crate\Scripts\crate_launch_cherrypy_server &gt;&gt;C:\crate_logs\djangolog.txt 2&gt;&amp;1</text:p>
            <text:p text:style-name="P215"/>
            <text:p text:style-name="P215">cmd /c C:\venvs\crate\Scripts\crate_launch_celery &gt;&gt;C:\crate_logs\celerylog.txt 2&gt;&amp;1</text:p>
            <text:p text:style-name="P187"/>
            <text:p text:style-name="P199">…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9">Going to a “behind-the-scenes” mode of operation has the potential to go wrong, so retest that the web server and the e-mail transmission task work.</text:p>
          </table:table-cell>
          <table:covered-table-cell/>
        </table:table-row>
      </table:table>
      <text:p text:style-name="P20"/>
      <text:h text:style-name="P351"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48" text:outline-level="1">Specimen anonymiser config</text:h>
      <text:p text:style-name="P34">Last updated 2016-06-<text:span text:style-name="T251">1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84"/>
            <text:p text:style-name="P284"># Configuration file for CRATE anonymiser (crate_anonymise).</text:p>
            <text:p text:style-name="P289">#</text:p>
            <text:p text:style-name="P289"># <text:span text:style-name="T270">Boolean values can be 0/1, Y/N, T/F, True/False.</text:span></text:p>
            <text:p text:style-name="P284"/>
            <text:p text:style-name="P284"># =============================================================================</text:p>
            <text:p text:style-name="P284"># Main settings</text:p>
            <text:p text:style-name="P284"># =============================================================================</text:p>
            <text:p text:style-name="P284"/>
            <text:p text:style-name="P284">[main]</text:p>
            <text:p text:style-name="P284"/>
            <text:p text:style-name="P284"># -----------------------------------------------------------------------------</text:p>
            <text:p text:style-name="P284"># Data dictionary</text:p>
            <text:p text:style-name="P284"># -----------------------------------------------------------------------------</text:p>
            <text:p text:style-name="P284"># Specify a data dictionary in TSV (tab-separated value) format, with a header</text:p>
            <text:p text:style-name="P284"># row.</text:p>
            <text:p text:style-name="P284"># Columns in the data dictionary:</text:p>
            <text:p text:style-name="P284">#</text:p>
            <text:p text:style-name="P284"># src_db</text:p>
            <text:p text:style-name="P284"># <text:s text:c="4"/>Specify the source database.</text:p>
            <text:p text:style-name="P284"># <text:s text:c="4"/>Database names are those used in source_databases list below; they</text:p>
            <text:p text:style-name="P284"># <text:s text:c="4"/>don't have to be SQL database names.</text:p>
            <text:p text:style-name="P284"># src_table</text:p>
            <text:p text:style-name="P284"># <text:s text:c="4"/>Table name in source database.</text:p>
            <text:p text:style-name="P284"># src_field</text:p>
            <text:p text:style-name="P284"># <text:s text:c="4"/>Field name in source database.</text:p>
            <text:p text:style-name="P284"># src_datatype</text:p>
            <text:p text:style-name="P284"># <text:s text:c="4"/>SQL data type in source database, e.g. INT, VARCHAR(50).</text:p>
            <text:p text:style-name="P284">#</text:p>
            <text:p text:style-name="P284"># src_flags</text:p>
            <text:p text:style-name="P284"># <text:s text:c="4"/>One or more of the following characters:</text:p>
            <text:p text:style-name="P284">#</text:p>
            <text:p text:style-name="P284"># <text:s text:c="4"/>K</text:p>
            <text:p text:style-name="P284"># <text:s text:c="8"/>This field is the primary key (PK) for the table it's in.</text:p>
            <text:p text:style-name="P284">#</text:p>
            <text:p text:style-name="P284"># <text:s text:c="4"/>H</text:p>
            <text:p text:style-name="P284"># <text:s text:c="8"/>Add source hash, for incremental updates?</text:p>
            <text:p text:style-name="P284"># <text:s text:c="8"/>- May only be set for src_pk fields (which cannot then be omitted</text:p>
            <text:p text:style-name="P284"># <text:s text:c="10"/>in the destination, and which require the index=U</text:p>
            <text:p text:style-name="P284"># <text:s text:c="10"/>setting, so that a unique index is created for this field).</text:p>
            <text:p text:style-name="P284"># <text:s text:c="8"/>- If set, a field is added to the destination table, with field</text:p>
            <text:p text:style-name="P284"># <text:s text:c="10"/>name as set by the config's source_hash_fieldname variable,</text:p>
            <text:p text:style-name="P284"># <text:s text:c="10"/>containing a hash of the contents of the source record (all</text:p>
            <text:p text:style-name="P284"><text:soft-page-break/># <text:s text:c="10"/>fields that are not omitted, OR contain scrubbing information</text:p>
            <text:p text:style-name="P284"># <text:s text:c="10"/>(scrub_src). The field is of type VARCHAR and its length is</text:p>
            <text:p text:style-name="P284"># <text:s text:c="10"/>determined by the hash_method parameter (see below).</text:p>
            <text:p text:style-name="P284"># <text:s text:c="8"/>- This table is then capable of incremental updates.</text:p>
            <text:p text:style-name="P284">#</text:p>
            <text:p text:style-name="P284"># <text:s text:c="4"/>C</text:p>
            <text:p text:style-name="P284"># <text:s text:c="8"/>Contents are constant (will not change) for a given PK.</text:p>
            <text:p text:style-name="P284"># <text:s text:c="8"/>- An alternative to 'H'. Can't be used with it.</text:p>
            <text:p text:style-name="P284"># <text:s text:c="8"/>- Applicable only to src_pk fields, which can't be omitted in the</text:p>
            <text:p text:style-name="P284"># <text:s text:c="10"/>destination, and which have the same index requirements as</text:p>
            <text:p text:style-name="P284"># <text:s text:c="10"/>the 'H' flag.</text:p>
            <text:p text:style-name="P284"># <text:s text:c="8"/>- If set, no hash is added to the destination, but the destination</text:p>
            <text:p text:style-name="P284"># <text:s text:c="10"/>contents are assumed to exist and not to have changed.</text:p>
            <text:p text:style-name="P284"># <text:s text:c="8"/>- Be CAUTIOUS with this flag, i.e. certain that the contents will</text:p>
            <text:p text:style-name="P284"># <text:s text:c="10"/>not change.</text:p>
            <text:p text:style-name="P284"># <text:s text:c="8"/>- Intended for very data-intensive fields, such as BLOB fields</text:p>
            <text:p text:style-name="P284"># <text:s text:c="10"/>containing binary documents, where hashing would be quite slow</text:p>
            <text:p text:style-name="P284"># <text:s text:c="10"/>over many gigabytes of data.</text:p>
            <text:p text:style-name="P284">#</text:p>
            <text:p text:style-name="P284"># <text:s text:c="4"/>A</text:p>
            <text:p text:style-name="P284"># <text:s text:c="8"/>Addition only. It is assumed that records can only be added, not</text:p>
            <text:p text:style-name="P284"># <text:s text:c="8"/>deleted.</text:p>
            <text:p text:style-name="P284">#</text:p>
            <text:p text:style-name="P284"># <text:s text:c="4"/>P</text:p>
            <text:p text:style-name="P284"># <text:s text:c="8"/>Primary patient ID field. If set,</text:p>
            <text:p text:style-name="P284"># <text:s text:c="8"/>(a) This field will be used to link records for the same patient</text:p>
            <text:p text:style-name="P284"># <text:s text:c="12"/>across all tables. It must therefore be present, and marked in</text:p>
            <text:p text:style-name="P284"># <text:s text:c="12"/>the data dictionary, for ALL tables that contain patient-</text:p>
            <text:p text:style-name="P284"># <text:s text:c="12"/>identifiable information.</text:p>
            <text:p text:style-name="P284"># <text:s text:c="8"/>(b) If the field is not omitted: the field will be hashed as the</text:p>
            <text:p text:style-name="P284"># <text:s text:c="12"/>primary ID (database patient primary key) in the destination,</text:p>
            <text:p text:style-name="P284"># <text:s text:c="12"/>and a transient research ID (TRID) also added.</text:p>
            <text:p text:style-name="P284">#</text:p>
            <text:p text:style-name="P284"># <text:s text:c="4"/>*</text:p>
            <text:p text:style-name="P284"># <text:s text:c="8"/>This field *defines* primary PIDs. If set, this row will be used to</text:p>
            <text:p text:style-name="P284"># <text:s text:c="8"/>search for all patient IDs, and will define them for this database.</text:p>
            <text:p text:style-name="P284"># <text:s text:c="8"/>Only those patients will be processed (for all tables containing</text:p>
            <text:p text:style-name="P284"># <text:s text:c="8"/>patient info). Typically, this flag is applied to a SINGLE field in a</text:p>
            <text:p text:style-name="P284"># <text:s text:c="8"/>SINGLE table, usually the principal patient registration/demographics</text:p>
            <text:p text:style-name="P284"># <text:s text:c="8"/>table.</text:p>
            <text:p text:style-name="P284">#</text:p>
            <text:p text:style-name="P284"># <text:s text:c="4"/>M</text:p>
            <text:p text:style-name="P284"># <text:s text:c="8"/>Master ID (e.g. NHS number).</text:p>
            <text:p text:style-name="P284"># <text:s text:c="8"/>The field will be hashed with the master PID hasher.</text:p>
            <text:p text:style-name="P284">#</text:p>
            <text:p text:style-name="P284"># <text:s text:c="4"/>!</text:p>
            <text:p text:style-name="P284"># <text:s text:c="8"/>This field is used to mark that the patient wishes to opt out</text:p>
            <text:p text:style-name="P284"># <text:s text:c="8"/>entirely. It must be in a field that also has a primary patient ID</text:p>
            <text:p text:style-name="P284"># <text:s text:c="8"/>field (because that's the ID that will be omitted). If the opt-out</text:p>
            <text:p text:style-name="P284"># <text:s text:c="8"/>field contains a value that's defined in the optout_col_values</text:p>
            <text:p text:style-name="P284"># <text:s text:c="8"/>setting (see below), that patient will be opted out entirely from</text:p>
            <text:p text:style-name="P284"># <text:s text:c="8"/>the anonymised database.</text:p>
            <text:p text:style-name="P284">#</text:p>
            <text:p text:style-name="P284"># scrub_src</text:p>
            <text:p text:style-name="P284"># <text:s text:c="4"/>Either "patient", "thirdparty", or blank.</text:p>
            <text:p text:style-name="P284"># <text:s text:c="4"/>- "patient":</text:p>
            <text:p text:style-name="P284"># <text:s text:c="6"/>Contains patient-identifiable information that must be removed from</text:p>
            <text:p text:style-name="P284"># <text:s text:c="6"/>"scrub_in" fields.</text:p>
            <text:p text:style-name="P284"># <text:s text:c="4"/>- "thirdparty":</text:p>
            <text:p text:style-name="P284"># <text:s text:c="6"/>Contains identifiable information about carer/family/other third party,</text:p>
            <text:p text:style-name="P284"># <text:s text:c="6"/>which must be removed from "scrub_in" fields.</text:p>
            <text:p text:style-name="P284">#</text:p>
            <text:p text:style-name="P284"># scrub_method</text:p>
            <text:p text:style-name="P284"># <text:s text:c="4"/>Applicable to scrub_src fields. Manner in which this field should be</text:p>
            <text:p text:style-name="P284"># <text:s text:c="4"/>treated for scrubbing.</text:p>
            <text:p text:style-name="P284"># <text:s text:c="4"/>Options:</text:p>
            <text:p text:style-name="P284">#</text:p>
            <text:p text:style-name="P284"># <text:s text:c="4"/>- "words"</text:p>
            <text:p text:style-name="P284"># <text:s text:c="6"/>Treat as a set of textual words. This is the default for all textual</text:p>
            <text:p text:style-name="P284"># <text:s text:c="6"/>fields (e.g. CHAR, VARCHAR, TEXT). Typically used for names.</text:p>
            <text:p text:style-name="P284">#</text:p>
            <text:p text:style-name="P284"># <text:s text:c="4"/>- "phrase"</text:p>
            <text:p text:style-name="P284"># <text:s text:c="6"/>Treat as a textual phrase (a sequence of words to be replaced only when</text:p>
            <text:p text:style-name="P284"># <text:s text:c="6"/>they occur in sequence). Typically used for address components.</text:p>
            <text:p text:style-name="P284">#</text:p>
            <text:p text:style-name="P284"><text:soft-page-break/># <text:s text:c="4"/>- "number"</text:p>
            <text:p text:style-name="P284"># <text:s text:c="6"/>Treat as a number. This is the default for all numeric fields (e.g.</text:p>
            <text:p text:style-name="P284"># <text:s text:c="6"/>INTEGER, FLOAT). If you have a phone number in a text field, use this</text:p>
            <text:p text:style-name="P284"># <text:s text:c="6"/>method; it will be scrubbed regardless of spacing/punctuation.</text:p>
            <text:p text:style-name="P284">#</text:p>
            <text:p text:style-name="P284"># <text:s text:c="4"/>- "code"</text:p>
            <text:p text:style-name="P284"># <text:s text:c="6"/>Teat as an alphanumeric code. Suited to postcodes. Very like the</text:p>
            <text:p text:style-name="P284"># <text:s text:c="6"/>numeric method, but permits non-digits.</text:p>
            <text:p text:style-name="P284">#</text:p>
            <text:p text:style-name="P284"># <text:s text:c="4"/>- "date"</text:p>
            <text:p text:style-name="P284"># <text:s text:c="6"/>Treat as a date. This is the default for all DATE/DATETIME fields.</text:p>
            <text:p text:style-name="P284">#</text:p>
            <text:p text:style-name="P284"># decision</text:p>
            <text:p text:style-name="P284"># <text:s text:c="4"/>One of:</text:p>
            <text:p text:style-name="P284"># <text:s text:c="4"/>- "OMIT": omit the field from the output entirely;</text:p>
            <text:p text:style-name="P284"># <text:s text:c="4"/>- "include": include it.</text:p>
            <text:p text:style-name="P284"># <text:s text:c="4"/>This is case sensitive, for safety.</text:p>
            <text:p text:style-name="P284">#</text:p>
            <text:p text:style-name="P290"># inclusion_values</text:p>
            <text:p text:style-name="P290"># <text:s text:c="4"/>- Either blank, or an expression that evaluates to a Python iterable</text:p>
            <text:p text:style-name="P290"># <text:s text:c="6"/>(e.g. list or tuple) with Python's ast.literal_eval() function (see</text:p>
            <text:p text:style-name="P290"># <text:s text:c="6"/>https://docs.python.org/3.4/library/ast.html).</text:p>
            <text:p text:style-name="P290"># <text:s text:c="4"/>- Examples:</text:p>
            <text:p text:style-name="P290"># <text:s text:c="10"/>[None, 0]</text:p>
            <text:p text:style-name="P290"># <text:s text:c="10"/>[True, 1, 'yes', 'true', 'Yes', 'True']</text:p>
            <text:p text:style-name="P290"># <text:s text:c="4"/>- If this is not blank/None, then it serves as a ROW INCLUSION LIST -</text:p>
            <text:p text:style-name="P290"># <text:s text:c="6"/>the source row will only be processed if the field's value is one of</text:p>
            <text:p text:style-name="P290"># <text:s text:c="6"/>the inclusion values.</text:p>
            <text:p text:style-name="P290"># <text:s text:c="4"/>- It applies to the raw value from the database (before any</text:p>
            <text:p text:style-name="P290"># <text:s text:c="6"/>transformation via alter_method).</text:p>
            <text:p text:style-name="P290"># <text:s text:c="4"/>- This is not applied to scrub_src fields (which contribute to the</text:p>
            <text:p text:style-name="P290"># <text:s text:c="6"/>scrubber regardless.</text:p>
            <text:p text:style-name="P290"># <text:s text:c="4"/>- Note that "[None]" is a list with one member, None, whereas "None"</text:p>
            <text:p text:style-name="P290"># <text:s text:c="6"/>is equivalent to leaving the field blank.</text:p>
            <text:p text:style-name="P290">#</text:p>
            <text:p text:style-name="P290"># exclusion_values</text:p>
            <text:p text:style-name="P290"># <text:s text:c="4"/>- As for inclusion_values, but the row is excluded if the field's value</text:p>
            <text:p text:style-name="P290"># <text:s text:c="6"/>is in the exclusion_values list.</text:p>
            <text:p text:style-name="P290">#</text:p>
            <text:p text:style-name="P285"># alter_method</text:p>
            <text:p text:style-name="P284"># <text:s text:c="4"/>Manner in which to alter the data. Blank, or one of:</text:p>
            <text:p text:style-name="P284">#</text:p>
            <text:p text:style-name="P284"># <text:s text:c="4"/>- "scrub"</text:p>
            <text:p text:style-name="P284"># <text:s text:c="6"/>Scrub in. Applies to text fields only. The field will have its contents</text:p>
            <text:p text:style-name="P284"># <text:s text:c="6"/>anonymised (using information from other fields). Use this for any</text:p>
            <text:p text:style-name="P284"># <text:s text:c="6"/>text field that end users might store free-text comments in.</text:p>
            <text:p text:style-name="P284">#</text:p>
            <text:p text:style-name="P284"># <text:s text:c="4"/>- "truncatedate"</text:p>
            <text:p text:style-name="P284"># <text:s text:c="6"/>Truncate this date to the first of the month. Applicable to text or</text:p>
            <text:p text:style-name="P284"># <text:s text:c="6"/>date-as-text fields.</text:p>
            <text:p text:style-name="P284">#</text:p>
            <text:p text:style-name="P284"># <text:s text:c="4"/>- "binary_to_text=EXTFIELDNAME"</text:p>
            <text:p text:style-name="P284"># <text:s text:c="6"/>Convert a binary field (e.g. VARBINARY, BLOB) to text (e.g. LONGTEXT).</text:p>
            <text:p text:style-name="P284"># <text:s text:c="6"/>The binary data is taken to be the representation of a document.</text:p>
            <text:p text:style-name="P284"># <text:s text:c="6"/>The field EXTFIELDNAME, which must be in the same source table, must</text:p>
            <text:p text:style-name="P284"># <text:s text:c="6"/>contain the file extension (e.g. "pdf", ".pdf") or a filename with that</text:p>
            <text:p text:style-name="P284"># <text:s text:c="6"/>extension (e.g. "/some/path/mything.pdf"), so that the anonymiser knows</text:p>
            <text:p text:style-name="P284"># <text:s text:c="6"/>how to treat the binary data to extract text from it.</text:p>
            <text:p text:style-name="P284">#</text:p>
            <text:p text:style-name="P284"># <text:s text:c="4"/>- "binary_to_text_scrub=EXTFIELDNAME"</text:p>
            <text:p text:style-name="P284"># <text:s text:c="6"/>Ditto, but also scrub in.</text:p>
            <text:p text:style-name="P284">#</text:p>
            <text:p text:style-name="P284"># <text:s text:c="4"/>- "filename_to_text"</text:p>
            <text:p text:style-name="P284"># <text:s text:c="6"/>As for the binary-to-text option, but the field contains a filename</text:p>
            <text:p text:style-name="P284"># <text:s text:c="6"/>(the contents of which is converted to text), rather than containing</text:p>
            <text:p text:style-name="P284"># <text:s text:c="6"/>binary data directly.</text:p>
            <text:p text:style-name="P284">#</text:p>
            <text:p text:style-name="P284"># <text:s text:c="4"/>- "filename_to_text_scrub"</text:p>
            <text:p text:style-name="P284"># <text:s text:c="6"/>Ditto, but also scrub in.</text:p>
            <text:p text:style-name="P284">#</text:p>
            <text:p text:style-name="P284"># dest_table</text:p>
            <text:p text:style-name="P284"># <text:s text:c="4"/>Table name in destination database.</text:p>
            <text:p text:style-name="P284"># dest_field</text:p>
            <text:p text:style-name="P284"># <text:s text:c="4"/>Field name in destination database.</text:p>
            <text:p text:style-name="P284"># dest_datatype</text:p>
            <text:p text:style-name="P284"><text:soft-page-break/># <text:s text:c="4"/>SQL data type in destination database.</text:p>
            <text:p text:style-name="P284"># <text:s text:c="4"/>If omitted, the source SQL data type is translated appropriately.</text:p>
            <text:p text:style-name="P284"># index</text:p>
            <text:p text:style-name="P284"># <text:s text:c="4"/>One of:</text:p>
            <text:p text:style-name="P284"># <text:s text:c="4"/>- blank: no index.</text:p>
            <text:p text:style-name="P284"># <text:s text:c="4"/>- "I"</text:p>
            <text:p text:style-name="P284"># <text:s text:c="6"/>... create a normal index on the destination field.</text:p>
            <text:p text:style-name="P284"># <text:s text:c="4"/>- "U"</text:p>
            <text:p text:style-name="P284"># <text:s text:c="6"/>... create a unique index on the destination field.</text:p>
            <text:p text:style-name="P284"># <text:s text:c="4"/>- "F"</text:p>
            <text:p text:style-name="P284"># <text:s text:c="6"/>... create a FULLTEXT index, for rapid searching within long text</text:p>
            <text:p text:style-name="P284"># <text:s text:c="6"/>fields. Only applicable to one field per table.</text:p>
            <text:p text:style-name="P284"># indexlen</text:p>
            <text:p text:style-name="P284"># <text:s text:c="4"/>Integer. Can be blank. If not, sets the prefix length of the index.</text:p>
            <text:p text:style-name="P284"># <text:s text:c="4"/>Mandatory in MySQL if you apply a normal (+/- unique) index to a TEXT</text:p>
            <text:p text:style-name="P284"># <text:s text:c="4"/>or BLOB field. Not required for FULLTEXT indexes.</text:p>
            <text:p text:style-name="P284"># comment</text:p>
            <text:p text:style-name="P284"># <text:s text:c="4"/>Field comment, stored in destination database.</text:p>
            <text:p text:style-name="P284"/>
            <text:p text:style-name="P284">data_dictionary_filename = testdd.tsv</text:p>
            <text:p text:style-name="P284"/>
            <text:p text:style-name="P284"># -----------------------------------------------------------------------------</text:p>
            <text:p text:style-name="P284"># Encryption phrases/passwords</text:p>
            <text:p text:style-name="P284"># -----------------------------------------------------------------------------</text:p>
            <text:p text:style-name="P284"/>
            <text:p text:style-name="P284"><text:s text:c="4"/># PID-to-RID hashing method. Options are:</text:p>
            <text:p text:style-name="P284"><text:s text:c="4"/># - HMAC_MD5 - produces a 32-character digest</text:p>
            <text:p text:style-name="P284"><text:s text:c="4"/># - HMAC_SHA256 - produces a 64-character digest (default)</text:p>
            <text:p text:style-name="P284"><text:s text:c="4"/># - HMAC_SHA512 - produces a 64-character digest</text:p>
            <text:p text:style-name="P284">hash_method = HMAC_SHA256</text:p>
            <text:p text:style-name="P284"/>
            <text:p text:style-name="P284">per_table_patient_id_encryption_phrase = SOME_PASSPHRASE_REPLACE_ME</text:p>
            <text:p text:style-name="P284"/>
            <text:p text:style-name="P284">master_patient_id_encryption_phrase = SOME_OTHER_PASSPHRASE_REPLACE_ME</text:p>
            <text:p text:style-name="P284"/>
            <text:p text:style-name="P284">change_detection_encryption_phrase = YETANOTHER</text:p>
            <text:p text:style-name="P284"/>
            <text:p text:style-name="P284"># -----------------------------------------------------------------------------</text:p>
            <text:p text:style-name="P284"># Text extraction</text:p>
            <text:p text:style-name="P284"># -----------------------------------------------------------------------------</text:p>
            <text:p text:style-name="P284"/>
            <text:p text:style-name="P284"><text:s text:c="4"/># Use the plainest possible layout for text extraction?</text:p>
            <text:p text:style-name="P284"><text:s text:c="4"/># False = better for human layout. Table example from DOCX:</text:p>
            <text:p text:style-name="P284"><text:s text:c="4"/># <text:s text:c="4"/>+---------+---------+</text:p>
            <text:p text:style-name="P284"><text:s text:c="4"/># <text:s text:c="4"/>| AAA AAA | BBB BBB |</text:p>
            <text:p text:style-name="P284"><text:s text:c="4"/># <text:s text:c="4"/>| AAA AAA | BBB BBB |</text:p>
            <text:p text:style-name="P284"><text:s text:c="4"/># <text:s text:c="4"/>+---------+---------+</text:p>
            <text:p text:style-name="P284"><text:s text:c="4"/># True = good for natural language processing. Table example from DOCX:</text:p>
            <text:p text:style-name="P284"><text:s text:c="4"/># <text:s text:c="4"/>---------------------</text:p>
            <text:p text:style-name="P284"><text:s text:c="4"/># <text:s text:c="6"/>AAA AAA</text:p>
            <text:p text:style-name="P284"><text:s text:c="4"/># <text:s text:c="6"/>AAA AAA</text:p>
            <text:p text:style-name="P284"><text:s text:c="4"/># <text:s text:c="4"/>---------------------</text:p>
            <text:p text:style-name="P284"><text:s text:c="4"/># <text:s text:c="16"/>BBB BBB</text:p>
            <text:p text:style-name="P284"><text:s text:c="4"/># <text:s text:c="16"/>BBB BBB</text:p>
            <text:p text:style-name="P284"><text:s text:c="4"/># <text:s text:c="4"/>---------------------</text:p>
            <text:p text:style-name="P284"><text:s text:c="4"/># ... note the absence of vertical interruptions, and that text from one</text:p>
            <text:p text:style-name="P284"><text:s text:c="4"/># cell remains contiguous.</text:p>
            <text:p text:style-name="P284">extract_text_plain = False</text:p>
            <text:p text:style-name="P284"/>
            <text:p text:style-name="P284"><text:s text:c="4"/># Default width to word-wrap extracted text to</text:p>
            <text:p text:style-name="P284">extract_text_width = 80</text:p>
            <text:p text:style-name="P284"/>
            <text:p text:style-name="P284"># -----------------------------------------------------------------------------</text:p>
            <text:p text:style-name="P284"># Anonymisation</text:p>
            <text:p text:style-name="P284"># -----------------------------------------------------------------------------</text:p>
            <text:p text:style-name="P284"/>
            <text:p text:style-name="P289"><text:s text:c="4"/># Patient information will be replaced with this. For example, XXXXXX or</text:p>
            <text:p text:style-name="P289"><text:s text:c="4"/># [___] or [__PPP__] or [__ZZZ__]; the bracketed forms can be a bit easier</text:p>
            <text:p text:style-name="P289"><text:s text:c="4"/># to spot, and work better if they directly abut other text.</text:p>
            <text:p text:style-name="P286">replace_patient_info_with = [___]</text:p>
            <text:p text:style-name="P284"/>
            <text:p text:style-name="P284"><text:s text:c="4"/># Third-party information will be replaced by this.</text:p>
            <text:p text:style-name="P289"><text:s text:c="4"/># For example, YYYYYY or [...] or [__TTT__] or [__QQQ__].</text:p>
            <text:p text:style-name="P284">replace_third_party_info_with = [...]</text:p>
            <text:p text:style-name="P284"/>
            <text:p text:style-name="P284"><text:soft-page-break/><text:s text:c="4"/># Things to be removed irrespective of patient-specific information will be</text:p>
            <text:p text:style-name="P284"><text:s text:c="4"/># replaced by this (for example, if you opt to remove all things looking</text:p>
            <text:p text:style-name="P284"><text:s text:c="4"/># like telephone numbers). For example, ZZZ<text:span text:style-name="T271">ZZZ</text:span> or [~~~].</text:p>
            <text:p text:style-name="P284">replace_nonspecific_info_with = [~~~]</text:p>
            <text:p text:style-name="P284"/>
            <text:p text:style-name="P284"><text:s text:c="4"/># Strings to append to every "scrub from" string.</text:p>
            <text:p text:style-name="P284"><text:s text:c="4"/># For example, include "s" if you want to scrub "Roberts" whenever you</text:p>
            <text:p text:style-name="P284"><text:s text:c="4"/># scrub "Robert".</text:p>
            <text:p text:style-name="P284"><text:s text:c="4"/># Applies to words, but not to phrase.</text:p>
            <text:p text:style-name="P284"><text:s text:c="4"/># Multiline field: https://docs.python.org/2/library/configparser.html</text:p>
            <text:p text:style-name="P284">scrub_string_suffixes =</text:p>
            <text:p text:style-name="P284"><text:s text:c="4"/>s</text:p>
            <text:p text:style-name="P284"/>
            <text:p text:style-name="P284"><text:s text:c="4"/># Specify maximum number of errors (insertions, deletions, substitutions)</text:p>
            <text:p text:style-name="P284"><text:s text:c="4"/># in string regex matching. Beware using a high number! Suggest 1-2.</text:p>
            <text:p text:style-name="P284">string_max_regex_errors = 1</text:p>
            <text:p text:style-name="P284"/>
            <text:p text:style-name="P284"><text:s text:c="4"/># Is there a minimum length to apply string_max_regex_errors? For example,</text:p>
            <text:p text:style-name="P284"><text:s text:c="4"/># if you allow one typo and someone is called Ian, all instances of 'in' or</text:p>
            <text:p text:style-name="P284"><text:s text:c="4"/># 'an' will be wiped. Note that this apply to scrub-source data.</text:p>
            <text:p text:style-name="P284">min_string_length_for_errors = 4</text:p>
            <text:p text:style-name="P284"/>
            <text:p text:style-name="P284"><text:s text:c="4"/># Is there a minimum length of string to scrub WITH? For example, if you</text:p>
            <text:p text:style-name="P284"><text:s text:c="4"/># specify 2, you allow two-letter names such as Al to be scrubbed, but you</text:p>
            <text:p text:style-name="P284"><text:s text:c="4"/># allow initials through, and therefore prevent e.g. 'A' from being</text:p>
            <text:p text:style-name="P284"><text:s text:c="4"/># scrubbed from the destination. Note that this applies to scrub-source</text:p>
            <text:p text:style-name="P284"><text:s text:c="4"/># data.</text:p>
            <text:p text:style-name="P284">min_string_length_to_scrub_with = 2</text:p>
            <text:p text:style-name="P284"/>
            <text:p text:style-name="P284"><text:s text:c="4"/># WHITELIST.</text:p>
            <text:p text:style-name="P284"><text:s text:c="4"/># Are there any words not to scrub? For example, "the", "road", "street"</text:p>
            <text:p text:style-name="P284"><text:s text:c="4"/># often appear in addresses, but you might not want them removed. Be</text:p>
            <text:p text:style-name="P284"><text:s text:c="4"/># careful in case these could be names (e.g. "Lane").</text:p>
            <text:p text:style-name="P284"><text:s text:c="4"/># Specify these as a list of FILENAMES, where the file<text:span text:style-name="T271">s</text:span> contain words; e.g.</text:p>
            <text:p text:style-name="P284"><text:s text:c="4"/>#</text:p>
            <text:p text:style-name="P284"><text:s text:c="4"/># whitelist_filenames = /some/path/short_english_words.txt</text:p>
            <text:p text:style-name="P284"><text:s text:c="4"/>#</text:p>
            <text:p text:style-name="P284"><text:s text:c="4"/># Here's a suggestion for some of the sorts of words you might include:</text:p>
            <text:p text:style-name="P284"><text:s text:c="4"/># <text:s text:c="4"/>am</text:p>
            <text:p text:style-name="P284"><text:s text:c="4"/># <text:s text:c="4"/>an</text:p>
            <text:p text:style-name="P284"><text:s text:c="4"/># <text:s text:c="4"/>as</text:p>
            <text:p text:style-name="P284"><text:s text:c="4"/># <text:s text:c="4"/>at</text:p>
            <text:p text:style-name="P284"><text:s text:c="4"/># <text:s text:c="4"/>bd</text:p>
            <text:p text:style-name="P284"><text:s text:c="4"/># <text:s text:c="4"/>by</text:p>
            <text:p text:style-name="P284"><text:s text:c="4"/># <text:s text:c="4"/>he</text:p>
            <text:p text:style-name="P284"><text:s text:c="4"/># <text:s text:c="4"/>if</text:p>
            <text:p text:style-name="P284"><text:s text:c="4"/># <text:s text:c="4"/>is</text:p>
            <text:p text:style-name="P284"><text:s text:c="4"/># <text:s text:c="4"/>it</text:p>
            <text:p text:style-name="P284"><text:s text:c="4"/># <text:s text:c="4"/>me</text:p>
            <text:p text:style-name="P284"><text:s text:c="4"/># <text:s text:c="4"/>mg</text:p>
            <text:p text:style-name="P284"><text:s text:c="4"/># <text:s text:c="4"/>od</text:p>
            <text:p text:style-name="P284"><text:s text:c="4"/># <text:s text:c="4"/>of</text:p>
            <text:p text:style-name="P284"><text:s text:c="4"/># <text:s text:c="4"/>on</text:p>
            <text:p text:style-name="P284"><text:s text:c="4"/># <text:s text:c="4"/>or</text:p>
            <text:p text:style-name="P284"><text:s text:c="4"/># <text:s text:c="4"/>re</text:p>
            <text:p text:style-name="P284"><text:s text:c="4"/># <text:s text:c="4"/>so</text:p>
            <text:p text:style-name="P284"><text:s text:c="4"/># <text:s text:c="4"/>to</text:p>
            <text:p text:style-name="P284"><text:s text:c="4"/># <text:s text:c="4"/>us</text:p>
            <text:p text:style-name="P284"><text:s text:c="4"/># <text:s text:c="4"/>we</text:p>
            <text:p text:style-name="P284"><text:s text:c="4"/># <text:s text:c="4"/>her</text:p>
            <text:p text:style-name="P284"><text:s text:c="4"/># <text:s text:c="4"/>him</text:p>
            <text:p text:style-name="P284"><text:s text:c="4"/># <text:s text:c="4"/>tds</text:p>
            <text:p text:style-name="P284"><text:s text:c="4"/># <text:s text:c="4"/>she</text:p>
            <text:p text:style-name="P284"><text:s text:c="4"/># <text:s text:c="4"/>the</text:p>
            <text:p text:style-name="P284"><text:s text:c="4"/># <text:s text:c="4"/>you</text:p>
            <text:p text:style-name="P284"><text:s text:c="4"/># <text:s text:c="4"/>road</text:p>
            <text:p text:style-name="P284"><text:s text:c="4"/># <text:s text:c="4"/>street</text:p>
            <text:p text:style-name="P284">whitelist_filenames =</text:p>
            <text:p text:style-name="P284"/>
            <text:p text:style-name="P284"><text:s text:c="4"/># BLACKLIST</text:p>
            <text:p text:style-name="P284"><text:s text:c="4"/># Are there any words you always want to remove?</text:p>
            <text:p text:style-name="P284"><text:s text:c="4"/># Specify these as a list of filenames, e.g</text:p>
            <text:p text:style-name="P284"><text:s text:c="4"/>#</text:p>
            <text:p text:style-name="P284"><text:s text:c="4"/># blacklist_filenames = /some/path/boy_names.txt</text:p>
            <text:p text:style-name="P284"><text:s text:c="4"/># <text:s text:c="4"/>/some/path/girl_names.txt</text:p>
            <text:p text:style-name="P284"><text:soft-page-break/><text:s text:c="4"/># <text:s text:c="4"/>/some/path/common_surnames.txt</text:p>
            <text:p text:style-name="P284">blacklist_filenames =</text:p>
            <text:p text:style-name="P284"/>
            <text:p text:style-name="P284"><text:s text:c="4"/># Nonspecific scrubbing of numbers of a certain length?</text:p>
            <text:p text:style-name="P284"><text:s text:c="4"/># For example, scrubbing all 11-digit numbers will remove modern UK</text:p>
            <text:p text:style-name="P284"><text:s text:c="4"/># telephone numbers in conventional format. To do this, specify</text:p>
            <text:p text:style-name="P284"><text:s text:c="4"/># scrub_all_numbers_of_n_digits = 11. You could scrub both 10- and 11-digit</text:p>
            <text:p text:style-name="P284"><text:s text:c="4"/># numbers by specifying both numbers (in multiline format, as above);</text:p>
            <text:p text:style-name="P284"><text:s text:c="4"/># 10-digit numbers would include all NHS numbers. Avoid using this for</text:p>
            <text:p text:style-name="P284"><text:s text:c="4"/># short numbers; you may lose valuable numeric data!</text:p>
            <text:p text:style-name="P284">scrub_all_numbers_of_n_digits =</text:p>
            <text:p text:style-name="P284"/>
            <text:p text:style-name="P284"><text:s text:c="4"/># Nonspecific scrubbing of UK postcodes?</text:p>
            <text:p text:style-name="P284"><text:s text:c="4"/># See https://www.mrs.org.uk/pdf/postcodeformat.pdf ; these can look like</text:p>
            <text:p text:style-name="P284"><text:s text:c="4"/># FORMAT <text:s text:c="3"/>EXAMPLE</text:p>
            <text:p text:style-name="P284"><text:s text:c="4"/># AN NAA <text:s text:c="3"/>M1 1AA</text:p>
            <text:p text:style-name="P284"><text:s text:c="4"/># ANN NAA <text:s text:c="2"/>M60 1NW</text:p>
            <text:p text:style-name="P284"><text:s text:c="4"/># AAN NAA <text:s text:c="2"/>CR2 6XH</text:p>
            <text:p text:style-name="P284"><text:s text:c="4"/># AANN NAA <text:s/>DN55 1PT</text:p>
            <text:p text:style-name="P284"><text:s text:c="4"/># ANA NAA <text:s text:c="2"/>W1A 1HQ</text:p>
            <text:p text:style-name="P284"><text:s text:c="4"/># AANA NAA <text:s/>EC1A 1BB</text:p>
            <text:p text:style-name="P284">scrub_all_uk_postcodes = False</text:p>
            <text:p text:style-name="P284"/>
            <text:p text:style-name="P284"><text:s text:c="4"/># Anonymise at word boundaries? True is more conservative; False is more</text:p>
            <text:p text:style-name="P284"><text:s text:c="4"/># liberal and will deal with accidental word concatenation. With ID</text:p>
            <text:p text:style-name="P284"><text:s text:c="4"/># numbers, beware if you use a prefix, e.g. <text:span text:style-name="T271">if </text:span>people write 'M123456' or</text:p>
            <text:p text:style-name="P284"><text:s text:c="4"/># 'R123456'; in that case you will need</text:p>
            <text:p text:style-name="P284"><text:s text:c="4"/># <text:s text:c="6"/>anonymise_numbers_at_word_boundaries_only = False.</text:p>
            <text:p text:style-name="P284">anonymise_codes_at_word_boundaries_only = True</text:p>
            <text:p text:style-name="P284"><text:s text:c="4"/># ... applies to code</text:p>
            <text:p text:style-name="P284">anonymise_dates_at_word_boundaries_only = True</text:p>
            <text:p text:style-name="P284"><text:s text:c="4"/># ... applies to date</text:p>
            <text:p text:style-name="P284">anonymise_numbers_at_word_boundaries_only = False</text:p>
            <text:p text:style-name="P284"><text:s text:c="4"/># ... applies to number</text:p>
            <text:p text:style-name="P284">anonymise_strings_at_word_boundaries_only = True</text:p>
            <text:p text:style-name="P284"><text:s text:c="4"/># ... applies to words and phrase</text:p>
            <text:p text:style-name="P284"/>
            <text:p text:style-name="P284"># -----------------------------------------------------------------------------</text:p>
            <text:p text:style-name="P284"># Output fields and formatting</text:p>
            <text:p text:style-name="P284"># -----------------------------------------------------------------------------</text:p>
            <text:p text:style-name="P284"/>
            <text:p text:style-name="P284"><text:s text:c="4"/># Name used for the primary patient ID in the mapping table.</text:p>
            <text:p text:style-name="P284">mapping_patient_id_fieldname = patient_id</text:p>
            <text:p text:style-name="P284"/>
            <text:p text:style-name="P284"><text:s text:c="4"/># Research ID field name. This will be a VARCHAR of length determined by</text:p>
            <text:p text:style-name="P284"><text:s text:c="4"/># hash_method. Used to replace per_table_patient_id_field.</text:p>
            <text:p text:style-name="P284">research_id_fieldname = brcid</text:p>
            <text:p text:style-name="P284"/>
            <text:p text:style-name="P284"><text:s text:c="4"/># Transient integer research ID (TRID) fieldname.</text:p>
            <text:p text:style-name="P284"><text:s text:c="4"/># An unsigned integer field with this name will be added to every table</text:p>
            <text:p text:style-name="P284"><text:s text:c="4"/># containing a primary patient ID (in the source) or research ID (in the</text:p>
            <text:p text:style-name="P284"><text:s text:c="4"/># destination).</text:p>
            <text:p text:style-name="P284">trid_fieldname = trid</text:p>
            <text:p text:style-name="P284"/>
            <text:p text:style-name="P284"><text:s text:c="4"/># Name used for the master patient ID in the mapping table.</text:p>
            <text:p text:style-name="P284">mapping_master_id_fieldname = nhsnum</text:p>
            <text:p text:style-name="P284"/>
            <text:p text:style-name="P284"><text:s text:c="4"/># Similarly, used to replace ddgen_master_pid_fieldname:</text:p>
            <text:p text:style-name="P284">master_research_id_fieldname = nhshash</text:p>
            <text:p text:style-name="P284"/>
            <text:p text:style-name="P284"><text:s text:c="4"/># Change-detection hash fieldname. This will be a VARCHAR of length</text:p>
            <text:p text:style-name="P284"><text:s text:c="4"/># determined by hash_method.</text:p>
            <text:p text:style-name="P284">source_hash_fieldname = _src_hash</text:p>
            <text:p text:style-name="P284"/>
            <text:p text:style-name="P284"><text:s text:c="4"/># Date-to-text conversion formats</text:p>
            <text:p text:style-name="P284">date_to_text_format = %Y-%m-%d</text:p>
            <text:p text:style-name="P284"><text:s text:c="4"/># ... ISO-8601, e.g. 2013-07-24</text:p>
            <text:p text:style-name="P284">datetime_to_text_format = %Y-%m-%dT%H:%M:%S</text:p>
            <text:p text:style-name="P284"><text:s text:c="4"/># ... ISO-8601, e.g. 2013-07-24T20:04:07</text:p>
            <text:p text:style-name="P284"/>
            <text:p text:style-name="P284"><text:s text:c="4"/># Append source table/field to the comment? Boolean.</text:p>
            <text:p text:style-name="P284">append_source_info_to_comment = True</text:p>
            <text:p text:style-name="P284"/>
            <text:p text:style-name="P284"># -----------------------------------------------------------------------------</text:p>
            <text:p text:style-name="P284"># Destination database configuration</text:p>
            <text:p text:style-name="P284"><text:soft-page-break/># See the [destination_database] section for connection details.</text:p>
            <text:p text:style-name="P284"># -----------------------------------------------------------------------------</text:p>
            <text:p text:style-name="P284"/>
            <text:p text:style-name="P284"><text:s text:c="4"/># Specify the maximum number of rows to be processed before a COMMIT is</text:p>
            <text:p text:style-name="P284"><text:s text:c="4"/># issued on the database transaction. This prevents the transaction growing</text:p>
            <text:p text:style-name="P284"><text:s text:c="4"/># too large.</text:p>
            <text:p text:style-name="P284"><text:s text:c="4"/># Default is None (no limit).</text:p>
            <text:p text:style-name="P284">max_rows_before_commit = 1000</text:p>
            <text:p text:style-name="P284"/>
            <text:p text:style-name="P284"><text:s text:c="4"/># Specify the maximum number of source-record bytes (approximately!) that</text:p>
            <text:p text:style-name="P284"><text:s text:c="4"/># are processed before a COMMIT is issued on the database transaction. This</text:p>
            <text:p text:style-name="P284"><text:s text:c="4"/># prevents the transaction growing too large. The COMMIT will be issued</text:p>
            <text:p text:style-name="P284"><text:s text:c="4"/># *after* this limit has been met/exceeded, so it may be exceeded if the</text:p>
            <text:p text:style-name="P284"><text:s text:c="4"/># transaction just before the limit takes the cumulative total over the</text:p>
            <text:p text:style-name="P284"><text:s text:c="4"/># limit.</text:p>
            <text:p text:style-name="P284"><text:s text:c="4"/># Default is None (no limit).</text:p>
            <text:p text:style-name="P284">max_bytes_before_commit = 83886080</text:p>
            <text:p text:style-name="P284"/>
            <text:p text:style-name="P284"><text:s text:c="4"/># We need a temporary table name for incremental updates. This can't be the</text:p>
            <text:p text:style-name="P284"><text:s text:c="4"/># name of a real destination table. It lives in the destination database.</text:p>
            <text:p text:style-name="P284">temporary_tablename = _temp_table</text:p>
            <text:p text:style-name="P284"/>
            <text:p text:style-name="P284"># -----------------------------------------------------------------------------</text:p>
            <text:p text:style-name="P284"># Choose databases (defined in their own sections).</text:p>
            <text:p text:style-name="P284"># -----------------------------------------------------------------------------</text:p>
            <text:p text:style-name="P284"/>
            <text:p text:style-name="P284"><text:s text:c="4"/># Source database list. Can be lots.</text:p>
            <text:p text:style-name="P284">source_databases =</text:p>
            <text:p text:style-name="P284"><text:s text:c="4"/>mysourcedb1</text:p>
            <text:p text:style-name="P284"><text:s text:c="4"/>mysourcedb2</text:p>
            <text:p text:style-name="P284"/>
            <text:p text:style-name="P284"><text:s text:c="4"/># Destination database. Just one.</text:p>
            <text:p text:style-name="P284">destination_database = my_destination_database</text:p>
            <text:p text:style-name="P284"/>
            <text:p text:style-name="P284"><text:s text:c="4"/># Admin database. Just one.</text:p>
            <text:p text:style-name="P284">admin_database = my_admin_database</text:p>
            <text:p text:style-name="P284"/>
            <text:p text:style-name="P284"># -----------------------------------------------------------------------------</text:p>
            <text:p text:style-name="P284"># PROCESSING OPTIONS, TO LIMIT DATA QUANTITY FOR TESTING</text:p>
            <text:p text:style-name="P284"># -----------------------------------------------------------------------------</text:p>
            <text:p text:style-name="P284"/>
            <text:p text:style-name="P284"><text:s text:c="4"/># Limit the number of patients to be processed? Specify 0 (the default) for</text:p>
            <text:p text:style-name="P284"><text:s text:c="4"/># no limit.</text:p>
            <text:p text:style-name="P284">debug_max_n_patients =</text:p>
            <text:p text:style-name="P284"/>
            <text:p text:style-name="P284"><text:s text:c="4"/># Specify a list of integer patient IDs, for debugging? If specified, this</text:p>
            <text:p text:style-name="P284"><text:s text:c="4"/># list will be used directly (overriding the patient ID source specified in</text:p>
            <text:p text:style-name="P284"><text:s text:c="4"/># the data dictionary, and overriding debug_max_n_patients).</text:p>
            <text:p text:style-name="P284">debug_pid_list =</text:p>
            <text:p text:style-name="P284"/>
            <text:p text:style-name="P284"># =============================================================================</text:p>
            <text:p text:style-name="P284"># Opting out entirely</text:p>
            <text:p text:style-name="P284"># =============================================================================</text:p>
            <text:p text:style-name="P284"># Patients who elect to opt out entirely have their PIDs stored in the OptOut</text:p>
            <text:p text:style-name="P284"># table of the admin database. ENTRIES ARE NEVER REMOVED FROM THIS LIST BY</text:p>
            <text:p text:style-name="P284"># CRATE. It can be populated in three ways:</text:p>
            <text:p text:style-name="P284"># <text:s text:c="2"/>1. Manually, by adding a PID to the column opt_out.pid).</text:p>
            <text:p text:style-name="P284"># <text:s text:c="2"/>2. By maintaining a text file list of integer PIDs. Any PIDs in this file</text:p>
            <text:p text:style-name="P284"># <text:s text:c="5"/>are added to the opt-out list.</text:p>
            <text:p text:style-name="P284"># <text:s text:c="2"/>3. By flagging a source database field as indicating an opt-out, using the</text:p>
            <text:p text:style-name="P284"># <text:s text:c="5"/>src_flags = "!" marker.</text:p>
            <text:p text:style-name="P284"/>
            <text:p text:style-name="P284"><text:s text:c="4"/># If you set this, each line of the file(s) is scanned for an integer,</text:p>
            <text:p text:style-name="P284"><text:s text:c="4"/># taken to the PID of a patient who wishes to opt out.</text:p>
            <text:p text:style-name="P284">optout_pid_filenames =</text:p>
            <text:p text:style-name="P284"/>
            <text:p text:style-name="P284"><text:s text:c="4"/># If you set this, each line of the file(s) is scanned for an integer,</text:p>
            <text:p text:style-name="P284"><text:s text:c="4"/># taken to the MPID of a patient who wishes to opt out.</text:p>
            <text:p text:style-name="P284">optout_mpid_filenames =</text:p>
            <text:p text:style-name="P284"/>
            <text:p text:style-name="P284"><text:s text:c="4"/># If you mark a field in the data dictionary as an opt-out field (see</text:p>
            <text:p text:style-name="P284"><text:s text:c="4"/># above), that says "the field tells you whether the patient opts out or</text:p>
            <text:p text:style-name="P284"><text:s text:c="4"/># not". But is it "opt out" or "not"? If the actual value matches one</text:p>
            <text:p text:style-name="P284"><text:s text:c="4"/># below, then it's "opt out". Specify a LIST OF PYTHON VALUES; for example:</text:p>
            <text:p text:style-name="P284"><text:s text:c="4"/># <text:s text:c="6"/>optout_col_values = [True, 'Yes', 'Y']</text:p>
            <text:p text:style-name="P284"><text:soft-page-break/>optout_col_values =</text:p>
            <text:p text:style-name="P284"/>
            <text:p text:style-name="P284"># =============================================================================</text:p>
            <text:p text:style-name="P284"># Destination database details. User should have WRITE access.</text:p>
            <text:p text:style-name="P284"># =============================================================================</text:p>
            <text:p text:style-name="P284"># Use SQLAlchemy URLs: see</text:p>
            <text:p text:style-name="P284"># <text:s text:c="6"/>http://docs.sqlalchemy.org/en/latest/core/engines.html</text:p>
            <text:p text:style-name="P284"># You may need to install additional drivers, e.g.</text:p>
            <text:p text:style-name="P284"># <text:s text:c="6"/>pip install SOME_DRIVER</text:p>
            <text:p text:style-name="P284"># ... see the documentation.</text:p>
            <text:p text:style-name="P284"/>
            <text:p text:style-name="P284">[my_destination_database]</text:p>
            <text:p text:style-name="P284"/>
            <text:p text:style-name="P284">url = mysql+mysqldb://username:password@127.0.0.1:3306/output_databasename?charset=utf8</text:p>
            <text:p text:style-name="P284"/>
            <text:p text:style-name="P284"># =============================================================================</text:p>
            <text:p text:style-name="P284"># Administrative database. User should have WRITE access.</text:p>
            <text:p text:style-name="P284"># =============================================================================</text:p>
            <text:p text:style-name="P284"/>
            <text:p text:style-name="P284">[my_admin_database]</text:p>
            <text:p text:style-name="P284"/>
            <text:p text:style-name="P284">url = mysql+mysqldb://username:password@127.0.0.1:3306/admin_databasename?charset=utf8</text:p>
            <text:p text:style-name="P284"/>
            <text:p text:style-name="P284"># =============================================================================</text:p>
            <text:p text:style-name="P284"># SOURCE DATABASE DETAILS BELOW HERE.</text:p>
            <text:p text:style-name="P284"># User should have READ access only for safety.</text:p>
            <text:p text:style-name="P284"># =============================================================================</text:p>
            <text:p text:style-name="P284"/>
            <text:p text:style-name="P284"># -----------------------------------------------------------------------------</text:p>
            <text:p text:style-name="P284"># Source database example 1</text:p>
            <text:p text:style-name="P284"># -----------------------------------------------------------------------------</text:p>
            <text:p text:style-name="P284"/>
            <text:p text:style-name="P284">[mysourcedb1]</text:p>
            <text:p text:style-name="P284"/>
            <text:p text:style-name="P284"># CONNECTION DETAILS</text:p>
            <text:p text:style-name="P284"/>
            <text:p text:style-name="P284">url = mysql+mysqldb://username:password@127.0.0.1:3306/source_databasename?charset=utf8</text:p>
            <text:p text:style-name="P284"/>
            <text:p text:style-name="P284"># INPUT FIELDS, FOR THE AUTOGENERATION OF DATA DICTIONARIES</text:p>
            <text:p text:style-name="P284"/>
            <text:p text:style-name="P284"><text:s text:c="4"/># Allow the absence of patient info? Used to copy databases; WILL NOT</text:p>
            <text:p text:style-name="P284"><text:s text:c="4"/># ANONYMISE. Boolean; default is False.</text:p>
            <text:p text:style-name="P284">ddgen_allow_no_patient_info = False</text:p>
            <text:p text:style-name="P284"/>
            <text:p text:style-name="P284"><text:s text:c="4"/># Specify the (typically integer) patient identifier present in EVERY</text:p>
            <text:p text:style-name="P284"><text:s text:c="4"/># table. It will be replaced by the research ID in the destination</text:p>
            <text:p text:style-name="P284"><text:s text:c="4"/># database.</text:p>
            <text:p text:style-name="P284">ddgen_per_table_pid_field = patient_id</text:p>
            <text:p text:style-name="P284"/>
            <text:p text:style-name="P284"><text:s text:c="4"/># Master patient ID fieldname. Used for e.g. NHS numbers.</text:p>
            <text:p text:style-name="P284">ddgen_master_pid_fieldname = nhsnum</text:p>
            <text:p text:style-name="P284"/>
            <text:p text:style-name="P284"><text:s text:c="4"/># Blacklist any tables when creating new data dictionaries?</text:p>
            <text:p text:style-name="P284">ddgen_table_blacklist =</text:p>
            <text:p text:style-name="P284"/>
            <text:p text:style-name="P284"><text:s text:c="4"/># Blacklist any fields (regardless of their table) when creating new data</text:p>
            <text:p text:style-name="P284"><text:s text:c="4"/># dictionaries?</text:p>
            <text:p text:style-name="P284">ddgen_field_blacklist =</text:p>
            <text:p text:style-name="P284"/>
            <text:p text:style-name="P284"><text:s text:c="4"/># Fieldnames assumed to be their table's PK:</text:p>
            <text:p text:style-name="P284">ddgen_pk_fields =</text:p>
            <text:p text:style-name="P284"/>
            <text:p text:style-name="P284"><text:s text:c="4"/># Assume that content stays constant?</text:p>
            <text:p text:style-name="P284">ddgen_constant_content = False</text:p>
            <text:p text:style-name="P284"/>
            <text:p text:style-name="P284"><text:s text:c="4"/># Assume that records can only be added, not deleted?</text:p>
            <text:p text:style-name="P284">ddgen_addition_only = False</text:p>
            <text:p text:style-name="P284"/>
            <text:p text:style-name="P284"><text:s text:c="4"/># Predefine field(s) that define the existence of patient IDs? UNUSUAL.</text:p>
            <text:p text:style-name="P284">ddgen_pid_defining_fieldnames =</text:p>
            <text:p text:style-name="P284"/>
            <text:p text:style-name="P284"><text:s text:c="4"/># Default fields to scrub from</text:p>
            <text:p text:style-name="P284">ddgen_scrubsrc_patient_fields =</text:p>
            <text:p text:style-name="P284">ddgen_scrubsrc_thirdparty_fields =</text:p>
            <text:p text:style-name="P284"/>
            <text:p text:style-name="P284"><text:soft-page-break/><text:s text:c="4"/># Override default scrubbing methods</text:p>
            <text:p text:style-name="P284">ddgen_scrubmethod_code_fields =</text:p>
            <text:p text:style-name="P284">ddgen_scrubmethod_date_fields =</text:p>
            <text:p text:style-name="P284">ddgen_scrubmethod_number_fields =</text:p>
            <text:p text:style-name="P284">ddgen_scrubmethod_phrase_fields =</text:p>
            <text:p text:style-name="P284"/>
            <text:p text:style-name="P284"><text:s text:c="4"/># Known safe fields, exempt from scrubbing</text:p>
            <text:p text:style-name="P284">ddgen_safe_fields_exempt_from_scrubbing =</text:p>
            <text:p text:style-name="P284"/>
            <text:p text:style-name="P284"><text:s text:c="4"/># Define minimum text field length for scrubbing (shorter is assumed safe)</text:p>
            <text:p text:style-name="P284">ddgen_min_length_for_scrubbing = 4</text:p>
            <text:p text:style-name="P284"/>
            <text:p text:style-name="P284"><text:s text:c="4"/># Other default manipulations</text:p>
            <text:p text:style-name="P284">ddgen_truncate_date_fields =</text:p>
            <text:p text:style-name="P284"/>
            <text:p text:style-name="P284"><text:s text:c="4"/># Fields containing filenames, which files should be converted to text</text:p>
            <text:p text:style-name="P284">ddgen_filename_to_text_fields =</text:p>
            <text:p text:style-name="P284"/>
            <text:p text:style-name="P284"><text:s text:c="4"/># Fields containing raw binary data from files (binary large objects;</text:p>
            <text:p text:style-name="P284"><text:s text:c="4"/># BLOBs), whose contents should be converted to text -- paired with fields</text:p>
            <text:p text:style-name="P284"><text:s text:c="4"/># in the same table containing their file extension (e.g. "pdf", ".PDF") or</text:p>
            <text:p text:style-name="P284"><text:s text:c="4"/># a filename having that extension.</text:p>
            <text:p text:style-name="P284"><text:s text:c="4"/># Specify it as a list of comma-joined pairs, e.g.</text:p>
            <text:p text:style-name="P284"><text:s text:c="4"/># <text:s text:c="4"/>ddgen_binary_to_text_field_pairs = binary1field, ext1field</text:p>
            <text:p text:style-name="P284"><text:s text:c="4"/># <text:s text:c="8"/>binary2field, ext2field</text:p>
            <text:p text:style-name="P284"><text:s text:c="4"/># <text:s text:c="8"/>...</text:p>
            <text:p text:style-name="P284">ddgen_binary_to_text_field_pairs =</text:p>
            <text:p text:style-name="P284"/>
            <text:p text:style-name="P284"><text:s text:c="4"/># Fields to apply an index to</text:p>
            <text:p text:style-name="P284">ddgen_index_fields =</text:p>
            <text:p text:style-name="P284"/>
            <text:p text:style-name="P284"><text:s text:c="4"/># Allow full-text index creation? Default true. Disable for databases that</text:p>
            <text:p text:style-name="P284"><text:s text:c="4"/># don't support them?</text:p>
            <text:p text:style-name="P284">ddgen_allow_fulltext_indexing = True</text:p>
            <text:p text:style-name="P284"/>
            <text:p text:style-name="P284"># DATA DICTIONARY MANIPULATION TO DESTINATION TABLE/FIELD NAMES</text:p>
            <text:p text:style-name="P284"/>
            <text:p text:style-name="P284"><text:s text:c="4"/># Force all destination tables/fields to lower case? Generally a good idea.</text:p>
            <text:p text:style-name="P284"><text:s text:c="4"/># Boolean; default is True.</text:p>
            <text:p text:style-name="P284">ddgen_force_lower_case = True</text:p>
            <text:p text:style-name="P284"/>
            <text:p text:style-name="P284"><text:s text:c="4"/># Convert spaces in table/fieldnames (yuk!) to underscores? Default: true.</text:p>
            <text:p text:style-name="P284">ddgen_convert_odd_chars_to_underscore = True</text:p>
            <text:p text:style-name="P284"/>
            <text:p text:style-name="P284"># PROCESSING OPTIONS, TO LIMIT DATA QUANTITY FOR TESTING</text:p>
            <text:p text:style-name="P284"/>
            <text:p text:style-name="P284"><text:s text:c="4"/># Specify 0 (the default) for no limit, or a number of rows (e.g. 1000) to</text:p>
            <text:p text:style-name="P284"><text:s text:c="4"/># apply to any tables listed in debug_limited_tables. For those tables,</text:p>
            <text:p text:style-name="P284"><text:s text:c="4"/># only this many rows will be taken from the source database. Use this, for</text:p>
            <text:p text:style-name="P284"><text:s text:c="4"/># example, to reduce the number of large documents fetched.</text:p>
            <text:p text:style-name="P284"><text:s text:c="4"/># If you run a multiprocess/multithreaded anonymisation, this limit applies</text:p>
            <text:p text:style-name="P284"><text:s text:c="4"/># per *process* (or task), not overall.</text:p>
            <text:p text:style-name="P284"><text:s text:c="4"/># Note that these limits DO NOT APPLY to the fetching of patient-</text:p>
            <text:p text:style-name="P284"><text:s text:c="4"/># identifiable information for anonymisation -- when a patient is</text:p>
            <text:p text:style-name="P284"><text:s text:c="4"/># processed, all identifiable information for that patient is trawled.</text:p>
            <text:p text:style-name="P284">debug_row_limit =</text:p>
            <text:p text:style-name="P284"/>
            <text:p text:style-name="P284"><text:s text:c="4"/># List of tables to which to apply debug_row_limit (see above).</text:p>
            <text:p text:style-name="P284">debug_limited_tables =</text:p>
            <text:p text:style-name="P284"/>
            <text:p text:style-name="P284"># -----------------------------------------------------------------------------</text:p>
            <text:p text:style-name="P284"># Source database example 2</text:p>
            <text:p text:style-name="P284"># -----------------------------------------------------------------------------</text:p>
            <text:p text:style-name="P284"/>
            <text:p text:style-name="P284">[mysourcedb2]</text:p>
            <text:p text:style-name="P284"/>
            <text:p text:style-name="P284">url = mysql+mysqldb://username:password@127.0.0.1:3306/source2_databasename?charset=utf8</text:p>
            <text:p text:style-name="P284"/>
            <text:p text:style-name="P284">ddgen_force_lower_case = True</text:p>
            <text:p text:style-name="P284">ddgen_per_table_pid_field = patient_id</text:p>
            <text:p text:style-name="P284">ddgen_master_pid_fieldname = nhsnum</text:p>
            <text:p text:style-name="P284">ddgen_table_blacklist =</text:p>
            <text:p text:style-name="P284">ddgen_field_blacklist =</text:p>
            <text:p text:style-name="P284">ddgen_pk_fields =</text:p>
            <text:p text:style-name="P284">ddgen_constant_content = False</text:p>
            <text:p text:style-name="P284"><text:soft-page-break/>ddgen_scrubsrc_patient_fields =</text:p>
            <text:p text:style-name="P284">ddgen_scrubsrc_thirdparty_fields =</text:p>
            <text:p text:style-name="P284">ddgen_scrubmethod_code_fields =</text:p>
            <text:p text:style-name="P284">ddgen_scrubmethod_date_fields =</text:p>
            <text:p text:style-name="P284">ddgen_scrubmethod_number_fields =</text:p>
            <text:p text:style-name="P284">ddgen_scrubmethod_phrase_fields =</text:p>
            <text:p text:style-name="P284">ddgen_safe_fields_exempt_from_scrubbing =</text:p>
            <text:p text:style-name="P284">ddgen_min_length_for_scrubbing = 4</text:p>
            <text:p text:style-name="P284">ddgen_truncate_date_fields =</text:p>
            <text:p text:style-name="P284">ddgen_filename_to_text_fields =</text:p>
            <text:p text:style-name="P284">ddgen_binary_to_text_field_pairs =</text:p>
            <text:p text:style-name="P284"/>
            <text:p text:style-name="P284"># -----------------------------------------------------------------------------</text:p>
            <text:p text:style-name="P284"># Source database example 3</text:p>
            <text:p text:style-name="P284"># -----------------------------------------------------------------------------</text:p>
            <text:p text:style-name="P284"/>
            <text:p text:style-name="P284">[camcops]</text:p>
            <text:p text:style-name="P284"># Example for the CamCOPS anonymisation staging database</text:p>
            <text:p text:style-name="P284"/>
            <text:p text:style-name="P284">url = mysql+mysqldb://username:password@127.0.0.1:3306/camcops_databasename?charset=utf8</text:p>
            <text:p text:style-name="P284"/>
            <text:p text:style-name="P284"># FOR EXAMPLE:</text:p>
            <text:p text:style-name="P284">ddgen_force_lower_case = True</text:p>
            <text:p text:style-name="P284">ddgen_per_table_pid_field = _patient_idnum1</text:p>
            <text:p text:style-name="P284">ddgen_pid_defining_fieldnames = _patient_idnum1</text:p>
            <text:p text:style-name="P284">ddgen_master_pid_fieldname = _patient_idnum2</text:p>
            <text:p text:style-name="P284"/>
            <text:p text:style-name="P284">ddgen_table_blacklist =</text:p>
            <text:p text:style-name="P284"/>
            <text:p text:style-name="P284">ddgen_field_blacklist = _patient_iddesc1</text:p>
            <text:p text:style-name="P284"><text:s text:c="4"/>_patient_idshortdesc1</text:p>
            <text:p text:style-name="P284"><text:s text:c="4"/>_patient_iddesc2</text:p>
            <text:p text:style-name="P284"><text:s text:c="4"/>_patient_idshortdesc2</text:p>
            <text:p text:style-name="P284"><text:s text:c="4"/>_patient_iddesc3</text:p>
            <text:p text:style-name="P284"><text:s text:c="4"/>_patient_idshortdesc3</text:p>
            <text:p text:style-name="P284"><text:s text:c="4"/>_patient_iddesc4</text:p>
            <text:p text:style-name="P284"><text:s text:c="4"/>_patient_idshortdesc4</text:p>
            <text:p text:style-name="P284"><text:s text:c="4"/>_patient_iddesc5</text:p>
            <text:p text:style-name="P284"><text:s text:c="4"/>_patient_idshortdesc5</text:p>
            <text:p text:style-name="P284"><text:s text:c="4"/>_patient_iddesc6</text:p>
            <text:p text:style-name="P284"><text:s text:c="4"/>_patient_idshortdesc6</text:p>
            <text:p text:style-name="P284"><text:s text:c="4"/>_patient_iddesc7</text:p>
            <text:p text:style-name="P284"><text:s text:c="4"/>_patient_idshortdesc7</text:p>
            <text:p text:style-name="P284"><text:s text:c="4"/>_patient_iddesc8</text:p>
            <text:p text:style-name="P284"><text:s text:c="4"/>_patient_idshortdesc8</text:p>
            <text:p text:style-name="P284"><text:s text:c="4"/>id</text:p>
            <text:p text:style-name="P284"><text:s text:c="4"/>patient_id</text:p>
            <text:p text:style-name="P284"><text:s text:c="4"/>_device</text:p>
            <text:p text:style-name="P284"><text:s text:c="4"/>_era</text:p>
            <text:p text:style-name="P284"><text:s text:c="4"/>_current</text:p>
            <text:p text:style-name="P284"><text:s text:c="4"/>_when_removed_exact</text:p>
            <text:p text:style-name="P284"><text:s text:c="4"/>_when_removed_batch_utc</text:p>
            <text:p text:style-name="P284"><text:s text:c="4"/>_removing_user</text:p>
            <text:p text:style-name="P284"><text:s text:c="4"/>_preserving_user</text:p>
            <text:p text:style-name="P284"><text:s text:c="4"/>_forcibly_preserved</text:p>
            <text:p text:style-name="P284"><text:s text:c="4"/>_predecessor_pk</text:p>
            <text:p text:style-name="P284"><text:s text:c="4"/>_successor_pk</text:p>
            <text:p text:style-name="P284"><text:s text:c="4"/>_manually_erased</text:p>
            <text:p text:style-name="P284"><text:s text:c="4"/>_manually_erased_at</text:p>
            <text:p text:style-name="P284"><text:s text:c="4"/>_manually_erasing_user</text:p>
            <text:p text:style-name="P284"><text:s text:c="4"/>_addition_pending</text:p>
            <text:p text:style-name="P284"><text:s text:c="4"/>_removal_pending</text:p>
            <text:p text:style-name="P284"><text:s text:c="4"/>_move_off_tablet</text:p>
            <text:p text:style-name="P284"/>
            <text:p text:style-name="P284">ddgen_pk_fields = _pk</text:p>
            <text:p text:style-name="P284">ddgen_constant_content = False</text:p>
            <text:p text:style-name="P284"/>
            <text:p text:style-name="P284">ddgen_scrubsrc_patient_fields = _patient_forename</text:p>
            <text:p text:style-name="P284"><text:s text:c="4"/>_patient_surname</text:p>
            <text:p text:style-name="P284"><text:s text:c="4"/>_patient_dob</text:p>
            <text:p text:style-name="P284"><text:s text:c="4"/>_patient_idnum1</text:p>
            <text:p text:style-name="P284"><text:s text:c="4"/>_patient_idnum2</text:p>
            <text:p text:style-name="P284"><text:s text:c="4"/>_patient_idnum3</text:p>
            <text:p text:style-name="P284"><text:s text:c="4"/>_patient_idnum4</text:p>
            <text:p text:style-name="P284"><text:s text:c="4"/>_patient_idnum5</text:p>
            <text:p text:style-name="P284"><text:soft-page-break/><text:s text:c="4"/>_patient_idnum6</text:p>
            <text:p text:style-name="P284"><text:s text:c="4"/>_patient_idnum7</text:p>
            <text:p text:style-name="P284"><text:s text:c="4"/>_patient_idnum8</text:p>
            <text:p text:style-name="P284"/>
            <text:p text:style-name="P284">ddgen_scrubsrc_thirdparty_fields =</text:p>
            <text:p text:style-name="P284"/>
            <text:p text:style-name="P284">ddgen_scrubmethod_code_fields =</text:p>
            <text:p text:style-name="P284">ddgen_scrubmethod_date_fields = _patient_dob</text:p>
            <text:p text:style-name="P284">ddgen_scrubmethod_number_fields =</text:p>
            <text:p text:style-name="P284">ddgen_scrubmethod_phrase_fields =</text:p>
            <text:p text:style-name="P284"/>
            <text:p text:style-name="P284">ddgen_safe_fields_exempt_from_scrubbing = _device</text:p>
            <text:p text:style-name="P284"><text:s text:c="4"/>_era</text:p>
            <text:p text:style-name="P284"><text:s text:c="4"/>_when_added_exact</text:p>
            <text:p text:style-name="P284"><text:s text:c="4"/>_adding_user</text:p>
            <text:p text:style-name="P284"><text:s text:c="4"/>_when_removed_exact</text:p>
            <text:p text:style-name="P284"><text:s text:c="4"/>_removing_user</text:p>
            <text:p text:style-name="P284"><text:s text:c="4"/>_preserving_user</text:p>
            <text:p text:style-name="P284"><text:s text:c="4"/>_manually_erased_at</text:p>
            <text:p text:style-name="P284"><text:s text:c="4"/>_manually_erasing_user</text:p>
            <text:p text:style-name="P284"><text:s text:c="4"/>when_last_modified</text:p>
            <text:p text:style-name="P284"><text:s text:c="4"/>when_created</text:p>
            <text:p text:style-name="P284"><text:s text:c="4"/>when_firstexit</text:p>
            <text:p text:style-name="P284"><text:s text:c="4"/>clinician_specialty</text:p>
            <text:p text:style-name="P284"><text:s text:c="4"/>clinician_name</text:p>
            <text:p text:style-name="P284"><text:s text:c="4"/>clinician_post</text:p>
            <text:p text:style-name="P284"><text:s text:c="4"/>clinician_professional_registration</text:p>
            <text:p text:style-name="P284"><text:s text:c="4"/>clinician_contact_details</text:p>
            <text:p text:style-name="P284"># ... now some task-specific ones</text:p>
            <text:p text:style-name="P284"><text:s text:c="4"/>bdi_scale</text:p>
            <text:p text:style-name="P284"><text:s text:c="4"/>pause_start_time</text:p>
            <text:p text:style-name="P284"><text:s text:c="4"/>pause_end_time</text:p>
            <text:p text:style-name="P284"><text:s text:c="4"/>trial_start_time</text:p>
            <text:p text:style-name="P284"><text:s text:c="4"/>cue_start_time</text:p>
            <text:p text:style-name="P284"><text:s text:c="4"/>target_start_time</text:p>
            <text:p text:style-name="P284"><text:s text:c="4"/>detection_start_time</text:p>
            <text:p text:style-name="P284"><text:s text:c="4"/>iti_start_time</text:p>
            <text:p text:style-name="P284"><text:s text:c="4"/>iti_end_time</text:p>
            <text:p text:style-name="P284"><text:s text:c="4"/>trial_end_time</text:p>
            <text:p text:style-name="P284"><text:s text:c="4"/>response_time</text:p>
            <text:p text:style-name="P284"><text:s text:c="4"/>target_time</text:p>
            <text:p text:style-name="P284"><text:s text:c="4"/>choice_time</text:p>
            <text:p text:style-name="P284"><text:s text:c="4"/>discharge_date</text:p>
            <text:p text:style-name="P284"><text:s text:c="4"/>discharge_reason_code</text:p>
            <text:p text:style-name="P284"><text:s text:c="4"/>diagnosis_psych_1_icd10code</text:p>
            <text:p text:style-name="P284"><text:s text:c="4"/>diagnosis_psych_1_description</text:p>
            <text:p text:style-name="P284"><text:s text:c="4"/>diagnosis_psych_2_icd10code</text:p>
            <text:p text:style-name="P284"><text:s text:c="4"/>diagnosis_psych_2_description</text:p>
            <text:p text:style-name="P284"><text:s text:c="4"/>diagnosis_psych_3_icd10code</text:p>
            <text:p text:style-name="P284"><text:s text:c="4"/>diagnosis_psych_3_description</text:p>
            <text:p text:style-name="P284"><text:s text:c="4"/>diagnosis_psych_4_icd10code</text:p>
            <text:p text:style-name="P284"><text:s text:c="4"/>diagnosis_psych_4_description</text:p>
            <text:p text:style-name="P284"><text:s text:c="4"/>diagnosis_medical_1</text:p>
            <text:p text:style-name="P284"><text:s text:c="4"/>diagnosis_medical_2</text:p>
            <text:p text:style-name="P284"><text:s text:c="4"/>diagnosis_medical_3</text:p>
            <text:p text:style-name="P284"><text:s text:c="4"/>diagnosis_medical_4</text:p>
            <text:p text:style-name="P284"><text:s text:c="4"/>category_start_time</text:p>
            <text:p text:style-name="P284"><text:s text:c="4"/>category_response_time</text:p>
            <text:p text:style-name="P284"><text:s text:c="4"/>category_chosen</text:p>
            <text:p text:style-name="P284"><text:s text:c="4"/>gamble_fixed_option</text:p>
            <text:p text:style-name="P284"><text:s text:c="4"/>gamble_lottery_option_p</text:p>
            <text:p text:style-name="P284"><text:s text:c="4"/>gamble_lottery_option_q</text:p>
            <text:p text:style-name="P284"><text:s text:c="4"/>gamble_start_time</text:p>
            <text:p text:style-name="P284"><text:s text:c="4"/>gamble_response_time</text:p>
            <text:p text:style-name="P284"><text:s text:c="4"/>likelihood</text:p>
            <text:p text:style-name="P284"/>
            <text:p text:style-name="P284">ddgen_min_length_for_scrubbing = 4</text:p>
            <text:p text:style-name="P284"/>
            <text:p text:style-name="P284">ddgen_truncate_date_fields = _patient_dob</text:p>
            <text:p text:style-name="P284">ddgen_filename_to_text_fields =</text:p>
            <text:p text:style-name="P284">ddgen_binary_to_text_field_pairs =</text:p>
            <text:p text:style-name="P287"/>
          </table:table-cell>
        </table:table-row>
      </table:table>
      <text:p text:style-name="P34"/>
      <text:h text:style-name="P351" text:outline-level="1"><text:soft-page-break/>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53" text:outline-level="1">Specimen NLP config file</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83"># Configuration file for CRATE NLP manager (crate_nlp).</text:p>
            <text:p text:style-name="P283"/>
            <text:p text:style-name="P283"># =============================================================================</text:p>
            <text:p text:style-name="P283"># Overview</text:p>
            <text:p text:style-name="P283"># =============================================================================</text:p>
            <text:p text:style-name="P283"># - NOTE THAT THE FOLLOWING FIELDNAMES ARE USED AS STANDARD, AND WILL BE</text:p>
            <text:p text:style-name="P283"># <text:s text:c="2"/>AUTOCREATED:</text:p>
            <text:p text:style-name="P283">#</text:p>
            <text:p text:style-name="P283"># <text:s text:c="2"/>From nlp_manager.py:</text:p>
            <text:p text:style-name="P283"># <text:s text:c="6"/>_pk <text:s text:c="8"/>INT <text:s text:c="12"/>PK within this table.</text:p>
            <text:p text:style-name="P283"># <text:s text:c="6"/>_srcdb <text:s text:c="5"/>VARCHAR(64) <text:s text:c="4"/>Source database name</text:p>
            <text:p text:style-name="P283"># <text:s text:c="6"/>_srctable <text:s text:c="2"/>VARCHAR(64) <text:s text:c="8"/>Source table name</text:p>
            <text:p text:style-name="P283"># <text:s text:c="6"/>_srcpkfield VARCHAR(64) <text:s text:c="8"/>Source primary key (PK) field name</text:p>
            <text:p text:style-name="P283"># <text:s text:c="6"/>_srcpkval <text:s text:c="2"/>INT <text:s text:c="12"/>Source PK value</text:p>
            <text:p text:style-name="P283"># <text:s text:c="6"/>_srcfield <text:s text:c="2"/>VARCHAR(64) <text:s text:c="8"/>Source field containing text content</text:p>
            <text:p text:style-name="P283">#</text:p>
            <text:p text:style-name="P283"># <text:s text:c="2"/>From CrateGatePipeline.java:</text:p>
            <text:p text:style-name="P283"># <text:s text:c="6"/>_type <text:s text:c="6"/>VARCHAR <text:s text:c="4"/>Annotation type name (e.g. 'Person')</text:p>
            <text:p text:style-name="P283"># <text:s text:c="6"/>_id <text:s text:c="8"/>INT <text:s text:c="8"/>Annotation ID, from GATE. Not clear that this</text:p>
            <text:p text:style-name="P283"># <text:s text:c="30"/>is particularly useful.</text:p>
            <text:p text:style-name="P283"># <text:s text:c="6"/>_start <text:s text:c="5"/>INT <text:s text:c="8"/>Start position in the content</text:p>
            <text:p text:style-name="P283"># <text:s text:c="6"/>_end <text:s text:c="7"/>INT <text:s text:c="8"/>End position in the content</text:p>
            <text:p text:style-name="P283"># <text:s text:c="6"/>_content <text:s text:c="3"/>TEXT <text:s text:c="7"/>Full content marked as relevant. (Not the</text:p>
            <text:p text:style-name="P283"># <text:s text:c="30"/>entire content of the source field.)</text:p>
            <text:p text:style-name="P283"># <text:s text:c="30"/>(You don't have to keep this!)</text:p>
            <text:p text:style-name="P283">#</text:p>
            <text:p text:style-name="P283"># <text:s text:c="2"/>The length of the VARCHAR fields is set by the MAX_SQL_FIELD_LEN constant.</text:p>
            <text:p text:style-name="P283">#</text:p>
            <text:p text:style-name="P283"># <text:s text:c="2"/>Then individual GATE annotation systems might add their own fields.</text:p>
            <text:p text:style-name="P283"># <text:s text:c="2"/>For example, the ANNIE example has a "Person" annotation.</text:p>
            <text:p text:style-name="P283">#</text:p>
            <text:p text:style-name="P283"># - Output type section names MUST be in lower case (and output types will be</text:p>
            <text:p text:style-name="P283"># <text:s text:c="2"/>converted to lower case internally on receipt from the NLP program).</text:p>
            <text:p text:style-name="P283"/>
            <text:p text:style-name="P283"># =============================================================================</text:p>
            <text:p text:style-name="P283"># Individual NLP definitions</text:p>
            <text:p text:style-name="P283"># - referred to by the nlp_manager.py's command-line arguments</text:p>
            <text:p text:style-name="P283"># =============================================================================</text:p>
            <text:p text:style-name="P283"/>
            <text:p text:style-name="P283">[MY_NAME_LOCATION_NLP]</text:p>
            <text:p text:style-name="P283"/>
            <text:p text:style-name="P283"># -----------------------------------------------------------------------------</text:p>
            <text:p text:style-name="P283"># Input is from one or more source databases/tables/fields.</text:p>
            <text:p text:style-name="P283"># This list refers to config sections that define those fields in more detail.</text:p>
            <text:p text:style-name="P283"># -----------------------------------------------------------------------------</text:p>
            <text:p text:style-name="P283"/>
            <text:p text:style-name="P283">inputfielddefs =</text:p>
            <text:p text:style-name="P283"><text:s text:c="4"/>INPUT_FIELD_CLINICAL_DOCUMENTS</text:p>
            <text:p text:style-name="P283"><text:s text:c="4"/>INPUT_FIELD_PROGRESS_NOTES</text:p>
            <text:p text:style-name="P283"><text:soft-page-break/><text:s text:c="4"/>...</text:p>
            <text:p text:style-name="P283"/>
            <text:p text:style-name="P283"># -----------------------------------------------------------------------------</text:p>
            <text:p text:style-name="P283"># The output's _type parameter is used to look up possible destination tables</text:p>
            <text:p text:style-name="P283"># (in case-insensitive fashion). What follows is a list of pairs: the first</text:p>
            <text:p text:style-name="P283"># item is the annotation type coming out of the GATE system, and the second is</text:p>
            <text:p text:style-name="P283"># the output type section defined in this file.</text:p>
            <text:p text:style-name="P283"># -----------------------------------------------------------------------------</text:p>
            <text:p text:style-name="P283"/>
            <text:p text:style-name="P283">outputtypemap =</text:p>
            <text:p text:style-name="P283"><text:s text:c="4"/>person output_person</text:p>
            <text:p text:style-name="P283"><text:s text:c="4"/>location output_location</text:p>
            <text:p text:style-name="P283"/>
            <text:p text:style-name="P283"># -----------------------------------------------------------------------------</text:p>
            <text:p text:style-name="P283"># NLP is done by an external program.</text:p>
            <text:p text:style-name="P283"># Here we specify a program and associated arguments. The example shows how to</text:p>
            <text:p text:style-name="P283"># use Java to launch a specific Java program (CrateGatePipeline), having set</text:p>
            <text:p text:style-name="P283"># a path to find other Java classes, and then to pass arguments to the program</text:p>
            <text:p text:style-name="P283"># itself.</text:p>
            <text:p text:style-name="P283"># -----------------------------------------------------------------------------</text:p>
            <text:p text:style-name="P283"># Substitutable parameters:</text:p>
            <text:p text:style-name="P283"># <text:s text:c="2"/>{X} <text:s text:c="8"/>Substitutes variable X from the environment.</text:p>
            <text:p text:style-name="P283"># <text:s text:c="2"/>{NLPLOGTAG} Additional environment variable that indicates the process</text:p>
            <text:p text:style-name="P283"># <text:s text:c="14"/>being run; used to label the output from CrateGatePipeline.</text:p>
            <text:p text:style-name="P283"/>
            <text:p text:style-name="P283">progenvsection = MY_ENV_SECTION</text:p>
            <text:p text:style-name="P283"/>
            <text:p text:style-name="P283">progargs = java</text:p>
            <text:p text:style-name="P283"><text:s text:c="4"/>-classpath "{NLPPROGDIR}":"{GATEDIR}/bin/gate.jar":"{GATEDIR}/lib/*"</text:p>
            <text:p text:style-name="P283"><text:s text:c="4"/>CrateGatePipeline</text:p>
            <text:p text:style-name="P283"><text:s text:c="4"/>-g "{GATEDIR}/plugins/ANNIE/ANNIE_with_defaults.gapp"</text:p>
            <text:p text:style-name="P283"><text:s text:c="4"/>-a Person</text:p>
            <text:p text:style-name="P283"><text:s text:c="4"/>-a Location</text:p>
            <text:p text:style-name="P283"><text:s text:c="4"/>-it END_OF_TEXT_FOR_NLP</text:p>
            <text:p text:style-name="P283"><text:s text:c="4"/>-ot END_OF_NLP_OUTPUT_RECORD</text:p>
            <text:p text:style-name="P283"><text:s text:c="4"/>-lt {NLPLOGTAG}</text:p>
            <text:p text:style-name="P283"><text:s text:c="4"/>-v -v</text:p>
            <text:p text:style-name="P283"/>
            <text:p text:style-name="P283"># ... to which the text will be passed via stdin</text:p>
            <text:p text:style-name="P283"># ... and the result will be expected via stdout, as a set of TSV</text:p>
            <text:p text:style-name="P283"># <text:s text:c="4"/>lines corresponding to the fields in destfields below</text:p>
            <text:p text:style-name="P283"/>
            <text:p text:style-name="P283"># NOTE IN PARTICULAR:</text:p>
            <text:p text:style-name="P283"># - Use double quotes to encapsulate any filename that may have spaces within</text:p>
            <text:p text:style-name="P283"># <text:s text:c="2"/>it (e.g. C:/Program Files/...).</text:p>
            <text:p text:style-name="P283"># - Use a forward slash director separator, even under Windows.</text:p>
            <text:p text:style-name="P283"># - Under Windows, use a semicolon to separate parts of the Java classpath.</text:p>
            <text:p text:style-name="P283"># <text:s text:c="2"/>Under Linux, use a colon.</text:p>
            <text:p text:style-name="P283"/>
            <text:p text:style-name="P283"># -----------------------------------------------------------------------------</text:p>
            <text:p text:style-name="P283"># The external program is slow, because NLP is slow. Therefore, we set up the</text:p>
            <text:p text:style-name="P283"># external program and use it repeatedly for a whole bunch of text. Individual</text:p>
            <text:p text:style-name="P283"># pieces of text are sent to it (via its stdin). We finish our piece of text</text:p>
            <text:p text:style-name="P283"># with a delimiter, which should (a) be specified in the -it parameter above,</text:p>
            <text:p text:style-name="P283"># and (b) be set below, TO THE SAME VALUE. The external program should return a</text:p>
            <text:p text:style-name="P283"># TSV-delimited set of field/value pairs, like this:</text:p>
            <text:p text:style-name="P283">#</text:p>
            <text:p text:style-name="P283"># <text:s text:c="6"/>field1<text:tab/>value1<text:tab/>field2<text:tab/>value2...</text:p>
            <text:p text:style-name="P283"># <text:s text:c="6"/>field1<text:tab/>value3<text:tab/>field2<text:tab/>value4...</text:p>
            <text:p text:style-name="P283"># <text:s text:c="6"/>...</text:p>
            <text:p text:style-name="P283"># <text:s text:c="6"/>TERMINATOR</text:p>
            <text:p text:style-name="P283">#</text:p>
            <text:p text:style-name="P283"># ... where TERMINATOR is something that you (a) specify with the -ot parameter</text:p>
            <text:p text:style-name="P283"># above, and (b) set below, TO THE SAME VALUE.</text:p>
            <text:p text:style-name="P283"># -----------------------------------------------------------------------------</text:p>
            <text:p text:style-name="P283"/>
            <text:p text:style-name="P283">input_terminator = END_OF_TEXT_FOR_NLP</text:p>
            <text:p text:style-name="P283">output_terminator = END_OF_NLP_OUTPUT_RECORD</text:p>
            <text:p text:style-name="P283"/>
            <text:p text:style-name="P283"># -----------------------------------------------------------------------------</text:p>
            <text:p text:style-name="P283"># If the external program leaks memory, you may wish to cap the number of uses</text:p>
            <text:p text:style-name="P283"># before it's restarted. Specify the max_external_prog_uses option if so.</text:p>
            <text:p text:style-name="P283"># Specify 0 or omit the option entirely to ignore this.</text:p>
            <text:p text:style-name="P283"># -----------------------------------------------------------------------------</text:p>
            <text:p text:style-name="P283"/>
            <text:p text:style-name="P283"><text:soft-page-break/># max_external_prog_uses = 1000</text:p>
            <text:p text:style-name="P283"/>
            <text:p text:style-name="P283"># -----------------------------------------------------------------------------</text:p>
            <text:p text:style-name="P283"># To allow incremental updates, information is stored in a progress table.</text:p>
            <text:p text:style-name="P283"># -----------------------------------------------------------------------------</text:p>
            <text:p text:style-name="P283"/>
            <text:p text:style-name="P283">progressdb = MY_DESTINATION_DATABASE</text:p>
            <text:p text:style-name="P283">hashphrase = doesnotmatter</text:p>
            <text:p text:style-name="P283"/>
            <text:p text:style-name="P283"># =============================================================================</text:p>
            <text:p text:style-name="P283"># Environment variable definitions (for external program, and progargs).</text:p>
            <text:p text:style-name="P283"># The environment will start by inheriting the parent environment, then add</text:p>
            <text:p text:style-name="P283"># variables here. Keys are case-sensitive</text:p>
            <text:p text:style-name="P283"># =============================================================================</text:p>
            <text:p text:style-name="P283"/>
            <text:p text:style-name="P283">[MY_ENV_SECTION]</text:p>
            <text:p text:style-name="P283"/>
            <text:p text:style-name="P283">GATEDIR = /home/myuser/GATE_Developer_8.0</text:p>
            <text:p text:style-name="P283">NLPPROGDIR = /home/myuser/somewhere/crate_anon/nlp_manager/compiled_nlp_classes</text:p>
            <text:p text:style-name="P283"/>
            <text:p text:style-name="P283"># =============================================================================</text:p>
            <text:p text:style-name="P283"># Output types</text:p>
            <text:p text:style-name="P283"># =============================================================================</text:p>
            <text:p text:style-name="P283"/>
            <text:p text:style-name="P283">[output_person]</text:p>
            <text:p text:style-name="P283"/>
            <text:p text:style-name="P283"># -----------------------------------------------------------------------------</text:p>
            <text:p text:style-name="P283"># The output is defined here. See the list of common fields above.</text:p>
            <text:p text:style-name="P283"># Define your table's output fields below. The destfields list contains</text:p>
            <text:p text:style-name="P283"># (fieldname, datatype) pairs.</text:p>
            <text:p text:style-name="P283"># Anything from the output that matches what's below (in case-insensitive</text:p>
            <text:p text:style-name="P283"># fashion) will be kept, and anything else will be discarded.</text:p>
            <text:p text:style-name="P283"># Similarly, if any fields below are present in the 'copyfields' from the</text:p>
            <text:p text:style-name="P283"># source, they will be copied.</text:p>
            <text:p text:style-name="P283"># -----------------------------------------------------------------------------</text:p>
            <text:p text:style-name="P283"/>
            <text:p text:style-name="P283">destdb = MY_DESTINATION_DATABASE</text:p>
            <text:p text:style-name="P283">desttable = PERS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firstname <text:s text:c="2"/>VARCHAR(100)</text:p>
            <text:p text:style-name="P283"><text:s text:c="4"/>surname <text:s text:c="4"/>VARCHAR(100)</text:p>
            <text:p text:style-name="P283"><text:s text:c="4"/>gender <text:s text:c="5"/>VARCHAR(7)</text:p>
            <text:p text:style-name="P283"><text:s text:c="4"/>kind <text:s text:c="7"/>VARCHAR(100)</text:p>
            <text:p text:style-name="P283"><text:s text:c="4"/>RID_FIELD <text:s text:c="2"/>VARCHAR(64)</text:p>
            <text:p text:style-name="P283"><text:s text:c="4"/>TRID_FIELD <text:s/>INT</text:p>
            <text:p text:style-name="P283"/>
            <text:p text:style-name="P283"># ... longest gender: "unknown" (7)</text:p>
            <text:p text:style-name="P283"/>
            <text:p text:style-name="P283">indexdefs =</text:p>
            <text:p text:style-name="P283"><text:s text:c="4"/>firstname <text:s text:c="2"/>64</text:p>
            <text:p text:style-name="P283"><text:s text:c="4"/>surname <text:s text:c="4"/>64</text:p>
            <text:p text:style-name="P283"/>
            <text:p text:style-name="P283"># ... a set of (indexed field, index length) pairs; length can be "None"</text:p>
            <text:p text:style-name="P283"/>
            <text:p text:style-name="P283">[output_location]</text:p>
            <text:p text:style-name="P283"/>
            <text:p text:style-name="P283">destdb = MY_DESTINATION_DATABASE</text:p>
            <text:p text:style-name="P283">desttable = LOCATI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loctype <text:s text:c="4"/>VARCHAR(100)</text:p>
            <text:p text:style-name="P283"><text:s text:c="4"/>RID_FIELD <text:s text:c="2"/>VARCHAR(64)</text:p>
            <text:p text:style-name="P283"><text:s text:c="4"/>TRID_FIELD <text:s/>INT</text:p>
            <text:p text:style-name="P283"/>
            <text:p text:style-name="P283"><text:soft-page-break/>indexdefs =</text:p>
            <text:p text:style-name="P283"><text:s text:c="4"/>rule <text:s text:c="3"/>100</text:p>
            <text:p text:style-name="P283"><text:s text:c="4"/>loctype 100</text:p>
            <text:p text:style-name="P283"/>
            <text:p text:style-name="P283"># =============================================================================</text:p>
            <text:p text:style-name="P283"># Input field definitions, referred to within the NLP definition, and cross-</text:p>
            <text:p text:style-name="P283"># referencing database definitions.</text:p>
            <text:p text:style-name="P283"># The 'copyfields' are optional.</text:p>
            <text:p text:style-name="P283"># =============================================================================</text:p>
            <text:p text:style-name="P283"/>
            <text:p text:style-name="P283">[INPUT_FIELD_CLINICAL_DOCUMENTS]</text:p>
            <text:p text:style-name="P283"/>
            <text:p text:style-name="P283">srcdb = MY_SOURCE_DATABASE</text:p>
            <text:p text:style-name="P283">srctable = EXTRACTED_CLINICAL_DOCUMENTS</text:p>
            <text:p text:style-name="P283">srcpkfield = DOCUMENT_PK</text:p>
            <text:p text:style-name="P283">srcfield = DOCUMENT_TEXT</text:p>
            <text:p text:style-name="P283">copyfields = RID_FIELD</text:p>
            <text:p text:style-name="P283"><text:s text:c="4"/>TRID_FIELD</text:p>
            <text:p text:style-name="P283"/>
            <text:p text:style-name="P283">[INPUT_FIELD_PROGRESS_NOTES]</text:p>
            <text:p text:style-name="P283"/>
            <text:p text:style-name="P283">srcdb = MY_SOURCE_DATABASE</text:p>
            <text:p text:style-name="P283">srctable = PROGRESS_NOTES</text:p>
            <text:p text:style-name="P283">srcpkfield = PN_PK</text:p>
            <text:p text:style-name="P283">srcfield = PN_TEXT</text:p>
            <text:p text:style-name="P283">copyfields = RID_FIELD</text:p>
            <text:p text:style-name="P283"><text:s text:c="4"/>TRID_FIELD</text:p>
            <text:p text:style-name="P283"/>
            <text:p text:style-name="P283"># =============================================================================</text:p>
            <text:p text:style-name="P283"># Database definitions, each in its own section</text:p>
            <text:p text:style-name="P283"># =============================================================================</text:p>
            <text:p text:style-name="P283"># Use SQLAlchemy URLs: http://docs.sqlalchemy.org/en/latest/core/engines.html</text:p>
            <text:p text:style-name="P283"/>
            <text:p text:style-name="P283">[MY_SOURCE_DATABASE]</text:p>
            <text:p text:style-name="P283"/>
            <text:p text:style-name="P283">url = mysql+mysqldb://anontest:XXX@127.0.0.1:3306/anonymous_output?charset=utf8</text:p>
            <text:p text:style-name="P283"/>
            <text:p text:style-name="P283">[MY_DESTINATION_DATABASE]</text:p>
            <text:p text:style-name="P283"/>
            <text:p text:style-name="P283">url = mysql+mysqldb://anontest:XXX@127.0.0.1:3306/anonymous_output?charset=utf8</text:p>
            <text:p text:style-name="P283"/>
          </table:table-cell>
        </table:table-row>
      </table:table>
      <text:p text:style-name="P35"/>
      <text:h text:style-name="P352" text:outline-level="1">Configuring the web front end</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text:soft-page-break/>SSL_PRIVATE_KEY_FILE</text:p>
      <text:p text:style-name="P293">If your machine is already using port 443, you may need to use another (e.g. 8443).</text:p>
      <text:h text:style-name="P354" text:outline-level="1">Specimen <text:span text:style-name="T252">web front end </text:span>config file</text:h>
      <text:p text:style-name="P36">Last updated 2016-06-<text:span text:style-name="T27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88">"""</text:p>
            <text:p text:style-name="P288">Site-specific Django settings for CRATE web front end.</text:p>
            <text:p text:style-name="P288">Put the secret stuff here.</text:p>
            <text:p text:style-name="P288"/>
            <text:p text:style-name="P288">SPECIMEN FILE ONLY - edit to your own requirements.</text:p>
            <text:p text:style-name="P288">IT WILL NOT WORK until you've edited it.</text:p>
            <text:p text:style-name="P288">"""</text:p>
            <text:p text:style-name="P288"/>
            <text:p text:style-name="P288">import os</text:p>
            <text:p text:style-name="P367"><text:span text:style-name="T273">import sqlalchemy.dialects.mssql</text:span></text:p>
            <text:p text:style-name="P367"><text:span text:style-name="T273">import sqlalchemy.dialects.mysql</text:span></text:p>
            <text:p text:style-name="P367"/>
            <text:p text:style-name="P367">raise Exception(</text:p>
            <text:p text:style-name="P288"><text:s text:c="4"/>"Well done - CRATE has found your crate_local_settings.py file at {}. "</text:p>
            <text:p text:style-name="P288"><text:s text:c="4"/>"However, you need to configure it for your institution's set-up, and "</text:p>
            <text:p text:style-name="P288"><text:s text:c="4"/>"remove this line.".format(os.path.abspath(__file__)))</text:p>
            <text:p text:style-name="P288"/>
            <text:p text:style-name="P288"># =============================================================================</text:p>
            <text:p text:style-name="P288"># Site URL configuration</text:p>
            <text:p text:style-name="P288"># =============================================================================</text:p>
            <text:p text:style-name="P288"/>
            <text:p text:style-name="P288">DJANGO_SITE_ROOT_ABSOLUTE_URL = "http://mymachine.mydomain" <text:s/># example for Apache <text:s/># noqa</text:p>
            <text:p text:style-name="P288"># DJANGO_SITE_ROOT_ABSOLUTE_URL = "http://localhost:8000" <text:s/># for the Django dev server <text:s/># noqa</text:p>
            <text:p text:style-name="P288"/>
            <text:p text:style-name="P288">FORCE_SCRIPT_NAME = ""</text:p>
            <text:p text:style-name="P288"># FORCE_SCRIPT_NAME = "/crate" <text:s/># example for Apache non-root hosting</text:p>
            <text:p text:style-name="P288"/>
            <text:p text:style-name="P288"># =============================================================================</text:p>
            <text:p text:style-name="P288"># Site security</text:p>
            <text:p text:style-name="P288"># =============================================================================</text:p>
            <text:p text:style-name="P288"/>
            <text:p text:style-name="P288"># FOR SECURITY:</text:p>
            <text:p text:style-name="P288"># See https://docs.djangoproject.com/en/1.8/howto/deployment/checklist/</text:p>
            <text:p text:style-name="P288"/>
            <text:p text:style-name="P288"># SECURITY WARNING: keep the secret key used in production secret!</text:p>
            <text:p text:style-name="P288">SECRET_KEY = 'aaaaaaaaaaaaaaaaaaaaaaaaaaaaaaaaaaaaaaaaaaaaaaaaaa' <text:s/># CHANGE THIS! <text:s/># noqa</text:p>
            <text:p text:style-name="P288"># Run crate_generate_new_django_secret_key to generate a new one.</text:p>
            <text:p text:style-name="P288"/>
            <text:p text:style-name="P288"># SECURITY WARNING: don't run with debug turned on in production!</text:p>
            <text:p text:style-name="P288">DEBUG = False</text:p>
            <text:p text:style-name="P288"># ... when False, note that static files must be served properly</text:p>
            <text:p text:style-name="P288"/>
            <text:p text:style-name="P288"/>
            <text:p text:style-name="P288"># noinspection PyUnusedLocal</text:p>
            <text:p text:style-name="P288">def always_show_toolbar(request):</text:p>
            <text:p text:style-name="P288"><text:s text:c="4"/>return True <text:s/># Always show toolbar, for debugging only.</text:p>
            <text:p text:style-name="P288"/>
            <text:p text:style-name="P288">if DEBUG:</text:p>
            <text:p text:style-name="P288"><text:s text:c="4"/>ALLOWED_HOSTS = []</text:p>
            <text:p text:style-name="P288"><text:s text:c="4"/>DEBUG_TOOLBAR_CONFIG = {</text:p>
            <text:p text:style-name="P288"><text:s text:c="8"/>'SHOW_TOOLBAR_CALLBACK': always_show_toolbar,</text:p>
            <text:p text:style-name="P288"><text:s text:c="4"/>}</text:p>
            <text:p text:style-name="P288">else:</text:p>
            <text:p text:style-name="P288"><text:s text:c="4"/>ALLOWED_HOSTS = ['*']</text:p>
            <text:p text:style-name="P288"/>
            <text:p text:style-name="P288"># =============================================================================</text:p>
            <text:p text:style-name="P288"># Celery configuration</text:p>
            <text:p text:style-name="P288"># =============================================================================</text:p>
            <text:p text:style-name="P288"/>
            <text:p text:style-name="P288"># Override BROKER_URL if you want.</text:p>
            <text:p text:style-name="P288"># This will allow you to use multiple virtual hosts, to host multiple</text:p>
            <text:p text:style-name="P288"># independent instances (in the unlikely event you'd wat to!)</text:p>
            <text:p text:style-name="P288"># See</text:p>
            <text:p text:style-name="P288"># <text:s text:c="2"/>http://stackoverflow.com/questions/12209652/multi-celery-projects-with-same-rabbitmq-broker-backend-process <text:s/># noqa</text:p>
            <text:p text:style-name="P288"># Similarly, override BROKER_URL to improve RabbitMQ security.</text:p>
            <text:p text:style-name="P288"><text:soft-page-break/></text:p>
            <text:p text:style-name="P288"># =============================================================================</text:p>
            <text:p text:style-name="P288"># Database configuration</text:p>
            <text:p text:style-name="P288"># =============================================================================</text:p>
            <text:p text:style-name="P288"># https://docs.djangoproject.com/en/1.8/ref/settings/#databases</text:p>
            <text:p text:style-name="P288"/>
            <text:p text:style-name="P288">DATABASES = {</text:p>
            <text:p text:style-name="P288"><text:s text:c="4"/># -------------------------------------------------------------------------</text:p>
            <text:p text:style-name="P288"><text:s text:c="4"/># Django database for web site (inc. users, audit).</text:p>
            <text:p text:style-name="P288"><text:s text:c="4"/># -------------------------------------------------------------------------</text:p>
            <text:p text:style-name="P288"/>
            <text:p text:style-name="P288"><text:s text:c="4"/># Quick SQLite example:</text:p>
            <text:p text:style-name="P288"><text:s text:c="4"/># 'default': {</text:p>
            <text:p text:style-name="P288"><text:s text:c="4"/># <text:s text:c="4"/>'ENGINE': 'django.db.backends.sqlite3',</text:p>
            <text:p text:style-name="P288"><text:s text:c="4"/># <text:s text:c="4"/>'NAME': '/home/myuser/somewhere/crate_db.sqlite3',</text:p>
            <text:p text:style-name="P288"><text:s text:c="4"/># },</text:p>
            <text:p text:style-name="P288"/>
            <text:p text:style-name="P288"><text:s text:c="4"/># Quick MySQL example:</text:p>
            <text:p text:style-name="P288"><text:s text:c="4"/>'default': {</text:p>
            <text:p text:style-name="P288"><text:s text:c="8"/>'ENGINE': 'django.db.backends.mysql',</text:p>
            <text:p text:style-name="P288"><text:s text:c="8"/>'HOST': '127.0.0.1',</text:p>
            <text:p text:style-name="P288"><text:s text:c="8"/>'PORT': 3306, <text:s/># local</text:p>
            <text:p text:style-name="P288"><text:s text:c="8"/>'NAME': 'crate_db',</text:p>
            <text:p text:style-name="P288"><text:s text:c="8"/>'USER': 'someuser',</text:p>
            <text:p text:style-name="P288"><text:s text:c="8"/>'PASSWORD': 'somepassword',</text:p>
            <text:p text:style-name="P288"><text:s text:c="4"/>},</text:p>
            <text:p text:style-name="P288"/>
            <text:p text:style-name="P288"><text:s text:c="4"/># -------------------------------------------------------------------------</text:p>
            <text:p text:style-name="P288"><text:s text:c="4"/># Anonymised research database</text:p>
            <text:p text:style-name="P288"><text:s text:c="4"/># -------------------------------------------------------------------------</text:p>
            <text:p text:style-name="P288"><text:s text:c="4"/>'research': {</text:p>
            <text:p text:style-name="P288"><text:s text:c="8"/>'ENGINE': 'django.db.backends.mysql',</text:p>
            <text:p text:style-name="P288"><text:s text:c="8"/>'HOST': '127.0.0.1',</text:p>
            <text:p text:style-name="P288"><text:s text:c="8"/>'PORT': 3306, <text:s/># local</text:p>
            <text:p text:style-name="P288"><text:s text:c="8"/>'NAME': 'anonymous_output', <text:s/># will be the default schema; use None for no default schema <text:s/># noqa</text:p>
            <text:p text:style-name="P288"><text:s text:c="8"/>'USER': 'researcher',</text:p>
            <text:p text:style-name="P288"><text:s text:c="8"/>'PASSWORD': 'somepassword',</text:p>
            <text:p text:style-name="P288"><text:s text:c="4"/>},</text:p>
            <text:p text:style-name="P288"/>
            <text:p text:style-name="P288"><text:s text:c="4"/># -------------------------------------------------------------------------</text:p>
            <text:p text:style-name="P288"><text:s text:c="4"/># Secret database for RID/PID mapping</text:p>
            <text:p text:style-name="P288"><text:s text:c="4"/># -------------------------------------------------------------------------</text:p>
            <text:p text:style-name="P288"><text:s text:c="4"/>'secret': {</text:p>
            <text:p text:style-name="P288"><text:s text:c="8"/>'ENGINE': 'django.db.backends.mysql',</text:p>
            <text:p text:style-name="P288"><text:s text:c="8"/>'HOST': '127.0.0.1',</text:p>
            <text:p text:style-name="P288"><text:s text:c="8"/>'PORT': 3306,</text:p>
            <text:p text:style-name="P288"><text:s text:c="8"/>'NAME': 'anonymous_mapping',</text:p>
            <text:p text:style-name="P288"><text:s text:c="8"/>'USER': 'anonymiser_system',</text:p>
            <text:p text:style-name="P288"><text:s text:c="8"/>'PASSWORD': 'somepassword',</text:p>
            <text:p text:style-name="P288"><text:s text:c="4"/>},</text:p>
            <text:p text:style-name="P288"/>
            <text:p text:style-name="P288"><text:s text:c="4"/># -------------------------------------------------------------------------</text:p>
            <text:p text:style-name="P288"><text:s text:c="4"/># Others</text:p>
            <text:p text:style-name="P288"><text:s text:c="4"/># -------------------------------------------------------------------------</text:p>
            <text:p text:style-name="P288"/>
            <text:p text:style-name="P288"><text:s text:c="4"/># Optional: 'cpft_iapt'</text:p>
            <text:p text:style-name="P288"><text:s text:c="4"/># Optional: 'cpft_crs'</text:p>
            <text:p text:style-name="P288"><text:s text:c="4"/># Optional: 'cpft_rio'</text:p>
            <text:p text:style-name="P288"><text:s text:c="4"/># ... see keys of PATIENT_LOOKUP_DATABASES_CHOICES in core/constants.py</text:p>
            <text:p text:style-name="P288">}</text:p>
            <text:p text:style-name="P288"/>
            <text:p text:style-name="P288"># Database title</text:p>
            <text:p text:style-name="P288">RESEARCH_DB_TITLE = "My NHS Trust Research Database"</text:p>
            <text:p text:style-name="P288"/>
            <text:p text:style-name="P291"># Data dictionary (TSV file used by CRATE anonymiser) is pointed to by this</text:p>
            <text:p text:style-name="P291"># file:</text:p>
            <text:p text:style-name="P291">CRATE_ANON_CONFIG = None</text:p>
            <text:p text:style-name="P368"/>
            <text:p text:style-name="P368"><text:bookmark-start text:name="__DdeLink__6057_1863485184"/># SQLAlchemy dialects assumed for source/destination databases:<text:bookmark-end text:name="__DdeLink__6057_1863485184"/></text:p>
            <text:p text:style-name="P366">CRATE_DD_SRC_DIALECT = sqlalchemy.dialects.mssql.base.dialect</text:p>
            <text:p text:style-name="P366">CRATE_DD_DEST_DIALECT = sqlalchemy.dialects.mysql.base.dialect</text:p>
            <text:p text:style-name="P288"/>
            <text:p text:style-name="P288"># Schemas to provide database structure info for</text:p>
            <text:p text:style-name="P288">RESEARCH_DB_INFO_SCHEMAS = [</text:p>
            <text:p text:style-name="P288"><text:soft-page-break/><text:s text:c="4"/>'anonymous_output',</text:p>
            <text:p text:style-name="P288">]</text:p>
            <text:p text:style-name="P288"/>
            <text:p text:style-name="P288"># Configuration of the secret mapping database (as set during initial</text:p>
            <text:p text:style-name="P288"># anonymisation)</text:p>
            <text:p text:style-name="P288">SECRET_MAP = {</text:p>
            <text:p text:style-name="P288"><text:s text:c="4"/># Table within 'secret' mapping database containing PID/RID mapping</text:p>
            <text:p text:style-name="P288"><text:s text:c="4"/>'TABLENAME': "secret_map",</text:p>
            <text:p text:style-name="P288"><text:s text:c="4"/># PID/RID fieldnames within that table</text:p>
            <text:p text:style-name="P288"><text:s text:c="4"/>'PID_FIELD': "patient_id",</text:p>
            <text:p text:style-name="P288"><text:s text:c="4"/>'RID_FIELD': "brcid",</text:p>
            <text:p text:style-name="P288"><text:s text:c="4"/>'MASTER_PID_FIELD': "nhsnum",</text:p>
            <text:p text:style-name="P288"><text:s text:c="4"/>'MASTER_RID_FIELD': "nhshash",</text:p>
            <text:p text:style-name="P288"><text:s text:c="4"/>'TRID_FIELD': 'trid',</text:p>
            <text:p text:style-name="P288"><text:s text:c="4"/># Maximum length of the RID fields (containing a hash in a VARCHAR field)</text:p>
            <text:p text:style-name="P288"><text:s text:c="4"/>'MAX_RID_LENGTH': 255,</text:p>
            <text:p text:style-name="P288">}</text:p>
            <text:p text:style-name="P288"/>
            <text:p text:style-name="P288"># Which of the databases defined above should be used for lookups?</text:p>
            <text:p text:style-name="P288"># Must (a) be a key of PatientLookup.DATABASES_CHOICES in consent/models.py;</text:p>
            <text:p text:style-name="P288"># <text:s text:c="5"/>(b) be defined in DATABASES, above, UNLESS it is 'dummy_clinical'</text:p>
            <text:p text:style-name="P288">CLINICAL_LOOKUP_DB = 'dummy_clinical'</text:p>
            <text:p text:style-name="P288"/>
            <text:p text:style-name="P288"># =============================================================================</text:p>
            <text:p text:style-name="P288"># Local file storage (for PDFs etc).</text:p>
            <text:p text:style-name="P288"># =============================================================================</text:p>
            <text:p text:style-name="P288"/>
            <text:p text:style-name="P288"># Where should we store the files? Make this directory (and don't let it</text:p>
            <text:p text:style-name="P288"># be served by a generic web server that doesn't check permissions).</text:p>
            <text:p text:style-name="P288">PRIVATE_FILE_STORAGE_ROOT = '/srv/crate_filestorage'</text:p>
            <text:p text:style-name="P288"/>
            <text:p text:style-name="P288"># Serve files via Django (inefficient but useful for testing) or via Apache</text:p>
            <text:p text:style-name="P288"># with mod_xsendfile (or other web server configured for the X-SendFile</text:p>
            <text:p text:style-name="P288"># directive)?</text:p>
            <text:p text:style-name="P288">XSENDFILE = False</text:p>
            <text:p text:style-name="P288"/>
            <text:p text:style-name="P288"># How big will we accept?</text:p>
            <text:p text:style-name="P288">MAX_UPLOAD_SIZE_BYTES = 10 * 1024 * 1024 <text:s/># 10 Mb</text:p>
            <text:p text:style-name="P288"/>
            <text:p text:style-name="P288"># =============================================================================</text:p>
            <text:p text:style-name="P288"># Outgoing e-mail</text:p>
            <text:p text:style-name="P288"># =============================================================================</text:p>
            <text:p text:style-name="P288"># General settings for sending e-mail from Django</text:p>
            <text:p text:style-name="P288"># https://docs.djangoproject.com/en/1.8/ref/settings/#email-backend</text:p>
            <text:p text:style-name="P288"/>
            <text:p text:style-name="P288">EMAIL_HOST = 'smtp.somewhere.nhs.uk'</text:p>
            <text:p text:style-name="P288">EMAIL_PORT = '587'</text:p>
            <text:p text:style-name="P288">EMAIL_HOST_USER = 'myuser'</text:p>
            <text:p text:style-name="P288">EMAIL_HOST_PASSWORD = 'mypassword'</text:p>
            <text:p text:style-name="P288">EMAIL_USE_TLS = True</text:p>
            <text:p text:style-name="P288">EMAIL_USE_SSL = False</text:p>
            <text:p text:style-name="P288"/>
            <text:p text:style-name="P288"># Who will the e-mails appear to come from?</text:p>
            <text:p text:style-name="P288">EMAIL_SENDER = "My NHS Trust Research Database - DO NOT REPLY &lt;noreply@somewhere.nhs.uk&gt;" <text:s/># noqa</text:p>
            <text:p text:style-name="P288"/>
            <text:p text:style-name="P288"># During development, we route all consent-related e-mails to the developer.</text:p>
            <text:p text:style-name="P288"># Switch SAFETY_CATCH_ON to False for production mode.</text:p>
            <text:p text:style-name="P288">SAFETY_CATCH_ON = True</text:p>
            <text:p text:style-name="P288">DEVELOPER_EMAIL = "testuser@somewhere.nhs.uk"</text:p>
            <text:p text:style-name="P288"/>
            <text:p text:style-name="P288">VALID_RESEARCHER_EMAIL_DOMAINS = []</text:p>
            <text:p text:style-name="P288"># ... if empty, no checks are performed (any address is accepted)</text:p>
            <text:p text:style-name="P288"/>
            <text:p text:style-name="P288"># =============================================================================</text:p>
            <text:p text:style-name="P288"># Research Database Manager (RDBM) details</text:p>
            <text:p text:style-name="P288"># =============================================================================</text:p>
            <text:p text:style-name="P288"/>
            <text:p text:style-name="P288">RDBM_NAME = "John Doe"</text:p>
            <text:p text:style-name="P288">RDBM_TITLE = "Research Database Manager"</text:p>
            <text:p text:style-name="P288">RDBM_TELEPHONE = "01223-XXXXXX"</text:p>
            <text:p text:style-name="P288">RDBM_EMAIL = "research.database@somewhere.nhs.uk"</text:p>
            <text:p text:style-name="P288">RDBM_ADDRESS = ["FREEPOST SOMEWHERE_HOSPITAL RESEARCH DATABASE MANAGER"] <text:s/># a list <text:s/># noqa</text:p>
            <text:p text:style-name="P288"/>
            <text:p text:style-name="P288"># =============================================================================</text:p>
            <text:p text:style-name="P288"># Administrators/managers to be notified of errors</text:p>
            <text:p text:style-name="P288"><text:soft-page-break/># =============================================================================</text:p>
            <text:p text:style-name="P288"/>
            <text:p text:style-name="P288"># Exceptions get sent to these people.</text:p>
            <text:p text:style-name="P288">ADMINS = (</text:p>
            <text:p text:style-name="P288"><text:s text:c="4"/>('Mr Administrator', 'mr_admin@somewhere.domain'),</text:p>
            <text:p text:style-name="P288">)</text:p>
            <text:p text:style-name="P288"/>
            <text:p text:style-name="P288"># Broken links get sent to these people</text:p>
            <text:p text:style-name="P288">SEND_BROKEN_LINK_EMAILS = True</text:p>
            <text:p text:style-name="P288">MANAGERS = (</text:p>
            <text:p text:style-name="P288"><text:s text:c="4"/>('Mr Administrator', 'mr_admin@somewhere.domain'),</text:p>
            <text:p text:style-name="P288">)</text:p>
            <text:p text:style-name="P288"/>
            <text:p text:style-name="P288"># =============================================================================</text:p>
            <text:p text:style-name="P288"># PDF creation</text:p>
            <text:p text:style-name="P288"># =============================================================================</text:p>
            <text:p text:style-name="P288"># WKHTMLTOPDF_FILENAME: for the pdfkit PDF engine, specify a filename for</text:p>
            <text:p text:style-name="P288"># wkhtmltopdf that incorporates any need for an X Server (not the default</text:p>
            <text:p text:style-name="P288"># /usr/bin/wkhtmltopdf). See http://stackoverflow.com/questions/9604625/ .</text:p>
            <text:p text:style-name="P288"># Basically, you can try</text:p>
            <text:p text:style-name="P288"># <text:s text:c="2"/>WKHTMLTOPDF_FILENAME =</text:p>
            <text:p text:style-name="P288"># and if it fails, try</text:p>
            <text:p text:style-name="P288"># <text:s text:c="2"/>WKHTMLTOPDF_FILENAME = '/usr/bin/wkhtmltopdf'</text:p>
            <text:p text:style-name="P288"># but if that fails, use</text:p>
            <text:p text:style-name="P288"># <text:s text:c="2"/>WKHTMLTOPDF_FILENAME = '/path/to/wkhtmltopdf.sh'</text:p>
            <text:p text:style-name="P288"># where wkhtmltopdf.sh is an executable script (chmod a+x ...) containing:</text:p>
            <text:p text:style-name="P288"># <text:s text:c="2"/>#!/bin/bash</text:p>
            <text:p text:style-name="P288"># <text:s text:c="2"/>xvfb-run --auto-servernum --server-args="-screen 0 640x480x16" \</text:p>
            <text:p text:style-name="P288"># <text:s text:c="6"/>/usr/bin/wkhtmltopdf "$@"</text:p>
            <text:p text:style-name="P288"/>
            <text:p text:style-name="P288">WKHTMLTOPDF_FILENAME = ''</text:p>
            <text:p text:style-name="P288"># WKHTMLTOPDF_FILENAME = '/usr/bin/wkhtmltopdf'</text:p>
            <text:p text:style-name="P288"/>
            <text:p text:style-name="P288">PDF_LOGO_ABS_URL = 'http://localhost/crate_logo'</text:p>
            <text:p text:style-name="P288"># ... path on local machine, read by wkhtmltopdf</text:p>
            <text:p text:style-name="P288">PDF_LOGO_WIDTH = "75%"</text:p>
            <text:p text:style-name="P288"># ... must be suitable for an &lt;img&gt; tag, but "150mm" isn't working; "75%" is.</text:p>
            <text:p text:style-name="P288"/>
            <text:p text:style-name="P288"># =============================================================================</text:p>
            <text:p text:style-name="P288"># Donations to charity</text:p>
            <text:p text:style-name="P288"># =============================================================================</text:p>
            <text:p text:style-name="P288"/>
            <text:p text:style-name="P288">CHARITY_AMOUNT_CLINICIAN_RESPONSE = 1.0 <text:s/># in local currency, e.g. GBP</text:p>
            <text:p text:style-name="P288"/>
            <text:p text:style-name="P288"># =============================================================================</text:p>
            <text:p text:style-name="P288"># Local information links</text:p>
            <text:p text:style-name="P288"># =============================================================================</text:p>
            <text:p text:style-name="P288"/>
            <text:p text:style-name="P288">CHARITY_URL = "http://www.cpft.nhs.uk/research.htm"</text:p>
            <text:p text:style-name="P288">CHARITY_URL_SHORT = "www.cpft.nhs.uk/research.htm"</text:p>
            <text:p text:style-name="P288">LEAFLET_URL_CPFTRD_CLINRES_SHORT = "www.cpft.nhs.uk/research.htm &gt; CPFT Research Database" <text:s/># noqa</text:p>
            <text:p text:style-name="P288">PUBLIC_RESEARCH_URL_SHORT = "www.cpft.nhs.uk/research.htm"</text:p>
            <text:p text:style-name="P288"/>
          </table:table-cell>
        </table:table-row>
      </table:table>
      <text:h text:style-name="P355"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text:span><text:soft-page-break/><text:span text:style-name="T4">of Django, SQLAlchemy, or CRATE “bake in” support for specific databases.</text:span><text:span text:style-name="T4"><text:note text:id="ftn2" text:note-class="footnote"><text:note-citation>2</text:note-citation><text:note-body><text:p text:style-name="P22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3">MySQLdb</text:span><text:span text:style-name="T51"> →</text:span><text:span text:style-name="T52">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3</text:note-citation><text:note-body><text:p text:style-name="P229">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 but <text:span text:style-name="T131">GPL</text:span>.</text:p>
          </table:table-cell>
          <table:table-cell table:style-name="Table1.F36" office:value-type="string">
            <text:p text:style-name="P146">mysqlclient (<text:span text:style-name="T18">pip install mysqlclient; </text:span><text:span text:style-name="T23">import MySQLdb</text:span>)<text:note text:id="ftn4" text:note-class="footnote"><text:note-citation>4</text:note-citation><text:note-body><text:p text:style-name="P231">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5</text:note-citation><text:note-body><text:p text:style-name="P229">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9">Django</text:p>
          </table:table-cell>
          <table:table-cell table:style-name="Table1.C36" office:value-type="string">
            <text:p text:style-name="P180">”</text:p>
          </table:table-cell>
          <table:table-cell table:style-name="Table1.D36" office:value-type="string">
            <text:p text:style-name="P181">Windows</text:p>
          </table:table-cell>
          <table:table-cell table:style-name="Table1.E36" office:value-type="string">
            <text:p text:style-name="P182">Not out of the box.</text:p>
          </table:table-cell>
          <table:table-cell table:style-name="Table1.F36" office:value-type="string">
            <text:p text:style-name="P183">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6</text:note-citation><text:note-body><text:p text:style-name="P267">See https://github.com/PyMySQL/mysqlclient-python/issues/54</text:p></text:note-body></text:note></text:span></text:p>
          </table:table-cell>
        </table:table-row>
        <table:table-row>
          <table:table-cell table:style-name="Table1.A29" office:value-type="string">
            <text:p text:style-name="P46"/>
          </table:table-cell>
          <table:table-cell table:style-name="Table1.B36" office:value-type="string">
            <text:p text:style-name="P170">Django</text:p>
          </table:table-cell>
          <table:table-cell table:style-name="Table1.C36" office:value-type="string">
            <text:p text:style-name="P172"><text:span text:style-name="T23">MySQL Connector/Python</text:span><text:span text:style-name="T50"> →</text:span><text:span text:style-name="T52"> TCP/IP</text:span></text:p>
          </table:table-cell>
          <table:table-cell table:style-name="Table1.D36" office:value-type="string">
            <text:p text:style-name="P171">Linux, Windows</text:p>
          </table:table-cell>
          <table:table-cell table:style-name="Table1.E36" office:value-type="string">
            <text:p text:style-name="P178">Not with v2.1.3 and Django 1.9.7</text:p>
          </table:table-cell>
          <table:table-cell table:style-name="Table1.F36" office:value-type="string">
            <text:p text:style-name="P173"><text:span text:style-name="T102">T</text:span>he Oracle <text:span text:style-name="T88">pure-Python </text:span>driver (Oracle own MySQL).<text:note text:id="ftn7" text:note-class="footnote"><text:note-citation>7</text:note-citation><text:note-body><text:p text:style-name="P232">http://dev.mysql.com/downloads/connector/python/</text:p></text:note-body></text:note> It can be installed via pip using a direct-download URL; <text:span text:style-name="T102">then use </text:span><text:span text:style-name="T23">import mysql.connector</text:span>.<text:note text:id="ftn8" text:note-class="footnote"><text:note-citation>8</text:note-citation><text:note-body><text:p text:style-name="P232">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8">This is perhaps unclear legally,</text:span><text:span text:style-name="T88"><text:note text:id="ftn9" text:note-class="footnote"><text:note-citation>9</text:note-citation><text:note-body><text:p text:style-name="P233">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0</text:note-citation><text:note-body><text:p text:style-name="P264">http://charlesnagy.info/it/python/python-mysqldb-vs-mysql-connector-query-performance</text:p></text:note-body></text:note></text:span><text:span text:style-name="T88"> The ENGINE setting is ‘mysql.connector.django’.</text:span><text:span text:style-name="T88"><text:note text:id="ftn11" text:note-class="footnote"><text:note-citation>11</text:note-citation><text:note-body><text:p text:style-name="P263">https://dev.mysql.com/doc/connector-python/en/connector-python-django-backend.html</text:p></text:note-body></text:note></text:span></text:p>
            <text:p text:style-name="P173"><text:tab/><text:span text:style-name="T255">However, MySQL Connector/Python 2.0.4 doesn’t work with Django 1.9.7 (“cannot import name ‘BaseDatabaseFeatures’”), as of 2016-06-14.</text:span><text:span text:style-name="T255"><text:note text:id="ftn12" text:note-class="footnote"><text:note-citation>12</text:note-citation><text:note-body><text:p text:style-name="P274">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3</text:note-citation><text:note-body><text:p text:style-name="P275">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2">Linux, Windows</text:p>
          </table:table-cell>
          <table:table-cell table:style-name="Table1.E36" office:value-type="string">
            <text:p text:style-name="P135">Yes</text:p>
          </table:table-cell>
          <table:table-cell table:style-name="Table1.F36" office:value-type="string">
            <text:p text:style-name="P112"><text:span text:style-name="T157">PyMySQL</text:span><text:span text:style-name="T157"><text:note text:id="ftn14" text:note-class="footnote"><text:note-citation>14</text:note-citation><text:note-body><text:p text:style-name="P260">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5</text:note-citation><text:note-body><text:p text:style-name="P230">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9">SQLAlchemy</text:p>
          </table:table-cell>
          <table:table-cell table:style-name="Table1.C32" office:value-type="string">
            <text:p text:style-name="P168">MySQLdb<text:span text:style-name="T51"> →</text:span><text:span text:style-name="T52"> </text:span><text:soft-page-break/><text:span text:style-name="T52">TCP/IP</text:span></text:p>
          </table:table-cell>
          <table:table-cell table:style-name="Table1.D32" office:value-type="string">
            <text:p text:style-name="P171">Linux, <text:soft-page-break/>Windows</text:p>
          </table:table-cell>
          <table:table-cell table:style-name="Table1.E32" office:value-type="string">
            <text:p text:style-name="P174">No</text:p>
          </table:table-cell>
          <table:table-cell table:style-name="Table1.F32" office:value-type="string">
            <text:p text:style-name="P175"><text:span text:style-name="T89">Python 2 only, a</text:span>s above. <text:span text:style-name="T101">(MySQLdb is synonymous with mysql-</text:span><text:soft-page-break/><text:span text:style-name="T101">python.)</text:span></text:p>
          </table:table-cell>
        </table:table-row>
        <table:table-row>
          <table:table-cell table:style-name="Table1.A29" office:value-type="string">
            <text:p text:style-name="P46"/>
          </table:table-cell>
          <table:table-cell table:style-name="Table1.B36" office:value-type="string">
            <text:p text:style-name="P129">SQLAlchemy</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text:p>
          </table:table-cell>
          <table:table-cell table:style-name="Table1.F36" office:value-type="string">
            <text:p text:style-name="P147"><text:span text:style-name="T70">As above. </text:span><text:span text:style-name="T29">Faster than PyMySQL.</text:span><text:span text:style-name="T65"><text:note text:id="ftn16" text:note-class="footnote"><text:note-citation>16</text:note-citation><text:note-body><text:p text:style-name="P258">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3">PyMySQL<text:span text:style-name="T52"> → TCP/IP</text:span></text:p>
          </table:table-cell>
          <table:table-cell table:style-name="Table1.D36" office:value-type="string">
            <text:p text:style-name="P114">Linux, Windows</text:p>
          </table:table-cell>
          <table:table-cell table:style-name="Table1.E36" office:value-type="string">
            <text:p text:style-name="P134">Yes</text:p>
          </table:table-cell>
          <table:table-cell table:style-name="Table1.F36" office:value-type="string">
            <text:p text:style-name="P126"><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7"><text:span text:style-name="T23">MySQL Connector/Python</text:span><text:span text:style-name="T51"> →</text:span><text:span text:style-name="T52"> TCP/IP</text:span></text:p>
          </table:table-cell>
          <table:table-cell table:style-name="Table1.D36" office:value-type="string">
            <text:p text:style-name="P114">Linux, Windows</text:p>
          </table:table-cell>
          <table:table-cell table:style-name="Table1.E36" office:value-type="string">
            <text:p text:style-name="P128">Yes</text:p>
          </table:table-cell>
          <table:table-cell table:style-name="Table1.F36" office:value-type="string">
            <text:p text:style-name="P127"><text:span text:style-name="T184">Pure Python; GPL; a</text:span>s above. <text:span text:style-name="T218">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PyODBC</text:span><text:span text:style-name="T50"> →</text:span><text:span text:style-name="T52">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34">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zx</text:span><text:span text:style-name="T23">JDBC</text:span><text:span text:style-name="T50"> →</text:span><text:span text:style-name="T52">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34">http://docs.sqlalchemy.org/en/rel_1_0/dialects/mysql.html</text:p></text:note-body></text:note> <text:span text:style-name="T102">The zxJDBC package is part of Jython.</text:span><text:span text:style-name="T102"><text:note text:id="ftn19" text:note-class="footnote"><text:note-citation>19</text:note-citation><text:note-body><text:p text:style-name="P240"><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9">(MS SQL)</text:span></text:p>
          </table:table-cell>
          <table:table-cell table:style-name="Table1.B32" office:value-type="string">
            <text:p text:style-name="P51">Django</text:p>
          </table:table-cell>
          <table:table-cell table:style-name="Table1.C32" office:value-type="string">
            <text:p text:style-name="P83">django-mssql<text:span text:style-name="T51"> →</text:span><text:span text:style-name="T52">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34">https://docs.djangoproject.com/en/1.9/ref/databases/</text:p></text:note-body></text:note> django-mssql is a third-party back-end, <text:span text:style-name="T180">but it’s the semi-official one</text:span>.<text:note text:id="ftn21" text:note-class="footnote"><text:note-citation>21</text:note-citation><text:note-body><text:p text:style-name="P234">http://django-mssql.readthedocs.org/en/latest/</text:p></text:note-body></text:note> It is Windows-only.<text:note text:id="ftn22" text:note-class="footnote"><text:note-citation>22</text:note-citation><text:note-body><text:p text:style-name="P234">http://stackoverflow.com/questions/22604732</text:p></text:note-body></text:note> <text:span text:style-name="T254">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165">”</text:p>
          </table:table-cell>
          <table:table-cell table:style-name="Table1.D36" office:value-type="string">
            <text:p text:style-name="P161">Windows</text:p>
          </table:table-cell>
          <table:table-cell table:style-name="Table1.E36" office:value-type="string">
            <text:p text:style-name="P166">Not with django-mssql 1.7 and Django 1.9.7</text:p>
          </table:table-cell>
          <table:table-cell table:style-name="Table1.F36" office:value-type="string">
            <text:p text:style-name="P162"><text:span text:style-name="T254">Use ‘pip install django-mssql’, and the ENGINE setting is ‘sqlserver_ado’. However, with django-mssql==1.7 and Django==1.9.7, it doesn’t work (the error being “No module named ‘django.db.backends.util’). It’s possible to hack around this, but it doesn’t work out of the box.</text:span><text:span text:style-name="T254"><text:note text:id="ftn23" text:note-class="footnote"><text:note-citation>23</text:note-citation><text:note-body><text:p text:style-name="P280">http://stackoverflow.com/questions/9944204/setting-up-django-mssql-issues</text:p></text:note-body></text:note></text:span><text:span text:style-name="T254"> Also, the SQL Server version supported appears to be somewhat specific to the django-mssql version.</text:span><text:span text:style-name="T254"><text:note text:id="ftn24" text:note-class="footnote"><text:note-citation>24</text:note-citation><text:note-body><text:p text:style-name="P281">https://bitbucket.org/Manfre/django-mssql/</text:p></text:note-body></text:note></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67">django-pymssql → pymssql <text:span text:style-name="T50">→ </text:span><text:span text:style-name="T52">TCP/IP</text:span></text:p>
          </table:table-cell>
          <table:table-cell table:style-name="Table1.D36" office:value-type="string">
            <text:p text:style-name="P158">Linux</text:p>
          </table:table-cell>
          <table:table-cell table:style-name="Table1.E36" office:value-type="string">
            <text:p text:style-name="P156">Not with Django 1.8. <text:note text:id="ftn25" text:note-class="footnote"><text:note-citation>25</text:note-citation><text:note-body><text:p text:style-name="P26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7">This pair of tools <text:span text:style-name="T93">(MIT License and LGPL respectively)</text:span><text:note text:id="ftn26" text:note-class="footnote"><text:note-citation>26</text:note-citation><text:note-body><text:p text:style-name="P235">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84">”</text:p>
          </table:table-cell>
          <table:table-cell table:style-name="Table1.D36" office:value-type="string">
            <text:p text:style-name="P159">Windows</text:p>
          </table:table-cell>
          <table:table-cell table:style-name="Table1.E36" office:value-type="string">
            <text:p text:style-name="P156">Probably not, as above.</text:p>
          </table:table-cell>
          <table:table-cell table:style-name="Table1.F36" office:value-type="string">
            <text:p text:style-name="P156">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20">django-pyodbc</text:span><text:span text:style-name="T53"> →</text:span><text:span text:style-name="T52">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7" text:note-class="footnote"><text:note-citation>27</text:note-citation><text:note-body><text:p text:style-name="P235">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50"> →</text:span><text:span text:style-name="T52"> python-tds</text:span><text:span text:style-name="T51"> →</text:span><text:span text:style-name="T52">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2">In 2015, failed with Django 1.9rc1. </text:span>Documented as buggy.<text:note text:id="ftn28" text:note-class="footnote"><text:note-citation>28</text:note-citation><text:note-body><text:p text:style-name="P236">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9" text:note-class="footnote"><text:note-citation>29</text:note-citation><text:note-body><text:p text:style-name="P237">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8">zxJDBC</text:span><text:span text:style-name="T50">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2">See below.</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18"><text:span text:style-name="T18">django-pyodbc-azure</text:span> → pyodbc → ODBC</text:p>
          </table:table-cell>
          <table:table-cell table:style-name="Table1.D36" office:value-type="string">
            <text:p text:style-name="P118">Linux</text:p>
          </table:table-cell>
          <table:table-cell table:style-name="Table1.E36" office:value-type="string">
            <text:p text:style-name="P133">Yes</text:p>
          </table:table-cell>
          <table:table-cell table:style-name="Table1.F36" office:value-type="string">
            <text:p text:style-name="P118">Up to date, <text:span text:style-name="T100">and with the BSD License</text:span>.<text:note text:id="ftn30" text:note-class="footnote"><text:note-citation>30</text:note-citation><text:note-body><text:p text:style-name="P262">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text:span><text:soft-page-break/><text:span text:style-name="T181">docs.</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48">”</text:p>
          </table:table-cell>
          <table:table-cell table:style-name="Table1.D36" office:value-type="string">
            <text:p text:style-name="P121">Windows</text:p>
          </table:table-cell>
          <table:table-cell table:style-name="Table1.E36" office:value-type="string">
            <text:p text:style-name="P142">Yes</text:p>
          </table:table-cell>
          <table:table-cell table:style-name="Table1.F36" office:value-type="string">
            <text:p text:style-name="P141"><text:span text:style-name="T264">The Django database dictionary can be configured to use a Windows ODBC DSN with e.g.</text:span><text:span text:style-name="T264"><text:note text:id="ftn31" text:note-class="footnote"><text:note-citation>31</text:note-citation><text:note-body><text:p text:style-name="P282">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0"><text:span text:style-name="T264"><text:s text:c="4"/>‘my_rio</text:span><text:span text:style-name="T267">': </text:span><text:span text:style-name="T264">{</text:span></text:p>
            <text:p text:style-name="P150"><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150"><text:s text:c="8"/><text:span text:style-name="T267">'</text:span><text:span text:style-name="T268">NAME</text:span><text:span text:style-name="T267">': '</text:span><text:span text:style-name="T268">RIO_TEST</text:span><text:span text:style-name="T267">', <text:s/></text:span><text:span text:style-name="T268"># database name</text:span></text:p>
            <text:p text:style-name="P150"><text:span text:style-name="T264"><text:s text:c="8"/></text:span><text:span text:style-name="T267">'</text:span><text:span text:style-name="T264">OPTIONS</text:span><text:span text:style-name="T267">'</text:span><text:span text:style-name="T264">: {</text:span></text:p>
            <text:p text:style-name="P150"><text:s text:c="13"/><text:span text:style-name="T267">'</text:span><text:span text:style-name="T266">driver</text:span><text:span text:style-name="T267">': '</text:span><text:span text:style-name="T268">SQL Server Native Client 11.0</text:span><text:span text:style-name="T267">',</text:span></text:p>
            <text:p text:style-name="P150"><text:span text:style-name="T267"><text:s text:c="13"/>'</text:span><text:span text:style-name="T268">dsn</text:span><text:span text:style-name="T267">': '</text:span><text:span text:style-name="T268">RIO_TEST_SANDPIT</text:span><text:span text:style-name="T267">', <text:s/></text:span><text:span text:style-name="T268"># ODBC DSN</text:span></text:p>
            <text:p text:style-name="P150"><text:span text:style-name="T268"><text:s text:c="13"/></text:span><text:span text:style-name="T267">'</text:span><text:span text:style-name="T268">MARS_Connection</text:span><text:span text:style-name="T267">': </text:span><text:span text:style-name="T268">True,</text:span></text:p>
            <text:p text:style-name="P152"><text:s text:c="8"/>},</text:p>
            <text:p text:style-name="P151"><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151"><text:span text:style-name="T269"><text:s text:c="8"/></text:span><text:span text:style-name="T267">'</text:span><text:span text:style-name="T269">PASSWORD</text:span><text:span text:style-name="T267">': '',</text:span></text:p>
            <text:p text:style-name="P152"><text:s text:c="4"/>}</text:p>
            <text:p text:style-name="P141"><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1">P</text:span>yODBC<text:span text:style-name="T50"> →</text:span><text:span text:style-name="T54">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0">SQLAlchemy</text:p>
          </table:table-cell>
          <table:table-cell table:style-name="Table1.C36" office:value-type="string">
            <text:p text:style-name="P149">”</text:p>
          </table:table-cell>
          <table:table-cell table:style-name="Table1.D36" office:value-type="string">
            <text:p text:style-name="P131">Windows</text:p>
          </table:table-cell>
          <table:table-cell table:style-name="Table1.E36" office:value-type="string">
            <text:p text:style-name="P138">Yes</text:p>
          </table:table-cell>
          <table:table-cell table:style-name="Table1.F36" office:value-type="string">
            <text:p text:style-name="P130">Install an ODBC driver. (On Windows systems with SQL Server installed, you get driver choiced like “SQL Server”, “SQL Server Native Client 10.0”, “SQL Server Native Client 10.0”; tested with “SQL Server Native Client 11.0” talking to SQL Server 10.50.6000 [= SQL Server 2008 R2 SP3].<text:note text:id="ftn32" text:note-class="footnote"><text:note-citation>32</text:note-citation><text:note-body><text:p text:style-name="P26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3" text:note-class="footnote"><text:note-citation>33</text:note-citation><text:note-body><text:p text:style-name="P238">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19">SQLAlchemy</text:p>
          </table:table-cell>
          <table:table-cell table:style-name="Table1.C36" office:value-type="string">
            <text:p text:style-name="P145">pymssql<text:span text:style-name="T50"> →</text:span><text:span text:style-name="T54"> </text:span><text:span text:style-name="T63">FreeTDS → </text:span><text:span text:style-name="T54">TCP/IP</text:span></text:p>
          </table:table-cell>
          <table:table-cell table:style-name="Table1.D36" office:value-type="string">
            <text:p text:style-name="P121">Linux</text:p>
          </table:table-cell>
          <table:table-cell table:style-name="Table1.E36" office:value-type="string">
            <text:p text:style-name="P137">Yes</text:p>
          </table:table-cell>
          <table:table-cell table:style-name="Table1.F36" office:value-type="string">
            <text:p text:style-name="P139"><text:span text:style-name="T140">Uses FreeTDS. Under Linux, the system-wide file is /etc/freetds/freetds.conf; this contains server/database settings.</text:span><text:span text:style-name="T140"><text:note text:id="ftn34" text:note-class="footnote"><text:note-citation>34</text:note-citation><text:note-body><text:p text:style-name="P252">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5" text:note-class="footnote"><text:note-citation>35</text:note-citation><text:note-body><text:p text:style-name="P253">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76">SQLAlchemy</text:p>
          </table:table-cell>
          <table:table-cell table:style-name="Table1.C36" office:value-type="string">
            <text:p text:style-name="P185">”</text:p>
          </table:table-cell>
          <table:table-cell table:style-name="Table1.D36" office:value-type="string">
            <text:p text:style-name="P177">Windows</text:p>
          </table:table-cell>
          <table:table-cell table:style-name="Table1.E36" office:value-type="string">
            <text:p text:style-name="P163">?</text:p>
          </table:table-cell>
          <table:table-cell table:style-name="Table1.F36" office:value-type="string">
            <text:p text:style-name="P164">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8">zxJDBC</text:span></text:p>
          </table:table-cell>
          <table:table-cell table:style-name="Table1.D36" office:value-type="string">
            <text:p text:style-name="P62">Linux, <text:span text:style-name="T104">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6" text:note-class="footnote"><text:note-citation>36</text:note-citation><text:note-body><text:p text:style-name="P238">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2">Django</text:p>
          </table:table-cell>
          <table:table-cell table:style-name="Table1.C32" office:value-type="string">
            <text:p text:style-name="P123">Built in via <text:span text:style-name="T18">psycopg2 </text:span><text:span text:style-name="T50">→</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40">Yes.</text:p>
          </table:table-cell>
          <table:table-cell table:style-name="Table1.F32" office:value-type="string">
            <text:p text:style-name="P124">Psycopg (<text:span text:style-name="T18">pip install psycopg2; </text:span><text:span text:style-name="T24">import psycopg2)</text:span> uses the LGPL.<text:note text:id="ftn37" text:note-class="footnote"><text:note-citation>37</text:note-citation><text:note-body><text:p text:style-name="P239">http://initd.org/psycopg/</text:p></text:note-body></text:note> <text:span text:style-name="T183">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2">SQLAlchemy</text:p>
          </table:table-cell>
          <table:table-cell table:style-name="Table1.C32" office:value-type="string">
            <text:p text:style-name="P144">psycopg2<text:span text:style-name="T50"> →</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36">Yes</text:p>
          </table:table-cell>
          <table:table-cell table:style-name="Table1.F32" office:value-type="string">
            <text:p text:style-name="P125">The URL is ‘postgresql://user:password@host/database’.</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ext:soft-page-break/>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8">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8" text:note-class="footnote"><text:note-citation>38</text:note-citation><text:note-body><text:p text:style-name="P235">http://www.unixodbc.org/</text:p></text:note-body></text:note></text:span><text:span text:style-name="T90"> <text:s/>However, the ODBC system also requires a database-specific driver, and sometimes this is fiddly.</text:span></text:p>
      <text:p text:style-name="P9"><text:span text:style-name="T9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0"><text:note text:id="ftn39" text:note-class="footnote"><text:note-citation>39</text:note-citation><text:note-body><text:p text:style-name="P235">https://www.microsoft.com/en-gb/download/details.aspx?id=11774</text:p></text:note-body></text:note></text:span><text:span text:style-name="T90"> (2) jTDS is an open-source Type 4 JDBC driver for SQL Server (based on FreeTDS).</text:span><text:span text:style-name="T90"><text:note text:id="ftn40" text:note-class="footnote"><text:note-citation>40</text:note-citation><text:note-body><text:p text:style-name="P235">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6955498471393170015" text:style-name="L9">
        <text:list-item>
          <text:p text:style-name="P297"><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298"><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298"><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56" text:outline-level="1">Data prerequisites</text:h>
      <text:list xml:id="list6940721115481016938" text:style-name="L10">
        <text:list-item>
          <text:p text:style-name="P299">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296">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57"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58" text:outline-level="1"><text:soft-page-break/>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1" text:note-class="footnote"><text:note-citation>41</text:note-citation><text:note-body><text:p text:style-name="P24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2206087778537410903" text:style-name="L11">
              <text:list-item>
                <text:p text:style-name="P345">unrtf is available for Windows (license: GPL).<text:note text:id="ftn42" text:note-class="footnote"><text:note-citation>42</text:note-citation><text:note-body><text:p text:style-name="P241">https://www.gnu.org/software/unrtf/; http://gnuwin32.sourceforge.net/packages/unrtf.htm</text:p></text:note-body></text:note></text:p>
              </text:list-item>
              <text:list-item>
                <text:p text:style-name="P345">pdftotext is available for Windows as part of Xpdf (license: GPL).<text:note text:id="ftn43" text:note-class="footnote"><text:note-citation>43</text:note-citation><text:note-body><text:p text:style-name="P241">http://www.foolabs.com/xpdf/</text:p></text:note-body></text:note></text:p>
              </text:list-item>
              <text:list-item>
                <text:p text:style-name="P345">antiword<text:note text:id="ftn44" text:note-class="footnote"><text:note-citation>44</text:note-citation><text:note-body><text:p text:style-name="P241">http://www.winfield.demon.nl/</text:p></text:note-body></text:note> can be compiled for Windows and is available as a binary.<text:note text:id="ftn45" text:note-class="footnote"><text:note-citation>45</text:note-citation><text:note-body><text:p text:style-name="P241">http://www-stud.rbi.informatik.uni-frankfurt.de/~markus/antiword/</text:p></text:note-body></text:note></text:p>
              </text:list-item>
              <text:list-item>
                <text:p text:style-name="P345">strings has an equivalent for Windows.<text:note text:id="ftn46" text:note-class="footnote"><text:note-citation>46</text:note-citation><text:note-body><text:p text:style-name="P241">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5"><text:span text:style-name="T107">Gunicorn is UNIX-only, </text:span><text:span text:style-name="T109">although happily it installs without complaint on Windows, so we don’t need to exclude it from the dependencies</text:span><text:span text:style-name="T107">. </text:span></text:p>
            <text:p text:style-name="P155"><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7" text:note-class="footnote"><text:note-citation>47</text:note-citation><text:note-body><text:p text:style-name="P243">https://pylons.readthedocs.org/projects/waitress/en/latest/</text:p></text:note-body></text:note></text:span><text:span text:style-name="T115"> This doesn’t support SSL but does support reverse proxying.</text:span></text:p>
            <text:p text:style-name="P153"><text:span text:style-name="T106"><text:tab/>CherryPy works nicely; </text:span><text:span text:style-name="T112">I’ve set up </text:span><text:span text:style-name="T106">a launch script and default configuration.</text:span><text:span text:style-name="T106"><text:note text:id="ftn48" text:note-class="footnote"><text:note-citation>48</text:note-citation><text:note-body><text:p text:style-name="P248">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9" text:note-class="footnote"><text:note-citation>49</text:note-citation><text:note-body><text:p text:style-name="P241">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50" text:note-class="footnote"><text:note-citation>50</text:note-citation><text:note-body><text:p text:style-name="P266">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51" text:note-class="footnote"><text:note-citation>51</text:note-citation><text:note-body><text:p text:style-name="P241">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8">It does not run under Windows.</text:span><text:span text:style-name="T128"><text:note text:id="ftn52" text:note-class="footnote"><text:note-citation>52</text:note-citation><text:note-body><text:p text:style-name="P246">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3" text:note-class="footnote"><text:note-citation>53</text:note-citation><text:note-body><text:p text:style-name="P244">https://mmonit.com/</text:p></text:note-body></text:note></text:span><text:span text:style-name="T204">) See also django-windows-tools.</text:span><text:span text:style-name="T204"><text:note text:id="ftn54" text:note-class="footnote"><text:note-citation>54</text:note-citation><text:note-body><text:p text:style-name="P265">http://django-windows-tools.readthedocs.org/en/latest/index.html; <text:span text:style-name="T203">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2">D</text:span>itched; MySQL now supports adequate auditing itself. In mysql.cnf:</text:p>
            <text:list xml:id="list3661553765349961194" text:style-name="L12">
              <text:list-item>
                <text:p text:style-name="P346">Set ‘log_output = TABLE’ (to use the table mysql.general_log), ‘log_output = FILE’ (to use the file specified by the ‘general_log_file’ variable), or ‘log_output = FILE,TABLE’ for both.</text:p>
              </text:list-item>
              <text:list-item>
                <text:p text:style-name="P346">Set ‘general_log = 1’. </text:p>
              </text:list-item>
            </text:list>
            <text:p text:style-name="P154"><text:span text:style-name="T113">Restart MySQL.</text:span><text:span text:style-name="T113"><text:note text:id="ftn55" text:note-class="footnote"><text:note-citation>55</text:note-citation><text:note-body><text:p text:style-name="P245">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79">Library dependencies</text:p>
          </table:table-cell>
          <table:table-cell table:style-name="Table2.B2" office:value-type="string">
            <text:p text:style-name="P78">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6" text:note-class="footnote"><text:note-citation>56</text:note-citation><text:note-body><text:p text:style-name="P247">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8068184725345699789" text:style-name="L13">
        <text:list-item>
          <text:p text:style-name="P300">Cataloguing databases: <text:span text:style-name="T138">easy.</text:span></text:p>
        </text:list-item>
        <text:list-item>
          <text:p text:style-name="P30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302">SQL field comments: there is no standard cross-database way.<text:note text:id="ftn57" text:note-class="footnote"><text:note-citation>57</text:note-citation><text:note-body><text:p text:style-name="P257">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03">Iteration by rows: <text:span text:style-name="T147">if memory constraints become a real problem, </text:span>consider yield_per(); note that some DBAPIs fetch all rows anyway <text:span text:style-name="T146">even if you use cursor.fetchone()</text:span>.<text:note text:id="ftn58" text:note-class="footnote"><text:note-citation>58</text:note-citation><text:note-body><text:p text:style-name="P25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04"><text:span text:style-name="T149">INSERT... ON DUPLICATE KEY UPDATE: tricky.</text:span><text:span text:style-name="T149"><text:note text:id="ftn59" text:note-class="footnote"><text:note-citation>59</text:note-citation><text:note-body><text:p text:style-name="P25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o-MySQL option) to append SQL.</text:span></text:p>
        </text:list-item>
        <text:list-item>
          <text:p text:style-name="P305">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60" text:note-class="footnote"><text:note-citation>60</text:note-citation><text:note-body><text:p text:style-name="P259">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61" text:note-class="footnote"><text:note-citation>61</text:note-citation><text:note-body><text:p text:style-name="P259">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304">CREATE FULLTEXT INDEX: MySQL-specific.<text:note text:id="ftn62" text:note-class="footnote"><text:note-citation>62</text:note-citation><text:note-body><text:p text:style-name="P249">http://stackoverflow.com/questions/14971619/proper-use-of-mysql-full-text-search-with-sqlalchemy</text:p></text:note-body></text:note> <text:span text:style-name="T145">PostgreSQL supports full-text indexing but uses different methods.</text:span><text:span text:style-name="T145"><text:note text:id="ftn63" text:note-class="footnote"><text:note-citation>63</text:note-citation><text:note-body><text:p text:style-name="P256">http://www.postgresql.org/docs/9.1/static/textsearch-tables.html</text:p></text:note-body></text:note></text:span><text:span text:style-name="T145"> Handled with dialect-specific code.</text:span></text:p>
        </text:list-item>
        <text:list-item>
          <text:p text:style-name="P306"><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2">≤5.5.6 and false by default for ≥5.5.7</text:span><text:span text:style-name="T141">.</text:span><text:span text:style-name="T141"><text:note text:id="ftn64" text:note-class="footnote"><text:note-citation>64</text:note-citation><text:note-body><text:p text:style-name="P254"><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5" text:note-class="footnote"><text:note-citation>65</text:note-citation><text:note-body><text:p text:style-name="P254">https://dev.mysql.com/doc/refman/5.7/en/innodb-file-format.html</text:p></text:note-body></text:note></text:span><text:span text:style-name="T141"> the default became Barracuda for MySQL </text:span><text:span text:style-name="T142">≥5.7.7; Barracuda is fancier. It supports options like DYNAMIC row formats. As of MySQL 5.7.9, </text:span><text:soft-page-break/><text:span text:style-name="T142">one can specify the default row format.</text:span><text:span text:style-name="T142"><text:note text:id="ftn66" text:note-class="footnote"><text:note-citation>66</text:note-citation><text:note-body><text:p text:style-name="P254">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7" text:note-class="footnote"><text:note-citation>67</text:note-citation><text:note-body><text:p text:style-name="P25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59" text:outline-level="1">To do</text:h>
      <text:list xml:id="list4901737563807114258" text:style-name="L14">
        <text:list-item>
          <text:p text:style-name="P308"/>
        </text:list-item>
      </text:list>
      <text:h text:style-name="P360" text:outline-level="1">Troubleshooting</text:h>
      <text:h text:style-name="Heading_20_2" text:outline-level="2">Can’t connect to MySQL, even manually</text:h>
      <text:p text:style-name="P31">See https://dev.mysql.com/doc/refman/5.5/en/problems-connecting.html</text:p>
      <text:h text:style-name="P362" text:outline-level="2">ImportError: No module named ‘{mysqldb, pyodbc, ...}’</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63" text:outline-level="2"><text:span text:style-name="T221">[…] </text:span>“Connection is busy with results for another command” <text:span text:style-name="T221">[…]</text:span></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32324593660996395" text:style-name="L15">
        <text:list-item>
          <text:p text:style-name="P309"><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8" text:note-class="footnote"><text:note-citation>68</text:note-citation><text:note-body><text:p text:style-name="P269">https://msdn.microsoft.com/en-us/library/h32h3abf(v=vs.110).aspx</text:p></text:note-body></text:note></text:span><text:span text:style-name="T220"> it didn’t work via pyodbc!</text:span><text:span text:style-name="T220"><text:note text:id="ftn69" text:note-class="footnote"><text:note-citation>69</text:note-citation><text:note-body><text:p text:style-name="P269">Connection string emitted by SQLAlchemy (found by placing a trace within sqlalchemy.engine.default.DefaultDialect.connect): ‘dsn=MY_DSN;MultipleActiveResultSets=True;Trusted_Connection=Yes’.</text:p></text:note-body></text:note></text:span></text:p>
        </text:list-item>
        <text:list-item>
          <text:p text:style-name="P310"><text:span text:style-name="T224">(WORKS.) R</text:span>un the command: <text:span text:style-name="Code_5f_inline"><text:span text:style-name="T2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11">There’s also a registry hack.<text:note text:id="ftn70" text:note-class="footnote"><text:note-citation>70</text:note-citation><text:note-body><text:p text:style-name="P270">http://serverfault.com/questions/302169</text:p></text:note-body></text:note></text:p>
        </text:list-item>
      </text:list>
      <text:h text:style-name="P364" text:outline-level="2"><text:soft-page-break/>How do I reconfigure MySQL?</text:h>
      <text:list xml:id="list7099792521425984969" text:style-name="L16">
        <text:list-item>
          <text:p text:style-name="P312">Edit the MySQL configuration file.</text:p>
          <text:list>
            <text:list-item>
              <text:p text:style-name="P312">Under Ubuntu Linux this is usually <text:span text:style-name="Code_5f_inline">/etc/mysql/my.cnf</text:span>.</text:p>
            </text:list-item>
            <text:list-item>
              <text:p text:style-name="P312">Under Windows it can be in several locations.<text:note text:id="ftn71" text:note-class="footnote"><text:note-citation>71</text:note-citation><text:note-body><text:p text:style-name="P272">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5.7\my.ini C:\Program Files\MySQL\MySQL Server 5.7\my.cnf</text:span></text:p>
      <text:list xml:id="list183458095827313" text:continue-numbering="true" text:style-name="L16">
        <text:list-item>
          <text:list>
            <text:list-item>
              <text:list>
                <text:list-item>
                  <text:p text:style-name="P314">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316">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313">Restart MySQL. Under Ubuntu Linux, use <text:span text:style-name="Code_5f_inline">sudo service mysql restart</text:span>. Under Windows, restart the MySQL service in the Services tool (it’s typically called e.g. MySQL57).</text:p>
        </text:list-item>
        <text:list-item>
          <text:p text:style-name="P315">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17">If the <text:span text:style-name="T249">Windows</text:span> service is stuck in the ‘starting’ state, for example after you’ve reconfigured MySQL:</text:p>
          <text:list>
            <text:list-item>
              <text:p text:style-name="P317">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17"><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18"><text:span text:style-name="T156">To reinstall the service: </text:span><text:span text:style-name="Code_5f_inline"><text:span text:style-name="T156">mysqld --install</text:span></text:span><text:span text:style-name="T156">.</text:span><text:span text:style-name="T156"><text:note text:id="ftn72" text:note-class="footnote"><text:note-citation>72</text:note-citation><text:note-body><text:p text:style-name="P273">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19">After creating a service, start it manually; if it fails, check Event Viewer → Windows Logs → Application.</text:p>
            </text:list-item>
            <text:list-item>
              <text:p text:style-name="P321"><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17"><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20">Your target is a happy MySQL installation that restarts automatically when you reboot.</text:p>
        </text:list-item>
      </text:list>
      <text:h text:style-name="P364" text:outline-level="2">sqlalchem.exc.OperationalError: (mysql.connector.errors.OperationalError)... Got a packet bigger than ‘max_allowed_packet’ bytes</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8"><text:soft-page-break/>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403 Forbidden: CSRF verification failed</text:h>
      <text:p text:style-name="P18">There are at least two possible reasons:</text:p>
      <text:list xml:id="list8426128768429664086" text:style-name="L17">
        <text:list-item>
          <text:p text:style-name="P307"><text:span text:style-name="T257">Your browser must enable cookies, at least for ‘same-origin’ requests; this is a critical part of CRATE’s security to prevent cross-site request forgeries. If you’re using Firefox, try Chrome.</text:span><text:span text:style-name="T257"><text:note text:id="ftn73" text:note-class="footnote"><text:note-citation>73</text:note-citation><text:note-body><text:p text:style-name="P276">Or maybe see http://superuser.com/questions/461608</text:p></text:note-body></text:note></text:span></text:p>
        </text:list-item>
        <text:list-item>
          <text:p text:style-name="P322"><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span text:style-name="T94">Under Windows Server: OSError(“</text:span><text:span text:style-name="T96">P</text:span><text:span text:style-name="T94">ort 443 not free on ‘127.0.0.1’”)</text:span></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4" text:note-class="footnote"><text:note-citation>74</text:note-citation><text:note-body><text:p text:style-name="P277">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92"><text:s/>Proto <text:s/>Local Address <text:s text:c="5"/>Foreign Address <text:s text:c="3"/>State</text:p>
      <text:p text:style-name="P292">...</text:p>
      <text:p text:style-name="P292">[svchost.exe]</text:p>
      <text:p text:style-name="P292"><text:s/>TCP <text:s text:c="3"/>0.0.0.0:443 <text:s text:c="7"/>0.0.0.0 <text:s text:c="11"/>LISTENING</text:p>
      <text:p text:style-name="P292">...</text:p>
      <text:p text:style-name="P292">[svchost.exe]</text:p>
      <text:p text:style-name="P292"><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5" text:note-class="footnote"><text:note-citation>75</text:note-citation><text:note-body><text:p text:style-name="P277">https://en.wikipedia.org/wiki/Svchost.exe</text:p></text:note-body></text:note>? A possibility relates to VMWare.<text:note text:id="ftn76" text:note-class="footnote"><text:note-citation>76</text:note-citation><text:note-body><text:p text:style-name="P277">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7" text:note-class="footnote"><text:note-citation>77</text:note-citation><text:note-body><text:p text:style-name="P278">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8">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Static files not served (e.g. broken icons rather than plus/minus symbols; broken-looking admin site) <text:span text:style-name="T260">when using the CherryPy server</text:span></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oft-page-break/><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61"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2080347655366705605" text:style-name="List_20_1">
        <text:list-item>
          <text:p text:style-name="P294">Bug fix for incremental update (previous version inserted rather than updating when the source content had changed); search for update_on_duplicate_key.</text:p>
        </text:list-item>
        <text:list-item>
          <text:p text:style-name="P294">Checks for missing/extra fields in destination.</text:p>
        </text:list-item>
        <text:list-item>
          <text:p text:style-name="P294">“No separator” allowed for get_date_regex_elements(), allowing anonymisation of e.g. 19Mar2015, 19800101.</text:p>
        </text:list-item>
        <text:list-item>
          <text:p text:style-name="P294">New default at_word_boundaries_only=False for get_date_regex_elements(), allowing anonymisation of ISO8601-format dates (e.g. 1980-10-01T0000), etc.</text:p>
        </text:list-item>
        <text:list-item>
          <text:p text:style-name="P294">Similar option for get_code_regex_elements().</text:p>
        </text:list-item>
        <text:list-item>
          <text:p text:style-name="P294">Similar option for get_string_regex_elements().</text:p>
        </text:list-item>
        <text:list-item>
          <text:p text:style-name="P294">Options in config to control these.</text:p>
        </text:list-item>
        <text:list-item>
          <text:p text:style-name="P29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94">Audit database/table.</text:p>
        </text:list-item>
        <text:list-item>
          <text:p text:style-name="P294">Create an incremental update to the data dictionary (i.e. existing DD plus any new fields in the source, with safe draft entries).</text:p>
        </text:list-item>
        <text:list-item>
          <text:p text:style-name="P294">Data dictionary optimizations.</text:p>
        </text:list-item>
      </text:list>
      <text:h text:style-name="Heading_20_3" text:outline-level="3">2015-04-25, v0.04</text:h>
      <text:list xml:id="list183458836531468" text:continue-numbering="true" text:style-name="List_20_1">
        <text:list-item>
          <text:p text:style-name="P294">Whole bunch of stuff to cope with a limited computer talking to SQL Server with some idiosyncrasies.</text:p>
        </text:list-item>
      </text:list>
      <text:h text:style-name="Heading_20_3" text:outline-level="3">2015-05-01, v0.05</text:h>
      <text:list xml:id="list183458268635148" text:continue-numbering="true" text:style-name="List_20_1">
        <text:list-item>
          <text:p text:style-name="P294">Ability to vary audit/secret map tablenames.</text:p>
        </text:list-item>
        <text:list-item>
          <text:p text:style-name="P294">Made date element separators broader in anonymisation regex.</text:p>
        </text:list-item>
        <text:list-item>
          <text:p text:style-name="P294">min_string_length_for_errors option</text:p>
        </text:list-item>
        <text:list-item>
          <text:p text:style-name="P294">min_string_length_to_scrub_with option</text:p>
        </text:list-item>
        <text:list-item>
          <text:p text:style-name="P294">words_not_to_scrub option</text:p>
        </text:list-item>
        <text:list-item>
          <text:p text:style-name="P294">bugfix: date regex couldn't cope with years prior to 1900</text:p>
        </text:list-item>
        <text:list-item>
          <text:p text:style-name="P294">gen_all_values_for_patient() was inefficient in that it would process the same source table multiple times to retrieve different fields.</text:p>
        </text:list-item>
        <text:list-item>
          <text:p text:style-name="P294">ddgen_index_fields option</text:p>
        </text:list-item>
        <text:list-item>
          <text:p text:style-name="P294">simplification of get_anon_fragments_from_string()</text:p>
        </text:list-item>
        <text:list-item>
          <text:p text:style-name="P294">SCRUBMETHOD.CODE, particularly for postcodes. (Not very different from SCRUBMETHOD.NUMERIC, but a little different.)</text:p>
        </text:list-item>
        <text:list-item>
          <text:p text:style-name="P294">debug_row_limit applies to patient-based tables (as a per-thread limit); was previously implemented as a per-patient limit, which was silly.</text:p>
        </text:list-item>
        <text:list-item>
          <text:p text:style-name="P294"><text:soft-page-break/>Indirection step in config for destination/admin databases.</text:p>
        </text:list-item>
        <text:list-item>
          <text:p text:style-name="P294">ddgen_allow_fulltext_indexing option, for old MySQL versions.</text:p>
        </text:list-item>
      </text:list>
      <text:h text:style-name="Heading_20_3" text:outline-level="3">2015-06-25, v0.06</text:h>
      <text:list xml:id="list183459628759803" text:continue-numbering="true" text:style-name="List_20_1">
        <text:list-item>
          <text:p text:style-name="P323">Option: replace_nonspecific_info_with</text:p>
        </text:list-item>
        <text:list-item>
          <text:p text:style-name="P323">Option: scrub_all_numbers_of_n_digits</text:p>
        </text:list-item>
        <text:list-item>
          <text:p text:style-name="P323">Option: scrub_all_uk_postcodes</text:p>
        </text:list-item>
      </text:list>
      <text:h text:style-name="Heading_20_3" text:outline-level="3">2015-07-14, v0.06</text:h>
      <text:list xml:id="list183459071809218" text:continue-numbering="true" text:style-name="List_20_1">
        <text:list-item>
          <text:p text:style-name="P324">bugfix: if a source scrub-from value was a number with value '.', the regex went haywire... so regex builders now check for blanks.</text:p>
        </text:list-item>
      </text:list>
      <text:h text:style-name="P369" text:outline-level="3">2015-07-16, v0.07</text:h>
      <text:list xml:id="list183459558916775" text:continue-numbering="true" text:style-name="List_20_1">
        <text:list-item>
          <text:p text:style-name="P324">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83459221107398" text:continue-numbering="true" text:style-name="List_20_1">
        <text:list-item>
          <text:p text:style-name="P325">SCRUBMETHOD.WORDS renamed SCRUBMETHOD.WORDS</text:p>
        </text:list-item>
        <text:list-item>
          <text:p text:style-name="P325">SCRUBMETHOD.PHRASE added</text:p>
        </text:list-item>
        <text:list-item>
          <text:p text:style-name="P325">ddgen_scrubmethod_phrase_fields added</text:p>
        </text:list-item>
      </text:list>
      <text:h text:style-name="Heading_20_3" text:outline-level="3">2015-07-28, v0.09</text:h>
      <text:list xml:id="list183458652469256" text:continue-numbering="true" text:style-name="List_20_1">
        <text:list-item>
          <text:p text:style-name="P324">debug_max_n_patients option, used with gen_patient_ids(), to reduce the number of patients processed for “full rebuild” debugging.</text:p>
        </text:list-item>
        <text:list-item>
          <text:p text:style-name="P324">debug_pid_list option, similarly</text:p>
        </text:list-item>
      </text:list>
      <text:h text:style-name="Heading_20_3" text:outline-level="3">2015-09-02 to 2015-09-13, v0.10</text:h>
      <text:list xml:id="list183458365362210" text:continue-numbering="true" text:style-name="List_20_1">
        <text:list-item>
          <text:p text:style-name="P324">Opt-out mechanism.</text:p>
        </text:list-item>
        <text:list-item>
          <text:p text:style-name="P324">Default hasher changed to SHA256.</text:p>
        </text:list-item>
        <text:list-item>
          <text:p text:style-name="P324">Bugfix to datatypes in delete_dest_rows_with_no_src_row().</text:p>
        </text:list-item>
      </text:list>
      <text:h text:style-name="Heading_20_3" text:outline-level="3">2015-09-16, v0.11</text:h>
      <text:list xml:id="list183459194532573" text:continue-numbering="true" text:style-name="List_20_1">
        <text:list-item>
          <text:p text:style-name="P324">Split main source code for simplicity.</text:p>
        </text:list-item>
      </text:list>
      <text:h text:style-name="Heading_20_3" text:outline-level="3">2015-09-21, v0.12</text:h>
      <text:list xml:id="list183460060736027" text:continue-numbering="true" text:style-name="List_20_1">
        <text:list-item>
          <text:p text:style-name="P324">Database interface renamed from mysqldb to mysql, to allow for PyMySQL support as well (backend details otherwise irrelevant to front-end application).</text:p>
        </text:list-item>
      </text:list>
      <text:h text:style-name="Heading_20_3" text:outline-level="3">2015-10-06, v0.13</text:h>
      <text:list xml:id="list183459083703791" text:continue-numbering="true" text:style-name="List_20_1">
        <text:list-item>
          <text:p text:style-name="P324">Added TRID.</text:p>
        </text:list-item>
      </text:list>
      <text:h text:style-name="Heading_20_3" text:outline-level="3">201<text:span text:style-name="T1">6-03-10</text:span>, v0.1<text:span text:style-name="T1">4.0</text:span></text:h>
      <text:list xml:id="list183460113029406" text:continue-numbering="true" text:style-name="List_20_1">
        <text:list-item>
          <text:p text:style-name="P324">Code cleanup.</text:p>
        </text:list-item>
        <text:list-item>
          <text:p text:style-name="P324">HMAC for RID generation, replacing simpler hashes, for improved security.</text:p>
        </text:list-item>
        <text:list-item>
          <text:p text:style-name="P326">New option: secret_trid_cache_tablename</text:p>
        </text:list-item>
        <text:list-item>
          <text:p text:style-name="P326">Removed option: words_not_to_scrub</text:p>
        </text:list-item>
        <text:list-item>
          <text:p text:style-name="P326">New options: whitelist<text:span text:style-name="T2">_filenames</text:span> (replaces words_not_to_scrub), blacklist<text:span text:style-name="T2">_filenames.</text:span></text:p>
        </text:list-item>
        <text:list-item>
          <text:p text:style-name="P327">Transition from cardinal_pythonlib.rnc_db to SQLAlchemy for anonymiser database interface.</text:p>
        </text:list-item>
        <text:list-item>
          <text:p text:style-name="P328">Environment variable changed from CRATE_LOCAL_SETTINGS to CRATE_WEB_LOCAL_SETTINGS and coded into crate_anon/config/constants.py.</text:p>
        </text:list-item>
        <text:list-item>
          <text:p text:style-name="P329">Web front end now happy getting structure from SQL Server and PostgreSQL.</text:p>
        </text:list-item>
        <text:list-item>
          <text:p text:style-name="P330"><text:soft-page-break/>Windows support. <text:span text:style-name="T205">Windows XP not supported as Erlang (and thus RabbitMQ) won’t run on it from the distributed binaries. Windows 10 works fine.</text:span></text:p>
        </text:list-item>
        <text:list-item>
          <text:p text:style-name="P331">Semantic versioning.</text:p>
        </text:list-item>
      </text:list>
      <text:h text:style-name="P370" text:outline-level="3">201<text:span text:style-name="T1">6-06-04</text:span>, v0.1<text:span text:style-name="T226">6.0</text:span></text:h>
      <text:list xml:id="list183459889996640" text:continue-numbering="true" text:style-name="List_20_1">
        <text:list-item>
          <text:p text:style-name="P332">Fixes to work properly with SQL Server, including proper automatic conversion of VARCHAR(MAX) and NVARCHAR(MAX) to MySQL TEXT fields. <text:span text:style-name="T208">Note: also </text:span><text:span text:style-name="T210">needs SQLAlchemy 1.1 or higher,</text:span><text:span text:style-name="T210"><text:note text:id="ftn78" text:note-class="footnote"><text:note-citation>78</text:note-citation><text:note-body><text:p text:style-name="P271">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33">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7-01T18:34:57.826246006</dc:date>
    <meta:editing-duration>P10DT18H30M21S</meta:editing-duration>
    <meta:editing-cycles>686</meta:editing-cycles>
    <dc:creator>Rudolf Cardinal</dc:creator>
    <meta:document-statistic meta:table-count="7" meta:image-count="0" meta:object-count="0" meta:page-count="33" meta:paragraph-count="1761" meta:word-count="12886" meta:character-count="101653" meta:non-whitespace-character-count="87075"/>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